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b09b5" officeooo:paragraph-rsid="000b09b5" style:font-size-asian="14pt" style:font-size-complex="14pt"/>
    </style:style>
    <style:style style:name="P2" style:family="paragraph" style:parent-style-name="Standard">
      <style:text-properties fo:font-size="14pt" officeooo:rsid="000be6d4" officeooo:paragraph-rsid="000be6d4" style:font-size-asian="14pt" style:font-size-complex="14pt"/>
    </style:style>
    <style:style style:name="P3" style:family="paragraph" style:parent-style-name="Standard">
      <style:text-properties fo:font-size="14pt" officeooo:rsid="000d8e10" officeooo:paragraph-rsid="000d8e10" style:font-size-asian="14pt" style:font-size-complex="14pt"/>
    </style:style>
    <style:style style:name="P4" style:family="paragraph" style:parent-style-name="Standard">
      <style:text-properties fo:font-size="14pt" officeooo:rsid="0011baaa" officeooo:paragraph-rsid="0011baaa" style:font-size-asian="14pt" style:font-size-complex="14pt"/>
    </style:style>
    <style:style style:name="P5" style:family="paragraph" style:parent-style-name="Standard">
      <style:text-properties fo:font-size="14pt" officeooo:rsid="000fbdac" officeooo:paragraph-rsid="000fbdac" style:font-size-asian="14pt" style:font-size-complex="14pt"/>
    </style:style>
    <style:style style:name="P6" style:family="paragraph" style:parent-style-name="Standard">
      <style:text-properties fo:font-size="14pt" officeooo:rsid="000fbdac" officeooo:paragraph-rsid="00146ac3" style:font-size-asian="14pt" style:font-size-complex="14pt"/>
    </style:style>
    <style:style style:name="P7" style:family="paragraph" style:parent-style-name="Standard">
      <style:text-properties fo:font-size="14pt" officeooo:rsid="00148114" officeooo:paragraph-rsid="00148114" style:font-size-asian="14pt" style:font-size-complex="14pt"/>
    </style:style>
    <style:style style:name="P8" style:family="paragraph" style:parent-style-name="Standard">
      <style:text-properties fo:font-size="14pt" officeooo:rsid="00148114" officeooo:paragraph-rsid="001e7d68" style:font-size-asian="14pt" style:font-size-complex="14pt"/>
    </style:style>
    <style:style style:name="P9" style:family="paragraph" style:parent-style-name="Standard">
      <style:text-properties fo:font-size="14pt" officeooo:rsid="0016bccb" officeooo:paragraph-rsid="0016bccb" style:font-size-asian="14pt" style:font-size-complex="14pt"/>
    </style:style>
    <style:style style:name="P10" style:family="paragraph" style:parent-style-name="Standard">
      <style:text-properties fo:font-size="14pt" officeooo:rsid="001761c5" officeooo:paragraph-rsid="0016bccb" style:font-size-asian="14pt" style:font-size-complex="14pt"/>
    </style:style>
    <style:style style:name="P11" style:family="paragraph" style:parent-style-name="Standard">
      <style:text-properties fo:font-size="14pt" officeooo:rsid="001761c5" officeooo:paragraph-rsid="001761c5" style:font-size-asian="14pt" style:font-size-complex="14pt"/>
    </style:style>
    <style:style style:name="P12" style:family="paragraph" style:parent-style-name="Standard">
      <style:text-properties fo:font-size="14pt" officeooo:rsid="001772d8" officeooo:paragraph-rsid="001761c5" style:font-size-asian="14pt" style:font-size-complex="14pt"/>
    </style:style>
    <style:style style:name="P13" style:family="paragraph" style:parent-style-name="Standard">
      <style:text-properties fo:font-size="14pt" officeooo:rsid="001772d8" officeooo:paragraph-rsid="001772d8" style:font-size-asian="14pt" style:font-size-complex="14pt"/>
    </style:style>
    <style:style style:name="P14" style:family="paragraph" style:parent-style-name="Standard">
      <style:text-properties fo:font-size="14pt" officeooo:rsid="001772d8" officeooo:paragraph-rsid="0018fda2" style:font-size-asian="14pt" style:font-size-complex="14pt"/>
    </style:style>
    <style:style style:name="P15" style:family="paragraph" style:parent-style-name="Standard">
      <style:text-properties fo:font-size="14pt" officeooo:rsid="00204268" officeooo:paragraph-rsid="00204268" style:font-size-asian="14pt" style:font-size-complex="14pt"/>
    </style:style>
    <style:style style:name="P16" style:family="paragraph" style:parent-style-name="Standard">
      <style:text-properties fo:font-size="14pt" officeooo:rsid="00204268" officeooo:paragraph-rsid="0020e7f9" style:font-size-asian="14pt" style:font-size-complex="14pt"/>
    </style:style>
    <style:style style:name="P17" style:family="paragraph" style:parent-style-name="Standard">
      <style:text-properties fo:font-size="14pt" officeooo:rsid="0020e7f9" officeooo:paragraph-rsid="0020e7f9" style:font-size-asian="14pt" style:font-size-complex="14pt"/>
    </style:style>
    <style:style style:name="P18" style:family="paragraph" style:parent-style-name="Standard">
      <style:text-properties fo:font-size="14pt" officeooo:rsid="00246c6f" officeooo:paragraph-rsid="00246c6f" style:font-size-asian="14pt" style:font-size-complex="14pt"/>
    </style:style>
    <style:style style:name="P19" style:family="paragraph" style:parent-style-name="Standard">
      <style:text-properties fo:font-size="14pt" officeooo:rsid="002798ae" officeooo:paragraph-rsid="002798ae" style:font-size-asian="14pt" style:font-size-complex="14pt"/>
    </style:style>
    <style:style style:name="P20" style:family="paragraph" style:parent-style-name="Standard">
      <style:text-properties fo:font-size="14pt" officeooo:rsid="0027c528" officeooo:paragraph-rsid="0027c528" style:font-size-asian="14pt" style:font-size-complex="14pt"/>
    </style:style>
    <style:style style:name="P21" style:family="paragraph" style:parent-style-name="Standard">
      <style:text-properties fo:font-size="14pt" officeooo:rsid="002aa712" officeooo:paragraph-rsid="002aa712" style:font-size-asian="14pt" style:font-size-complex="14pt"/>
    </style:style>
    <style:style style:name="P22" style:family="paragraph" style:parent-style-name="Standard">
      <style:text-properties fo:font-size="14pt" officeooo:rsid="002b3498" officeooo:paragraph-rsid="002b3498" style:font-size-asian="14pt" style:font-size-complex="14pt"/>
    </style:style>
    <style:style style:name="P23" style:family="paragraph" style:parent-style-name="Standard">
      <style:text-properties fo:font-size="14pt" officeooo:rsid="002d9a90" officeooo:paragraph-rsid="002d9a90" style:font-size-asian="14pt" style:font-size-complex="14pt"/>
    </style:style>
    <style:style style:name="P24" style:family="paragraph" style:parent-style-name="Standard">
      <style:text-properties fo:font-size="14pt" officeooo:rsid="002f8b97" officeooo:paragraph-rsid="002f8b97" style:font-size-asian="14pt" style:font-size-complex="14pt"/>
    </style:style>
    <style:style style:name="P25" style:family="paragraph" style:parent-style-name="Standard">
      <style:text-properties fo:font-size="14pt" officeooo:rsid="00306ad8" officeooo:paragraph-rsid="00306ad8" style:font-size-asian="14pt" style:font-size-complex="14pt"/>
    </style:style>
    <style:style style:name="P26" style:family="paragraph" style:parent-style-name="Standard">
      <style:text-properties fo:font-size="14pt" officeooo:rsid="00306ad8" officeooo:paragraph-rsid="0031e4f4" style:font-size-asian="14pt" style:font-size-complex="14pt"/>
    </style:style>
    <style:style style:name="P27" style:family="paragraph" style:parent-style-name="Standard">
      <style:text-properties fo:font-size="14pt" officeooo:rsid="00315ba7" officeooo:paragraph-rsid="00315ba7" style:font-size-asian="14pt" style:font-size-complex="14pt"/>
    </style:style>
    <style:style style:name="P28" style:family="paragraph" style:parent-style-name="Standard">
      <style:text-properties fo:font-size="14pt" officeooo:rsid="00315ba7" officeooo:paragraph-rsid="0031e4f4" style:font-size-asian="14pt" style:font-size-complex="14pt"/>
    </style:style>
    <style:style style:name="P29" style:family="paragraph" style:parent-style-name="Standard">
      <style:text-properties fo:font-size="14pt" officeooo:rsid="0031e4f4" officeooo:paragraph-rsid="0031e4f4" style:font-size-asian="14pt" style:font-size-complex="14pt"/>
    </style:style>
    <style:style style:name="P30" style:family="paragraph" style:parent-style-name="Standard">
      <style:text-properties fo:font-size="14pt" officeooo:rsid="00332df5" officeooo:paragraph-rsid="00332df5" style:font-size-asian="14pt" style:font-size-complex="14pt"/>
    </style:style>
    <style:style style:name="P31" style:family="paragraph" style:parent-style-name="Standard">
      <style:text-properties fo:font-size="14pt" officeooo:rsid="00338bc5" officeooo:paragraph-rsid="00338bc5" style:font-size-asian="14pt" style:font-size-complex="14pt"/>
    </style:style>
    <style:style style:name="P32" style:family="paragraph" style:parent-style-name="Standard">
      <style:text-properties fo:font-size="14pt" officeooo:rsid="003b6997" officeooo:paragraph-rsid="00338bc5" style:font-size-asian="14pt" style:font-size-complex="14pt"/>
    </style:style>
    <style:style style:name="P33" style:family="paragraph" style:parent-style-name="Standard">
      <style:text-properties fo:font-size="14pt" officeooo:rsid="003b6997" officeooo:paragraph-rsid="003b6997" style:font-size-asian="14pt" style:font-size-complex="14pt"/>
    </style:style>
    <style:style style:name="P34" style:family="paragraph" style:parent-style-name="Standard">
      <style:text-properties fo:font-size="14pt" officeooo:rsid="0034574e" officeooo:paragraph-rsid="0034574e" style:font-size-asian="14pt" style:font-size-complex="14pt"/>
    </style:style>
    <style:style style:name="P35" style:family="paragraph" style:parent-style-name="Standard">
      <style:text-properties fo:font-size="14pt" officeooo:rsid="003c9889" officeooo:paragraph-rsid="003c9889" style:font-size-asian="14pt" style:font-size-complex="14pt"/>
    </style:style>
    <style:style style:name="P36" style:family="paragraph" style:parent-style-name="Standard">
      <style:text-properties fo:font-size="14pt" officeooo:rsid="003eccf4" officeooo:paragraph-rsid="003eccf4" style:font-size-asian="14pt" style:font-size-complex="14pt"/>
    </style:style>
    <style:style style:name="P37" style:family="paragraph" style:parent-style-name="Standard">
      <style:text-properties fo:font-size="14pt" officeooo:rsid="0041f66f" officeooo:paragraph-rsid="0041f66f" style:font-size-asian="14pt" style:font-size-complex="14pt"/>
    </style:style>
    <style:style style:name="P38" style:family="paragraph" style:parent-style-name="Standard">
      <style:text-properties fo:font-size="14pt" officeooo:rsid="0041ff0e" officeooo:paragraph-rsid="0041ff0e" style:font-size-asian="14pt" style:font-size-complex="14pt"/>
    </style:style>
    <style:style style:name="P39" style:family="paragraph" style:parent-style-name="Standard">
      <style:text-properties fo:font-size="14pt" officeooo:rsid="0042b10b" officeooo:paragraph-rsid="0042b10b" style:font-size-asian="14pt" style:font-size-complex="14pt"/>
    </style:style>
    <style:style style:name="P40" style:family="paragraph" style:parent-style-name="Standard">
      <style:text-properties fo:font-size="14pt" officeooo:rsid="00478029" officeooo:paragraph-rsid="00478029" style:font-size-asian="14pt" style:font-size-complex="14pt"/>
    </style:style>
    <style:style style:name="P41" style:family="paragraph" style:parent-style-name="Standard">
      <style:text-properties fo:font-size="14pt" officeooo:rsid="0043073d" officeooo:paragraph-rsid="0043073d" style:font-size-asian="14pt" style:font-size-complex="14pt"/>
    </style:style>
    <style:style style:name="P42" style:family="paragraph" style:parent-style-name="Standard">
      <style:text-properties fo:font-size="14pt" officeooo:rsid="0044badd" officeooo:paragraph-rsid="0044badd" style:font-size-asian="14pt" style:font-size-complex="14pt"/>
    </style:style>
    <style:style style:name="P43" style:family="paragraph" style:parent-style-name="Standard">
      <style:text-properties fo:font-size="14pt" officeooo:rsid="0045ae1b" officeooo:paragraph-rsid="0045ae1b" style:font-size-asian="14pt" style:font-size-complex="14pt"/>
    </style:style>
    <style:style style:name="P44" style:family="paragraph" style:parent-style-name="Standard">
      <style:text-properties fo:font-size="14pt" officeooo:rsid="00490819" officeooo:paragraph-rsid="00490819" style:font-size-asian="14pt" style:font-size-complex="14pt"/>
    </style:style>
    <style:style style:name="P45" style:family="paragraph" style:parent-style-name="Standard">
      <style:text-properties fo:font-size="14pt" officeooo:rsid="004d3143" officeooo:paragraph-rsid="004d3143" style:font-size-asian="14pt" style:font-size-complex="14pt"/>
    </style:style>
    <style:style style:name="P46" style:family="paragraph" style:parent-style-name="Standard">
      <style:text-properties fo:font-size="14pt" officeooo:rsid="004d3143" officeooo:paragraph-rsid="00551178" style:font-size-asian="14pt" style:font-size-complex="14pt"/>
    </style:style>
    <style:style style:name="P47" style:family="paragraph" style:parent-style-name="Standard">
      <style:text-properties fo:font-size="14pt" officeooo:rsid="004d8ae5" officeooo:paragraph-rsid="004d8ae5" style:font-size-asian="14pt" style:font-size-complex="14pt"/>
    </style:style>
    <style:style style:name="P48" style:family="paragraph" style:parent-style-name="Standard">
      <style:text-properties fo:font-size="14pt" officeooo:rsid="004e13da" officeooo:paragraph-rsid="004e13da" style:font-size-asian="14pt" style:font-size-complex="14pt"/>
    </style:style>
    <style:style style:name="P49" style:family="paragraph" style:parent-style-name="Standard">
      <style:text-properties fo:font-size="14pt" officeooo:rsid="004ea0a5" officeooo:paragraph-rsid="004ea0a5" style:font-size-asian="14pt" style:font-size-complex="14pt"/>
    </style:style>
    <style:style style:name="P50" style:family="paragraph" style:parent-style-name="Standard">
      <style:text-properties fo:font-size="14pt" officeooo:rsid="004f3c9e" officeooo:paragraph-rsid="004f3c9e" style:font-size-asian="14pt" style:font-size-complex="14pt"/>
    </style:style>
    <style:style style:name="P51" style:family="paragraph" style:parent-style-name="Standard">
      <style:text-properties fo:font-size="14pt" officeooo:rsid="00513646" officeooo:paragraph-rsid="00513646" style:font-size-asian="14pt" style:font-size-complex="14pt"/>
    </style:style>
    <style:style style:name="P52" style:family="paragraph" style:parent-style-name="Standard">
      <style:text-properties fo:font-size="14pt" officeooo:rsid="0052952a" officeooo:paragraph-rsid="0052952a" style:font-size-asian="14pt" style:font-size-complex="14pt"/>
    </style:style>
    <style:style style:name="P53" style:family="paragraph" style:parent-style-name="Standard">
      <style:text-properties fo:font-size="14pt" officeooo:rsid="005303b9" officeooo:paragraph-rsid="005303b9" style:font-size-asian="14pt" style:font-size-complex="14pt"/>
    </style:style>
    <style:style style:name="P54" style:family="paragraph" style:parent-style-name="Standard">
      <style:text-properties fo:font-size="14pt" officeooo:rsid="005347fe" officeooo:paragraph-rsid="005347fe" style:font-size-asian="14pt" style:font-size-complex="14pt"/>
    </style:style>
    <style:style style:name="P55" style:family="paragraph" style:parent-style-name="Standard">
      <style:text-properties fo:font-size="14pt" officeooo:rsid="0053ca73" officeooo:paragraph-rsid="0053ca73" style:font-size-asian="14pt" style:font-size-complex="14pt"/>
    </style:style>
    <style:style style:name="P56" style:family="paragraph" style:parent-style-name="Standard">
      <style:text-properties fo:font-size="14pt" officeooo:rsid="0053ca73" officeooo:paragraph-rsid="005415d5" style:font-size-asian="14pt" style:font-size-complex="14pt"/>
    </style:style>
    <style:style style:name="P57" style:family="paragraph" style:parent-style-name="Standard">
      <style:text-properties fo:font-size="14pt" officeooo:rsid="005415d5" officeooo:paragraph-rsid="005415d5" style:font-size-asian="14pt" style:font-size-complex="14pt"/>
    </style:style>
    <style:style style:name="P58" style:family="paragraph" style:parent-style-name="Standard">
      <style:text-properties fo:font-size="14pt" officeooo:rsid="005535f0" officeooo:paragraph-rsid="005535f0" style:font-size-asian="14pt" style:font-size-complex="14pt"/>
    </style:style>
    <style:style style:name="P59" style:family="paragraph" style:parent-style-name="Standard">
      <style:text-properties fo:font-size="14pt" officeooo:rsid="0055e169" officeooo:paragraph-rsid="0055e169" style:font-size-asian="14pt" style:font-size-complex="14pt"/>
    </style:style>
    <style:style style:name="P60" style:family="paragraph" style:parent-style-name="Standard">
      <style:text-properties fo:font-size="14pt" officeooo:rsid="0055e8e2" officeooo:paragraph-rsid="0055e8e2" style:font-size-asian="14pt" style:font-size-complex="14pt"/>
    </style:style>
    <style:style style:name="P61" style:family="paragraph" style:parent-style-name="Standard">
      <style:text-properties fo:font-size="14pt" officeooo:rsid="0057074b" officeooo:paragraph-rsid="0057074b" style:font-size-asian="14pt" style:font-size-complex="14pt"/>
    </style:style>
    <style:style style:name="P62" style:family="paragraph" style:parent-style-name="Standard">
      <style:text-properties fo:font-size="14pt" officeooo:rsid="0057ec4d" officeooo:paragraph-rsid="0057ec4d" style:font-size-asian="14pt" style:font-size-complex="14pt"/>
    </style:style>
    <style:style style:name="P63" style:family="paragraph" style:parent-style-name="Standard">
      <style:text-properties fo:font-size="14pt" officeooo:rsid="0059005e" officeooo:paragraph-rsid="005a77d9" style:font-size-asian="14pt" style:font-size-complex="14pt"/>
    </style:style>
    <style:style style:name="P64" style:family="paragraph" style:parent-style-name="Standard">
      <style:text-properties fo:font-size="14pt" officeooo:rsid="005a77d9" officeooo:paragraph-rsid="005a77d9" style:font-size-asian="14pt" style:font-size-complex="14pt"/>
    </style:style>
    <style:style style:name="P65" style:family="paragraph" style:parent-style-name="Standard">
      <style:text-properties fo:font-size="14pt" officeooo:rsid="005b9577" officeooo:paragraph-rsid="005b9577" style:font-size-asian="14pt" style:font-size-complex="14pt"/>
    </style:style>
    <style:style style:name="P66" style:family="paragraph" style:parent-style-name="Standard">
      <style:text-properties fo:font-size="14pt" officeooo:rsid="005d2652" officeooo:paragraph-rsid="005d2652" style:font-size-asian="14pt" style:font-size-complex="14pt"/>
    </style:style>
    <style:style style:name="P67" style:family="paragraph" style:parent-style-name="Standard">
      <style:text-properties fo:font-size="14pt" officeooo:rsid="005da2a5" officeooo:paragraph-rsid="005da2a5" style:font-size-asian="14pt" style:font-size-complex="14pt"/>
    </style:style>
    <style:style style:name="P68" style:family="paragraph" style:parent-style-name="Standard">
      <style:text-properties fo:font-size="14pt" officeooo:rsid="005ecf70" officeooo:paragraph-rsid="005ecf70" style:font-size-asian="14pt" style:font-size-complex="14pt"/>
    </style:style>
    <style:style style:name="P69" style:family="paragraph" style:parent-style-name="Standard">
      <style:text-properties fo:font-size="14pt" officeooo:rsid="005fe927" officeooo:paragraph-rsid="005fe927" style:font-size-asian="14pt" style:font-size-complex="14pt"/>
    </style:style>
    <style:style style:name="P70" style:family="paragraph" style:parent-style-name="Standard">
      <style:text-properties fo:font-size="14pt" officeooo:rsid="00615497" officeooo:paragraph-rsid="00615497" style:font-size-asian="14pt" style:font-size-complex="14pt"/>
    </style:style>
    <style:style style:name="P71" style:family="paragraph" style:parent-style-name="Standard">
      <style:text-properties fo:font-size="14pt" officeooo:rsid="0063bc47" officeooo:paragraph-rsid="0063bc47" style:font-size-asian="14pt" style:font-size-complex="14pt"/>
    </style:style>
    <style:style style:name="P72" style:family="paragraph" style:parent-style-name="Standard">
      <style:text-properties fo:font-size="14pt" officeooo:rsid="0063f10e" officeooo:paragraph-rsid="0063f10e" style:font-size-asian="14pt" style:font-size-complex="14pt"/>
    </style:style>
    <style:style style:name="P73" style:family="paragraph" style:parent-style-name="Standard">
      <style:text-properties fo:font-size="14pt" officeooo:rsid="0063f10e" officeooo:paragraph-rsid="0068aba9" style:font-size-asian="14pt" style:font-size-complex="14pt"/>
    </style:style>
    <style:style style:name="P74" style:family="paragraph" style:parent-style-name="Standard">
      <style:text-properties fo:font-size="14pt" officeooo:rsid="0065e5a0" officeooo:paragraph-rsid="0068aba9" style:font-size-asian="14pt" style:font-size-complex="14pt"/>
    </style:style>
    <style:style style:name="P75" style:family="paragraph" style:parent-style-name="Standard">
      <style:text-properties fo:font-size="14pt" officeooo:rsid="0068ace4" officeooo:paragraph-rsid="006aed11" style:font-size-asian="14pt" style:font-size-complex="14pt"/>
    </style:style>
    <style:style style:name="P76" style:family="paragraph" style:parent-style-name="Standard">
      <style:text-properties fo:font-size="14pt" officeooo:rsid="006c17a0" officeooo:paragraph-rsid="006c17a0" style:font-size-asian="14pt" style:font-size-complex="14pt"/>
    </style:style>
    <style:style style:name="P77" style:family="paragraph" style:parent-style-name="Standard">
      <style:text-properties fo:font-size="14pt" officeooo:rsid="006d2d0b" officeooo:paragraph-rsid="006d2d0b" style:font-size-asian="14pt" style:font-size-complex="14pt"/>
    </style:style>
    <style:style style:name="P78" style:family="paragraph" style:parent-style-name="Standard">
      <style:text-properties fo:font-size="14pt" officeooo:rsid="006da8e7" officeooo:paragraph-rsid="006da8e7" style:font-size-asian="14pt" style:font-size-complex="14pt"/>
    </style:style>
    <style:style style:name="P79" style:family="paragraph" style:parent-style-name="Standard">
      <style:text-properties fo:font-size="14pt" officeooo:rsid="006e3c10" officeooo:paragraph-rsid="006e3c10" style:font-size-asian="14pt" style:font-size-complex="14pt"/>
    </style:style>
    <style:style style:name="P80" style:family="paragraph" style:parent-style-name="Standard">
      <style:text-properties fo:font-size="14pt" officeooo:rsid="006fd99c" officeooo:paragraph-rsid="006fd99c" style:font-size-asian="14pt" style:font-size-complex="14pt"/>
    </style:style>
    <style:style style:name="P81" style:family="paragraph" style:parent-style-name="Standard">
      <style:text-properties fo:font-size="14pt" officeooo:rsid="0070cc54" officeooo:paragraph-rsid="0070cc54" style:font-size-asian="14pt" style:font-size-complex="14pt"/>
    </style:style>
    <style:style style:name="P82" style:family="paragraph" style:parent-style-name="Standard">
      <style:text-properties fo:font-size="14pt" officeooo:rsid="0070cc54" officeooo:paragraph-rsid="0076bff8" style:font-size-asian="14pt" style:font-size-complex="14pt"/>
    </style:style>
    <style:style style:name="P83" style:family="paragraph" style:parent-style-name="Standard">
      <style:text-properties fo:font-size="14pt" officeooo:rsid="0070cc54" officeooo:paragraph-rsid="00777669" style:font-size-asian="14pt" style:font-size-complex="14pt"/>
    </style:style>
    <style:style style:name="P84" style:family="paragraph" style:parent-style-name="Standard">
      <style:text-properties fo:font-size="14pt" officeooo:rsid="0070cc54" officeooo:paragraph-rsid="0078ef3a" style:font-size-asian="14pt" style:font-size-complex="14pt"/>
    </style:style>
    <style:style style:name="P85" style:family="paragraph" style:parent-style-name="Standard">
      <style:text-properties fo:font-size="14pt" officeooo:rsid="0070cc54" officeooo:paragraph-rsid="00a205b0" style:font-size-asian="14pt" style:font-size-complex="14pt"/>
    </style:style>
    <style:style style:name="P86" style:family="paragraph" style:parent-style-name="Standard">
      <style:text-properties fo:font-size="14pt" officeooo:rsid="00777669" officeooo:paragraph-rsid="00777669" style:font-size-asian="14pt" style:font-size-complex="14pt"/>
    </style:style>
    <style:style style:name="P87" style:family="paragraph" style:parent-style-name="Standard">
      <style:text-properties fo:font-size="14pt" officeooo:rsid="0078ef3a" officeooo:paragraph-rsid="0078ef3a" style:font-size-asian="14pt" style:font-size-complex="14pt"/>
    </style:style>
    <style:style style:name="P88" style:family="paragraph" style:parent-style-name="Standard">
      <style:text-properties fo:font-size="14pt" officeooo:rsid="0078ef3a" officeooo:paragraph-rsid="007a4178" style:font-size-asian="14pt" style:font-size-complex="14pt"/>
    </style:style>
    <style:style style:name="P89" style:family="paragraph" style:parent-style-name="Standard">
      <style:text-properties fo:font-size="14pt" officeooo:rsid="007b259c" officeooo:paragraph-rsid="007be66a" style:font-size-asian="14pt" style:font-size-complex="14pt"/>
    </style:style>
    <style:style style:name="P90" style:family="paragraph" style:parent-style-name="Standard">
      <style:text-properties fo:font-size="14pt" officeooo:rsid="007f1128" officeooo:paragraph-rsid="007f1128" style:font-size-asian="14pt" style:font-size-complex="14pt"/>
    </style:style>
    <style:style style:name="P91" style:family="paragraph" style:parent-style-name="Standard">
      <style:text-properties fo:font-size="14pt" officeooo:rsid="0080ee6a" officeooo:paragraph-rsid="0080ee6a" style:font-size-asian="14pt" style:font-size-complex="14pt"/>
    </style:style>
    <style:style style:name="P92" style:family="paragraph" style:parent-style-name="Standard">
      <style:text-properties fo:font-size="14pt" officeooo:rsid="00825859" officeooo:paragraph-rsid="00825859" style:font-size-asian="14pt" style:font-size-complex="14pt"/>
    </style:style>
    <style:style style:name="P93" style:family="paragraph" style:parent-style-name="Standard">
      <style:text-properties fo:font-size="14pt" officeooo:rsid="0082b409" officeooo:paragraph-rsid="0082b409" style:font-size-asian="14pt" style:font-size-complex="14pt"/>
    </style:style>
    <style:style style:name="P94" style:family="paragraph" style:parent-style-name="Standard">
      <style:text-properties fo:font-size="14pt" officeooo:rsid="0083936a" officeooo:paragraph-rsid="0083936a" style:font-size-asian="14pt" style:font-size-complex="14pt"/>
    </style:style>
    <style:style style:name="P95" style:family="paragraph" style:parent-style-name="Standard">
      <style:text-properties fo:font-size="14pt" officeooo:rsid="0083936a" officeooo:paragraph-rsid="00846320" style:font-size-asian="14pt" style:font-size-complex="14pt"/>
    </style:style>
    <style:style style:name="P96" style:family="paragraph" style:parent-style-name="Standard">
      <style:text-properties fo:font-size="14pt" officeooo:rsid="0084261c" officeooo:paragraph-rsid="0084261c" style:font-size-asian="14pt" style:font-size-complex="14pt"/>
    </style:style>
    <style:style style:name="P97" style:family="paragraph" style:parent-style-name="Standard">
      <style:text-properties fo:font-size="14pt" officeooo:rsid="0085ba07" officeooo:paragraph-rsid="0085ba07" style:font-size-asian="14pt" style:font-size-complex="14pt"/>
    </style:style>
    <style:style style:name="P98" style:family="paragraph" style:parent-style-name="Standard">
      <style:text-properties fo:font-size="14pt" officeooo:rsid="0087835e" officeooo:paragraph-rsid="0087835e" style:font-size-asian="14pt" style:font-size-complex="14pt"/>
    </style:style>
    <style:style style:name="P99" style:family="paragraph" style:parent-style-name="Standard">
      <style:text-properties fo:font-size="14pt" officeooo:rsid="00887381" officeooo:paragraph-rsid="00887381" style:font-size-asian="14pt" style:font-size-complex="14pt"/>
    </style:style>
    <style:style style:name="P100" style:family="paragraph" style:parent-style-name="Standard">
      <style:text-properties fo:font-size="14pt" officeooo:rsid="008996d5" officeooo:paragraph-rsid="008996d5" style:font-size-asian="14pt" style:font-size-complex="14pt"/>
    </style:style>
    <style:style style:name="P101" style:family="paragraph" style:parent-style-name="Standard">
      <style:text-properties fo:font-size="14pt" officeooo:rsid="008a343d" officeooo:paragraph-rsid="008a343d" style:font-size-asian="14pt" style:font-size-complex="14pt"/>
    </style:style>
    <style:style style:name="P102" style:family="paragraph" style:parent-style-name="Standard">
      <style:text-properties fo:font-size="14pt" officeooo:rsid="008c7068" officeooo:paragraph-rsid="008c7068" style:font-size-asian="14pt" style:font-size-complex="14pt"/>
    </style:style>
    <style:style style:name="P103" style:family="paragraph" style:parent-style-name="Standard">
      <style:text-properties fo:font-size="14pt" officeooo:rsid="008de153" officeooo:paragraph-rsid="008de153" style:font-size-asian="14pt" style:font-size-complex="14pt"/>
    </style:style>
    <style:style style:name="P104" style:family="paragraph" style:parent-style-name="Standard">
      <style:text-properties fo:font-size="14pt" officeooo:rsid="008eeb11" officeooo:paragraph-rsid="008eeb11" style:font-size-asian="14pt" style:font-size-complex="14pt"/>
    </style:style>
    <style:style style:name="P105" style:family="paragraph" style:parent-style-name="Standard">
      <style:text-properties fo:font-size="14pt" officeooo:rsid="008eeb11" officeooo:paragraph-rsid="00905ff7" style:font-size-asian="14pt" style:font-size-complex="14pt"/>
    </style:style>
    <style:style style:name="P106" style:family="paragraph" style:parent-style-name="Standard">
      <style:text-properties fo:font-size="14pt" officeooo:rsid="008eeb11" officeooo:paragraph-rsid="0091ad42" style:font-size-asian="14pt" style:font-size-complex="14pt"/>
    </style:style>
    <style:style style:name="P107" style:family="paragraph" style:parent-style-name="Standard">
      <style:text-properties fo:font-size="14pt" officeooo:rsid="008eeb11" officeooo:paragraph-rsid="0098ab34" style:font-size-asian="14pt" style:font-size-complex="14pt"/>
    </style:style>
    <style:style style:name="P108" style:family="paragraph" style:parent-style-name="Standard">
      <style:text-properties fo:font-size="14pt" officeooo:rsid="0091ad42" officeooo:paragraph-rsid="0091ad42" style:font-size-asian="14pt" style:font-size-complex="14pt"/>
    </style:style>
    <style:style style:name="P109" style:family="paragraph" style:parent-style-name="Standard">
      <style:text-properties fo:font-size="14pt" officeooo:rsid="00920fa6" officeooo:paragraph-rsid="00920fa6" style:font-size-asian="14pt" style:font-size-complex="14pt"/>
    </style:style>
    <style:style style:name="P110" style:family="paragraph" style:parent-style-name="Standard">
      <style:text-properties fo:font-size="14pt" officeooo:rsid="009362a4" officeooo:paragraph-rsid="009362a4" style:font-size-asian="14pt" style:font-size-complex="14pt"/>
    </style:style>
    <style:style style:name="P111" style:family="paragraph" style:parent-style-name="Standard">
      <style:text-properties fo:font-size="14pt" officeooo:rsid="009418f9" officeooo:paragraph-rsid="009418f9" style:font-size-asian="14pt" style:font-size-complex="14pt"/>
    </style:style>
    <style:style style:name="P112" style:family="paragraph" style:parent-style-name="Standard">
      <style:text-properties fo:font-size="14pt" officeooo:rsid="0094dd02" officeooo:paragraph-rsid="0094dd02" style:font-size-asian="14pt" style:font-size-complex="14pt"/>
    </style:style>
    <style:style style:name="P113" style:family="paragraph" style:parent-style-name="Standard">
      <style:text-properties fo:font-size="14pt" officeooo:rsid="0094dd02" officeooo:paragraph-rsid="00958f73" style:font-size-asian="14pt" style:font-size-complex="14pt"/>
    </style:style>
    <style:style style:name="P114" style:family="paragraph" style:parent-style-name="Standard">
      <style:text-properties fo:font-size="14pt" officeooo:rsid="0094dd02" officeooo:paragraph-rsid="009727d8" style:font-size-asian="14pt" style:font-size-complex="14pt"/>
    </style:style>
    <style:style style:name="P115" style:family="paragraph" style:parent-style-name="Standard">
      <style:text-properties fo:font-size="14pt" officeooo:rsid="00980ace" officeooo:paragraph-rsid="00980ace" style:font-size-asian="14pt" style:font-size-complex="14pt"/>
    </style:style>
    <style:style style:name="P116" style:family="paragraph" style:parent-style-name="Standard">
      <style:text-properties fo:font-size="14pt" officeooo:rsid="00a205b0" officeooo:paragraph-rsid="00a205b0" style:font-size-asian="14pt" style:font-size-complex="14pt"/>
    </style:style>
    <style:style style:name="P117" style:family="paragraph" style:parent-style-name="Standard">
      <style:text-properties fo:font-size="14pt" officeooo:rsid="00a205b0" officeooo:paragraph-rsid="00ac8cde" style:font-size-asian="14pt" style:font-size-complex="14pt"/>
    </style:style>
    <style:style style:name="P118" style:family="paragraph" style:parent-style-name="Standard">
      <style:text-properties fo:font-size="14pt" officeooo:rsid="00a5c5f2" officeooo:paragraph-rsid="00a5c5f2" style:font-size-asian="14pt" style:font-size-complex="14pt"/>
    </style:style>
    <style:style style:name="P119" style:family="paragraph" style:parent-style-name="Standard">
      <style:text-properties fo:font-size="14pt" officeooo:rsid="00a93a14" officeooo:paragraph-rsid="00980ace" style:font-size-asian="14pt" style:font-size-complex="14pt"/>
    </style:style>
    <style:style style:name="P120" style:family="paragraph" style:parent-style-name="Standard">
      <style:text-properties fo:font-size="14pt" officeooo:rsid="00ad0624" officeooo:paragraph-rsid="00ad0624" style:font-size-asian="14pt" style:font-size-complex="14pt"/>
    </style:style>
    <style:style style:name="P121" style:family="paragraph" style:parent-style-name="Standard">
      <style:text-properties fo:font-size="14pt" officeooo:rsid="00ae06ed" officeooo:paragraph-rsid="00ae06ed" style:font-size-asian="14pt" style:font-size-complex="14pt"/>
    </style:style>
    <style:style style:name="P122" style:family="paragraph" style:parent-style-name="Standard">
      <style:text-properties fo:font-size="14pt" officeooo:rsid="00ae06ed" officeooo:paragraph-rsid="01029cb9" style:font-size-asian="14pt" style:font-size-complex="14pt"/>
    </style:style>
    <style:style style:name="P123" style:family="paragraph" style:parent-style-name="Standard">
      <style:text-properties fo:font-size="14pt" officeooo:rsid="00ae4ef5" officeooo:paragraph-rsid="00ae4ef5" style:font-size-asian="14pt" style:font-size-complex="14pt"/>
    </style:style>
    <style:style style:name="P124" style:family="paragraph" style:parent-style-name="Standard">
      <style:text-properties fo:font-size="14pt" officeooo:rsid="00ae4ef5" officeooo:paragraph-rsid="00af07d1" style:font-size-asian="14pt" style:font-size-complex="14pt"/>
    </style:style>
    <style:style style:name="P125" style:family="paragraph" style:parent-style-name="Standard">
      <style:text-properties fo:font-size="14pt" officeooo:rsid="00b1993e" officeooo:paragraph-rsid="00b1993e" style:font-size-asian="14pt" style:font-size-complex="14pt"/>
    </style:style>
    <style:style style:name="P126" style:family="paragraph" style:parent-style-name="Standard">
      <style:text-properties fo:font-size="14pt" officeooo:rsid="00b73fd1" officeooo:paragraph-rsid="00b73fd1" style:font-size-asian="14pt" style:font-size-complex="14pt"/>
    </style:style>
    <style:style style:name="P127" style:family="paragraph" style:parent-style-name="Standard">
      <style:text-properties fo:font-size="14pt" officeooo:rsid="00b78133" officeooo:paragraph-rsid="00b78133" style:font-size-asian="14pt" style:font-size-complex="14pt"/>
    </style:style>
    <style:style style:name="P128" style:family="paragraph" style:parent-style-name="Standard">
      <style:text-properties fo:font-size="14pt" officeooo:rsid="00b90c5a" officeooo:paragraph-rsid="00b90c5a" style:font-size-asian="14pt" style:font-size-complex="14pt"/>
    </style:style>
    <style:style style:name="P129" style:family="paragraph" style:parent-style-name="Standard">
      <style:text-properties fo:font-size="14pt" officeooo:rsid="00b90c5a" officeooo:paragraph-rsid="00bb25a8" style:font-size-asian="14pt" style:font-size-complex="14pt"/>
    </style:style>
    <style:style style:name="P130" style:family="paragraph" style:parent-style-name="Standard">
      <style:text-properties fo:font-size="14pt" officeooo:rsid="00bc0580" officeooo:paragraph-rsid="00bc7e3f" style:font-size-asian="14pt" style:font-size-complex="14pt"/>
    </style:style>
    <style:style style:name="P131" style:family="paragraph" style:parent-style-name="Standard">
      <style:text-properties fo:font-size="14pt" officeooo:rsid="00bfef02" officeooo:paragraph-rsid="00bfef02" style:font-size-asian="14pt" style:font-size-complex="14pt"/>
    </style:style>
    <style:style style:name="P132" style:family="paragraph" style:parent-style-name="Standard">
      <style:text-properties fo:font-size="14pt" officeooo:rsid="00c0dd88" officeooo:paragraph-rsid="00c0dd88" style:font-size-asian="14pt" style:font-size-complex="14pt"/>
    </style:style>
    <style:style style:name="P133" style:family="paragraph" style:parent-style-name="Standard">
      <style:text-properties fo:font-size="14pt" officeooo:rsid="00c0dd88" officeooo:paragraph-rsid="00c93ef9" style:font-size-asian="14pt" style:font-size-complex="14pt"/>
    </style:style>
    <style:style style:name="P134" style:family="paragraph" style:parent-style-name="Standard">
      <style:text-properties fo:font-size="14pt" officeooo:rsid="00c3a42e" officeooo:paragraph-rsid="00c3a42e" style:font-size-asian="14pt" style:font-size-complex="14pt"/>
    </style:style>
    <style:style style:name="P135" style:family="paragraph" style:parent-style-name="Standard">
      <style:text-properties fo:font-size="14pt" officeooo:rsid="00c53d49" officeooo:paragraph-rsid="00c53d49" style:font-size-asian="14pt" style:font-size-complex="14pt"/>
    </style:style>
    <style:style style:name="P136" style:family="paragraph" style:parent-style-name="Standard">
      <style:text-properties fo:font-size="14pt" officeooo:rsid="00c66b0a" officeooo:paragraph-rsid="00c66b0a" style:font-size-asian="14pt" style:font-size-complex="14pt"/>
    </style:style>
    <style:style style:name="P137" style:family="paragraph" style:parent-style-name="Standard">
      <style:text-properties fo:font-size="14pt" officeooo:rsid="00c66b0a" officeooo:paragraph-rsid="00c93ef9" style:font-size-asian="14pt" style:font-size-complex="14pt"/>
    </style:style>
    <style:style style:name="P138" style:family="paragraph" style:parent-style-name="Standard">
      <style:text-properties fo:font-size="14pt" officeooo:rsid="00cde3bb" officeooo:paragraph-rsid="00cde3bb" style:font-size-asian="14pt" style:font-size-complex="14pt"/>
    </style:style>
    <style:style style:name="P139" style:family="paragraph" style:parent-style-name="Standard">
      <style:text-properties fo:font-size="14pt" officeooo:rsid="00cf8f15" officeooo:paragraph-rsid="00cf8f15" style:font-size-asian="14pt" style:font-size-complex="14pt"/>
    </style:style>
    <style:style style:name="P140" style:family="paragraph" style:parent-style-name="Standard">
      <style:text-properties fo:font-size="14pt" officeooo:rsid="00cf8f15" officeooo:paragraph-rsid="00d3e764" style:font-size-asian="14pt" style:font-size-complex="14pt"/>
    </style:style>
    <style:style style:name="P141" style:family="paragraph" style:parent-style-name="Standard">
      <style:text-properties fo:font-size="14pt" officeooo:rsid="00cf8f15" officeooo:paragraph-rsid="00de4387" style:font-size-asian="14pt" style:font-size-complex="14pt"/>
    </style:style>
    <style:style style:name="P142" style:family="paragraph" style:parent-style-name="Standard">
      <style:text-properties fo:font-size="14pt" officeooo:rsid="00d4e1ac" officeooo:paragraph-rsid="00d4e1ac" style:font-size-asian="14pt" style:font-size-complex="14pt"/>
    </style:style>
    <style:style style:name="P143" style:family="paragraph" style:parent-style-name="Standard">
      <style:text-properties fo:font-size="14pt" officeooo:rsid="00d5f3d2" officeooo:paragraph-rsid="00d5f3d2" style:font-size-asian="14pt" style:font-size-complex="14pt"/>
    </style:style>
    <style:style style:name="P144" style:family="paragraph" style:parent-style-name="Standard">
      <style:text-properties fo:font-size="14pt" officeooo:rsid="00d68ff8" officeooo:paragraph-rsid="00d68ff8" style:font-size-asian="14pt" style:font-size-complex="14pt"/>
    </style:style>
    <style:style style:name="P145" style:family="paragraph" style:parent-style-name="Standard">
      <style:text-properties fo:font-size="14pt" officeooo:rsid="00d6c844" officeooo:paragraph-rsid="00d6c844" style:font-size-asian="14pt" style:font-size-complex="14pt"/>
    </style:style>
    <style:style style:name="P146" style:family="paragraph" style:parent-style-name="Standard">
      <style:text-properties fo:font-size="14pt" officeooo:rsid="00d89ba5" officeooo:paragraph-rsid="00d89ba5" style:font-size-asian="14pt" style:font-size-complex="14pt"/>
    </style:style>
    <style:style style:name="P147" style:family="paragraph" style:parent-style-name="Standard">
      <style:text-properties fo:font-size="14pt" officeooo:rsid="00da6797" officeooo:paragraph-rsid="00da6797" style:font-size-asian="14pt" style:font-size-complex="14pt"/>
    </style:style>
    <style:style style:name="P148" style:family="paragraph" style:parent-style-name="Standard">
      <style:text-properties fo:font-size="14pt" officeooo:rsid="00dbfc59" officeooo:paragraph-rsid="00dbfc59" style:font-size-asian="14pt" style:font-size-complex="14pt"/>
    </style:style>
    <style:style style:name="P149" style:family="paragraph" style:parent-style-name="Standard">
      <style:text-properties fo:font-size="14pt" officeooo:rsid="00dbfc59" officeooo:paragraph-rsid="00ddd4d0" style:font-size-asian="14pt" style:font-size-complex="14pt"/>
    </style:style>
    <style:style style:name="P150" style:family="paragraph" style:parent-style-name="Standard">
      <style:text-properties fo:font-size="14pt" officeooo:rsid="00de4387" officeooo:paragraph-rsid="00de4387" style:font-size-asian="14pt" style:font-size-complex="14pt"/>
    </style:style>
    <style:style style:name="P151" style:family="paragraph" style:parent-style-name="Standard">
      <style:text-properties fo:font-size="14pt" officeooo:rsid="00e09cc3" officeooo:paragraph-rsid="00e09cc3" style:font-size-asian="14pt" style:font-size-complex="14pt"/>
    </style:style>
    <style:style style:name="P152" style:family="paragraph" style:parent-style-name="Standard">
      <style:text-properties fo:font-size="14pt" officeooo:rsid="00e25a17" officeooo:paragraph-rsid="00e25a17" style:font-size-asian="14pt" style:font-size-complex="14pt"/>
    </style:style>
    <style:style style:name="P153" style:family="paragraph" style:parent-style-name="Standard">
      <style:text-properties fo:font-size="14pt" officeooo:rsid="00e43f21" officeooo:paragraph-rsid="00e43f21" style:font-size-asian="14pt" style:font-size-complex="14pt"/>
    </style:style>
    <style:style style:name="P154" style:family="paragraph" style:parent-style-name="Standard">
      <style:text-properties fo:font-size="14pt" officeooo:rsid="00e54bee" officeooo:paragraph-rsid="00e54bee" style:font-size-asian="14pt" style:font-size-complex="14pt"/>
    </style:style>
    <style:style style:name="P155" style:family="paragraph" style:parent-style-name="Standard">
      <style:text-properties fo:font-size="14pt" officeooo:rsid="00e70dab" officeooo:paragraph-rsid="00e70dab" style:font-size-asian="14pt" style:font-size-complex="14pt"/>
    </style:style>
    <style:style style:name="P156" style:family="paragraph" style:parent-style-name="Standard">
      <style:text-properties fo:font-size="14pt" officeooo:rsid="00e76632" officeooo:paragraph-rsid="00e76632" style:font-size-asian="14pt" style:font-size-complex="14pt"/>
    </style:style>
    <style:style style:name="P157" style:family="paragraph" style:parent-style-name="Standard">
      <style:text-properties fo:font-size="14pt" officeooo:rsid="00e7a686" officeooo:paragraph-rsid="00e7a686" style:font-size-asian="14pt" style:font-size-complex="14pt"/>
    </style:style>
    <style:style style:name="P158" style:family="paragraph" style:parent-style-name="Standard">
      <style:text-properties fo:font-size="14pt" officeooo:rsid="00e9642b" officeooo:paragraph-rsid="00e9642b" style:font-size-asian="14pt" style:font-size-complex="14pt"/>
    </style:style>
    <style:style style:name="P159" style:family="paragraph" style:parent-style-name="Standard">
      <style:text-properties fo:font-size="14pt" officeooo:rsid="00eb83b0" officeooo:paragraph-rsid="00eb83b0" style:font-size-asian="14pt" style:font-size-complex="14pt"/>
    </style:style>
    <style:style style:name="P160" style:family="paragraph" style:parent-style-name="Standard">
      <style:text-properties fo:font-size="14pt" officeooo:rsid="00eccefc" officeooo:paragraph-rsid="00eccefc" style:font-size-asian="14pt" style:font-size-complex="14pt"/>
    </style:style>
    <style:style style:name="P161" style:family="paragraph" style:parent-style-name="Standard">
      <style:text-properties fo:font-size="14pt" officeooo:rsid="00ed315d" officeooo:paragraph-rsid="00ed315d" style:font-size-asian="14pt" style:font-size-complex="14pt"/>
    </style:style>
    <style:style style:name="P162" style:family="paragraph" style:parent-style-name="Standard">
      <style:text-properties fo:font-size="14pt" officeooo:rsid="00ee543b" officeooo:paragraph-rsid="00ee543b" style:font-size-asian="14pt" style:font-size-complex="14pt"/>
    </style:style>
    <style:style style:name="P163" style:family="paragraph" style:parent-style-name="Standard">
      <style:text-properties fo:font-size="14pt" officeooo:rsid="00eea536" officeooo:paragraph-rsid="00efe373" style:font-size-asian="14pt" style:font-size-complex="14pt"/>
    </style:style>
    <style:style style:name="P164" style:family="paragraph" style:parent-style-name="Standard">
      <style:text-properties fo:font-size="14pt" officeooo:rsid="00f2080f" officeooo:paragraph-rsid="00f22f06" style:font-size-asian="14pt" style:font-size-complex="14pt"/>
    </style:style>
    <style:style style:name="P165" style:family="paragraph" style:parent-style-name="Standard">
      <style:text-properties fo:font-size="14pt" officeooo:rsid="00f26b53" officeooo:paragraph-rsid="00f26b53" style:font-size-asian="14pt" style:font-size-complex="14pt"/>
    </style:style>
    <style:style style:name="P166" style:family="paragraph" style:parent-style-name="Standard">
      <style:text-properties fo:font-size="14pt" officeooo:rsid="00f545f0" officeooo:paragraph-rsid="00f6a415" style:font-size-asian="14pt" style:font-size-complex="14pt"/>
    </style:style>
    <style:style style:name="P167" style:family="paragraph" style:parent-style-name="Standard">
      <style:text-properties fo:font-size="14pt" officeooo:rsid="00f7da7d" officeooo:paragraph-rsid="00f7da7d" style:font-size-asian="14pt" style:font-size-complex="14pt"/>
    </style:style>
    <style:style style:name="P168" style:family="paragraph" style:parent-style-name="Standard">
      <style:text-properties fo:font-size="14pt" officeooo:rsid="00f957a8" officeooo:paragraph-rsid="00f957a8" style:font-size-asian="14pt" style:font-size-complex="14pt"/>
    </style:style>
    <style:style style:name="P169" style:family="paragraph" style:parent-style-name="Standard">
      <style:text-properties fo:font-size="14pt" officeooo:rsid="00fa5621" officeooo:paragraph-rsid="00fa5621" style:font-size-asian="14pt" style:font-size-complex="14pt"/>
    </style:style>
    <style:style style:name="P170" style:family="paragraph" style:parent-style-name="Standard">
      <style:text-properties fo:font-size="14pt" officeooo:rsid="0104e588" officeooo:paragraph-rsid="0104e588" style:font-size-asian="14pt" style:font-size-complex="14pt"/>
    </style:style>
    <style:style style:name="P171" style:family="paragraph" style:parent-style-name="Standard">
      <style:text-properties fo:font-size="14pt" officeooo:rsid="0105e964" officeooo:paragraph-rsid="0105e964" style:font-size-asian="14pt" style:font-size-complex="14pt"/>
    </style:style>
    <style:style style:name="P172" style:family="paragraph" style:parent-style-name="Standard">
      <style:text-properties fo:font-size="14pt" officeooo:rsid="0106a6f0" officeooo:paragraph-rsid="0106a6f0" style:font-size-asian="14pt" style:font-size-complex="14pt"/>
    </style:style>
    <style:style style:name="P173" style:family="paragraph" style:parent-style-name="Standard">
      <style:text-properties fo:font-size="14pt" officeooo:rsid="0106a6f0" officeooo:paragraph-rsid="01f2d8ed" style:font-size-asian="14pt" style:font-size-complex="14pt"/>
    </style:style>
    <style:style style:name="P174" style:family="paragraph" style:parent-style-name="Standard">
      <style:text-properties fo:font-size="14pt" officeooo:rsid="010973b8" officeooo:paragraph-rsid="010973b8" style:font-size-asian="14pt" style:font-size-complex="14pt"/>
    </style:style>
    <style:style style:name="P175" style:family="paragraph" style:parent-style-name="Standard">
      <style:text-properties fo:font-size="14pt" officeooo:rsid="0109d10c" officeooo:paragraph-rsid="0109d10c" style:font-size-asian="14pt" style:font-size-complex="14pt"/>
    </style:style>
    <style:style style:name="P176" style:family="paragraph" style:parent-style-name="Standard">
      <style:text-properties fo:font-size="14pt" officeooo:rsid="010a6488" officeooo:paragraph-rsid="010a6488" style:font-size-asian="14pt" style:font-size-complex="14pt"/>
    </style:style>
    <style:style style:name="P177" style:family="paragraph" style:parent-style-name="Standard">
      <style:text-properties fo:font-size="14pt" officeooo:rsid="010ab12f" officeooo:paragraph-rsid="010ab12f" style:font-size-asian="14pt" style:font-size-complex="14pt"/>
    </style:style>
    <style:style style:name="P178" style:family="paragraph" style:parent-style-name="Standard">
      <style:text-properties fo:font-size="14pt" officeooo:rsid="010b507f" officeooo:paragraph-rsid="010b507f" style:font-size-asian="14pt" style:font-size-complex="14pt"/>
    </style:style>
    <style:style style:name="P179" style:family="paragraph" style:parent-style-name="Standard">
      <style:text-properties fo:font-size="14pt" officeooo:rsid="010ca2b1" officeooo:paragraph-rsid="010ca2b1" style:font-size-asian="14pt" style:font-size-complex="14pt"/>
    </style:style>
    <style:style style:name="P180" style:family="paragraph" style:parent-style-name="Standard">
      <style:text-properties fo:font-size="14pt" officeooo:rsid="010ee75b" officeooo:paragraph-rsid="010ee75b" style:font-size-asian="14pt" style:font-size-complex="14pt"/>
    </style:style>
    <style:style style:name="P181" style:family="paragraph" style:parent-style-name="Standard">
      <style:text-properties fo:font-size="14pt" officeooo:rsid="01108552" officeooo:paragraph-rsid="01108552" style:font-size-asian="14pt" style:font-size-complex="14pt"/>
    </style:style>
    <style:style style:name="P182" style:family="paragraph" style:parent-style-name="Standard">
      <style:text-properties fo:font-size="14pt" officeooo:rsid="01110e0a" officeooo:paragraph-rsid="01110e0a" style:font-size-asian="14pt" style:font-size-complex="14pt"/>
    </style:style>
    <style:style style:name="P183" style:family="paragraph" style:parent-style-name="Standard">
      <style:text-properties fo:font-size="14pt" officeooo:rsid="01124d03" officeooo:paragraph-rsid="01124d03" style:font-size-asian="14pt" style:font-size-complex="14pt"/>
    </style:style>
    <style:style style:name="P184" style:family="paragraph" style:parent-style-name="Standard">
      <style:text-properties fo:font-size="14pt" officeooo:rsid="01124d03" officeooo:paragraph-rsid="011571f5" style:font-size-asian="14pt" style:font-size-complex="14pt"/>
    </style:style>
    <style:style style:name="P185" style:family="paragraph" style:parent-style-name="Standard">
      <style:text-properties fo:font-size="14pt" officeooo:rsid="011a51fd" officeooo:paragraph-rsid="011a51fd" style:font-size-asian="14pt" style:font-size-complex="14pt"/>
    </style:style>
    <style:style style:name="P186" style:family="paragraph" style:parent-style-name="Standard">
      <style:text-properties fo:font-size="14pt" officeooo:rsid="011cc88f" officeooo:paragraph-rsid="011cc88f" style:font-size-asian="14pt" style:font-size-complex="14pt"/>
    </style:style>
    <style:style style:name="P187" style:family="paragraph" style:parent-style-name="Standard">
      <style:text-properties fo:font-size="14pt" officeooo:rsid="011cdd7d" officeooo:paragraph-rsid="011cdd7d" style:font-size-asian="14pt" style:font-size-complex="14pt"/>
    </style:style>
    <style:style style:name="P188" style:family="paragraph" style:parent-style-name="Standard">
      <style:text-properties fo:font-size="14pt" officeooo:rsid="011dc67c" officeooo:paragraph-rsid="011e063e" style:font-size-asian="14pt" style:font-size-complex="14pt"/>
    </style:style>
    <style:style style:name="P189" style:family="paragraph" style:parent-style-name="Standard">
      <style:text-properties fo:font-size="14pt" officeooo:rsid="011f62c2" officeooo:paragraph-rsid="011f62c2" style:font-size-asian="14pt" style:font-size-complex="14pt"/>
    </style:style>
    <style:style style:name="P190" style:family="paragraph" style:parent-style-name="Standard">
      <style:text-properties fo:font-size="14pt" officeooo:rsid="01222463" officeooo:paragraph-rsid="01222463" style:font-size-asian="14pt" style:font-size-complex="14pt"/>
    </style:style>
    <style:style style:name="P191" style:family="paragraph" style:parent-style-name="Standard">
      <style:text-properties fo:font-size="14pt" officeooo:rsid="01222463" officeooo:paragraph-rsid="01244498" style:font-size-asian="14pt" style:font-size-complex="14pt"/>
    </style:style>
    <style:style style:name="P192" style:family="paragraph" style:parent-style-name="Standard">
      <style:text-properties fo:font-size="14pt" officeooo:rsid="01222463" officeooo:paragraph-rsid="013548f6" style:font-size-asian="14pt" style:font-size-complex="14pt"/>
    </style:style>
    <style:style style:name="P193" style:family="paragraph" style:parent-style-name="Standard">
      <style:text-properties fo:font-size="14pt" officeooo:rsid="01244498" officeooo:paragraph-rsid="013548f6" style:font-size-asian="14pt" style:font-size-complex="14pt"/>
    </style:style>
    <style:style style:name="P194" style:family="paragraph" style:parent-style-name="Standard">
      <style:text-properties fo:font-size="14pt" officeooo:rsid="01244498" officeooo:paragraph-rsid="01244498" style:font-size-asian="14pt" style:font-size-complex="14pt"/>
    </style:style>
    <style:style style:name="P195" style:family="paragraph" style:parent-style-name="Standard">
      <style:text-properties fo:font-size="14pt" officeooo:rsid="01252b91" officeooo:paragraph-rsid="01252b91" style:font-size-asian="14pt" style:font-size-complex="14pt"/>
    </style:style>
    <style:style style:name="P196" style:family="paragraph" style:parent-style-name="Standard">
      <style:text-properties fo:font-size="14pt" officeooo:rsid="01252b91" officeooo:paragraph-rsid="0126e662" style:font-size-asian="14pt" style:font-size-complex="14pt"/>
    </style:style>
    <style:style style:name="P197" style:family="paragraph" style:parent-style-name="Standard">
      <style:text-properties fo:font-size="14pt" officeooo:rsid="0126e662" officeooo:paragraph-rsid="0126e662" style:font-size-asian="14pt" style:font-size-complex="14pt"/>
    </style:style>
    <style:style style:name="P198" style:family="paragraph" style:parent-style-name="Standard">
      <style:text-properties fo:font-size="14pt" officeooo:rsid="0128a7f7" officeooo:paragraph-rsid="0128a7f7" style:font-size-asian="14pt" style:font-size-complex="14pt"/>
    </style:style>
    <style:style style:name="P199" style:family="paragraph" style:parent-style-name="Standard">
      <style:text-properties fo:font-size="14pt" officeooo:rsid="01297cb4" officeooo:paragraph-rsid="01297cb4" style:font-size-asian="14pt" style:font-size-complex="14pt"/>
    </style:style>
    <style:style style:name="P200" style:family="paragraph" style:parent-style-name="Standard">
      <style:text-properties fo:font-size="14pt" officeooo:rsid="012c3a7d" officeooo:paragraph-rsid="012c3a7d" style:font-size-asian="14pt" style:font-size-complex="14pt"/>
    </style:style>
    <style:style style:name="P201" style:family="paragraph" style:parent-style-name="Standard">
      <style:text-properties fo:font-size="14pt" officeooo:rsid="012e35cd" officeooo:paragraph-rsid="012e35cd" style:font-size-asian="14pt" style:font-size-complex="14pt"/>
    </style:style>
    <style:style style:name="P202" style:family="paragraph" style:parent-style-name="Standard">
      <style:text-properties fo:font-size="14pt" officeooo:rsid="012f6233" officeooo:paragraph-rsid="012f6233" style:font-size-asian="14pt" style:font-size-complex="14pt"/>
    </style:style>
    <style:style style:name="P203" style:family="paragraph" style:parent-style-name="Standard">
      <style:text-properties fo:font-size="14pt" officeooo:rsid="01313874" officeooo:paragraph-rsid="01313874" style:font-size-asian="14pt" style:font-size-complex="14pt"/>
    </style:style>
    <style:style style:name="P204" style:family="paragraph" style:parent-style-name="Standard">
      <style:paragraph-properties>
        <style:tab-stops>
          <style:tab-stop style:position="10.213cm"/>
        </style:tab-stops>
      </style:paragraph-properties>
      <style:text-properties fo:font-size="14pt" officeooo:rsid="01313874" officeooo:paragraph-rsid="01313874" style:font-size-asian="14pt" style:font-size-complex="14pt"/>
    </style:style>
    <style:style style:name="P205" style:family="paragraph" style:parent-style-name="Standard">
      <style:text-properties fo:font-size="14pt" officeooo:rsid="0133043e" officeooo:paragraph-rsid="0133043e" style:font-size-asian="14pt" style:font-size-complex="14pt"/>
    </style:style>
    <style:style style:name="P206" style:family="paragraph" style:parent-style-name="Standard">
      <style:text-properties fo:font-size="14pt" officeooo:rsid="01377d34" officeooo:paragraph-rsid="01377d34" style:font-size-asian="14pt" style:font-size-complex="14pt"/>
    </style:style>
    <style:style style:name="P207" style:family="paragraph" style:parent-style-name="Standard">
      <style:text-properties fo:font-size="14pt" officeooo:rsid="0138f8b3" officeooo:paragraph-rsid="0138f8b3" style:font-size-asian="14pt" style:font-size-complex="14pt"/>
    </style:style>
    <style:style style:name="P208" style:family="paragraph" style:parent-style-name="Standard">
      <style:text-properties fo:font-size="14pt" officeooo:rsid="01394deb" officeooo:paragraph-rsid="01394deb" style:font-size-asian="14pt" style:font-size-complex="14pt"/>
    </style:style>
    <style:style style:name="P209" style:family="paragraph" style:parent-style-name="Standard">
      <style:text-properties fo:font-size="14pt" officeooo:rsid="01394deb" officeooo:paragraph-rsid="0205ff45" style:font-size-asian="14pt" style:font-size-complex="14pt"/>
    </style:style>
    <style:style style:name="P210" style:family="paragraph" style:parent-style-name="Standard">
      <style:text-properties fo:font-size="14pt" officeooo:rsid="013abad4" officeooo:paragraph-rsid="013abad4" style:font-size-asian="14pt" style:font-size-complex="14pt"/>
    </style:style>
    <style:style style:name="P211" style:family="paragraph" style:parent-style-name="Standard">
      <style:text-properties fo:font-size="14pt" officeooo:rsid="013b44f0" officeooo:paragraph-rsid="013b44f0" style:font-size-asian="14pt" style:font-size-complex="14pt"/>
    </style:style>
    <style:style style:name="P212" style:family="paragraph" style:parent-style-name="Standard">
      <style:text-properties fo:font-size="14pt" officeooo:rsid="013b9f6e" officeooo:paragraph-rsid="013b9f6e" style:font-size-asian="14pt" style:font-size-complex="14pt"/>
    </style:style>
    <style:style style:name="P213" style:family="paragraph" style:parent-style-name="Standard">
      <style:text-properties fo:font-size="14pt" officeooo:rsid="0147afaf" officeooo:paragraph-rsid="0147afaf" style:font-size-asian="14pt" style:font-size-complex="14pt"/>
    </style:style>
    <style:style style:name="P214" style:family="paragraph" style:parent-style-name="Standard">
      <style:text-properties fo:font-size="14pt" officeooo:rsid="0149c840" officeooo:paragraph-rsid="0149c840" style:font-size-asian="14pt" style:font-size-complex="14pt"/>
    </style:style>
    <style:style style:name="P215" style:family="paragraph" style:parent-style-name="Standard">
      <style:text-properties fo:font-size="14pt" officeooo:rsid="014bc4e1" officeooo:paragraph-rsid="014bc4e1" style:font-size-asian="14pt" style:font-size-complex="14pt"/>
    </style:style>
    <style:style style:name="P216" style:family="paragraph" style:parent-style-name="Standard">
      <style:text-properties fo:font-size="14pt" officeooo:rsid="014c5564" officeooo:paragraph-rsid="014c5564" style:font-size-asian="14pt" style:font-size-complex="14pt"/>
    </style:style>
    <style:style style:name="P217" style:family="paragraph" style:parent-style-name="Standard">
      <style:text-properties fo:font-size="14pt" officeooo:rsid="014cbd8b" officeooo:paragraph-rsid="014cbd8b" style:font-size-asian="14pt" style:font-size-complex="14pt"/>
    </style:style>
    <style:style style:name="P218" style:family="paragraph" style:parent-style-name="Standard">
      <style:text-properties fo:font-size="14pt" officeooo:rsid="014ea9b5" officeooo:paragraph-rsid="014ea9b5" style:font-size-asian="14pt" style:font-size-complex="14pt"/>
    </style:style>
    <style:style style:name="P219" style:family="paragraph" style:parent-style-name="Standard">
      <style:text-properties fo:font-size="14pt" officeooo:rsid="014ea9b5" officeooo:paragraph-rsid="0151195c" style:font-size-asian="14pt" style:font-size-complex="14pt"/>
    </style:style>
    <style:style style:name="P220" style:family="paragraph" style:parent-style-name="Standard">
      <style:text-properties fo:font-size="14pt" officeooo:rsid="0151195c" officeooo:paragraph-rsid="0151195c" style:font-size-asian="14pt" style:font-size-complex="14pt"/>
    </style:style>
    <style:style style:name="P221" style:family="paragraph" style:parent-style-name="Standard">
      <style:text-properties fo:font-size="14pt" officeooo:rsid="01520e4b" officeooo:paragraph-rsid="01520e4b" style:font-size-asian="14pt" style:font-size-complex="14pt"/>
    </style:style>
    <style:style style:name="P222" style:family="paragraph" style:parent-style-name="Standard">
      <style:text-properties fo:font-size="14pt" officeooo:rsid="0153455a" officeooo:paragraph-rsid="0153455a" style:font-size-asian="14pt" style:font-size-complex="14pt"/>
    </style:style>
    <style:style style:name="P223" style:family="paragraph" style:parent-style-name="Standard">
      <style:text-properties fo:font-size="14pt" officeooo:rsid="0153455a" officeooo:paragraph-rsid="02105b3b" style:font-size-asian="14pt" style:font-size-complex="14pt"/>
    </style:style>
    <style:style style:name="P224" style:family="paragraph" style:parent-style-name="Standard">
      <style:text-properties fo:font-size="14pt" officeooo:rsid="015384fa" officeooo:paragraph-rsid="015384fa" style:font-size-asian="14pt" style:font-size-complex="14pt"/>
    </style:style>
    <style:style style:name="P225" style:family="paragraph" style:parent-style-name="Standard">
      <style:text-properties fo:font-size="14pt" officeooo:rsid="015476e3" officeooo:paragraph-rsid="015476e3" style:font-size-asian="14pt" style:font-size-complex="14pt"/>
    </style:style>
    <style:style style:name="P226" style:family="paragraph" style:parent-style-name="Standard">
      <style:text-properties fo:font-size="14pt" officeooo:rsid="01567179" officeooo:paragraph-rsid="01567179" style:font-size-asian="14pt" style:font-size-complex="14pt"/>
    </style:style>
    <style:style style:name="P227" style:family="paragraph" style:parent-style-name="Standard">
      <style:text-properties fo:font-size="14pt" officeooo:rsid="01579261" officeooo:paragraph-rsid="01579261" style:font-size-asian="14pt" style:font-size-complex="14pt"/>
    </style:style>
    <style:style style:name="P228" style:family="paragraph" style:parent-style-name="Standard">
      <style:text-properties fo:font-size="14pt" officeooo:rsid="0158fdad" officeooo:paragraph-rsid="0158fdad" style:font-size-asian="14pt" style:font-size-complex="14pt"/>
    </style:style>
    <style:style style:name="P229" style:family="paragraph" style:parent-style-name="Standard">
      <style:text-properties fo:font-size="14pt" officeooo:rsid="015a880c" officeooo:paragraph-rsid="015a880c" style:font-size-asian="14pt" style:font-size-complex="14pt"/>
    </style:style>
    <style:style style:name="P230" style:family="paragraph" style:parent-style-name="Standard">
      <style:text-properties fo:font-size="14pt" officeooo:rsid="015bd951" officeooo:paragraph-rsid="015bd951" style:font-size-asian="14pt" style:font-size-complex="14pt"/>
    </style:style>
    <style:style style:name="P231" style:family="paragraph" style:parent-style-name="Standard">
      <style:text-properties fo:font-size="14pt" officeooo:rsid="015d17a5" officeooo:paragraph-rsid="015d17a5" style:font-size-asian="14pt" style:font-size-complex="14pt"/>
    </style:style>
    <style:style style:name="P232" style:family="paragraph" style:parent-style-name="Standard">
      <style:text-properties fo:font-size="14pt" officeooo:rsid="015d17a5" officeooo:paragraph-rsid="01852724" style:font-size-asian="14pt" style:font-size-complex="14pt"/>
    </style:style>
    <style:style style:name="P233" style:family="paragraph" style:parent-style-name="Standard">
      <style:text-properties fo:font-size="14pt" officeooo:rsid="015d9fd6" officeooo:paragraph-rsid="015d9fd6" style:font-size-asian="14pt" style:font-size-complex="14pt"/>
    </style:style>
    <style:style style:name="P234" style:family="paragraph" style:parent-style-name="Standard">
      <style:text-properties fo:font-size="14pt" officeooo:rsid="015f8ded" officeooo:paragraph-rsid="015f8ded" style:font-size-asian="14pt" style:font-size-complex="14pt"/>
    </style:style>
    <style:style style:name="P235" style:family="paragraph" style:parent-style-name="Standard">
      <style:text-properties fo:font-size="14pt" officeooo:rsid="015f8ded" officeooo:paragraph-rsid="01860ec4" style:font-size-asian="14pt" style:font-size-complex="14pt"/>
    </style:style>
    <style:style style:name="P236" style:family="paragraph" style:parent-style-name="Standard">
      <style:text-properties fo:font-size="14pt" officeooo:rsid="015f8ded" officeooo:paragraph-rsid="018796e9" style:font-size-asian="14pt" style:font-size-complex="14pt"/>
    </style:style>
    <style:style style:name="P237" style:family="paragraph" style:parent-style-name="Standard">
      <style:text-properties fo:font-size="14pt" officeooo:rsid="015f8ded" officeooo:paragraph-rsid="0188031a" style:font-size-asian="14pt" style:font-size-complex="14pt"/>
    </style:style>
    <style:style style:name="P238" style:family="paragraph" style:parent-style-name="Standard">
      <style:text-properties fo:font-size="14pt" officeooo:rsid="0160a4cc" officeooo:paragraph-rsid="0160a4cc" style:font-size-asian="14pt" style:font-size-complex="14pt"/>
    </style:style>
    <style:style style:name="P239" style:family="paragraph" style:parent-style-name="Standard">
      <style:text-properties fo:font-size="14pt" officeooo:rsid="01610666" officeooo:paragraph-rsid="01610666" style:font-size-asian="14pt" style:font-size-complex="14pt"/>
    </style:style>
    <style:style style:name="P240" style:family="paragraph" style:parent-style-name="Standard">
      <style:text-properties fo:font-size="14pt" officeooo:rsid="0162e38c" officeooo:paragraph-rsid="0162e38c" style:font-size-asian="14pt" style:font-size-complex="14pt"/>
    </style:style>
    <style:style style:name="P241" style:family="paragraph" style:parent-style-name="Standard">
      <style:text-properties fo:font-size="14pt" officeooo:rsid="0163c680" officeooo:paragraph-rsid="0163c680" style:font-size-asian="14pt" style:font-size-complex="14pt"/>
    </style:style>
    <style:style style:name="P242" style:family="paragraph" style:parent-style-name="Standard">
      <style:text-properties fo:font-size="14pt" officeooo:rsid="016ac4a2" officeooo:paragraph-rsid="016ac4a2" style:font-size-asian="14pt" style:font-size-complex="14pt"/>
    </style:style>
    <style:style style:name="P243" style:family="paragraph" style:parent-style-name="Standard">
      <style:text-properties fo:font-size="14pt" officeooo:rsid="016c293d" officeooo:paragraph-rsid="016c293d" style:font-size-asian="14pt" style:font-size-complex="14pt"/>
    </style:style>
    <style:style style:name="P244" style:family="paragraph" style:parent-style-name="Standard">
      <style:text-properties fo:font-size="14pt" officeooo:rsid="016c44a7" officeooo:paragraph-rsid="016c44a7" style:font-size-asian="14pt" style:font-size-complex="14pt"/>
    </style:style>
    <style:style style:name="P245" style:family="paragraph" style:parent-style-name="Standard">
      <style:text-properties fo:font-size="14pt" officeooo:rsid="016cb1e1" officeooo:paragraph-rsid="016cb1e1" style:font-size-asian="14pt" style:font-size-complex="14pt"/>
    </style:style>
    <style:style style:name="P246" style:family="paragraph" style:parent-style-name="Standard">
      <style:text-properties fo:font-size="14pt" officeooo:rsid="016e3315" officeooo:paragraph-rsid="016e3315" style:font-size-asian="14pt" style:font-size-complex="14pt"/>
    </style:style>
    <style:style style:name="P247" style:family="paragraph" style:parent-style-name="Standard">
      <style:text-properties fo:font-size="14pt" officeooo:rsid="01702414" officeooo:paragraph-rsid="01702414" style:font-size-asian="14pt" style:font-size-complex="14pt"/>
    </style:style>
    <style:style style:name="P248" style:family="paragraph" style:parent-style-name="Standard">
      <style:text-properties fo:font-size="14pt" officeooo:rsid="0173a47f" officeooo:paragraph-rsid="0173a47f" style:font-size-asian="14pt" style:font-size-complex="14pt"/>
    </style:style>
    <style:style style:name="P249" style:family="paragraph" style:parent-style-name="Standard">
      <style:text-properties fo:font-size="14pt" officeooo:rsid="01741ba9" officeooo:paragraph-rsid="01741ba9" style:font-size-asian="14pt" style:font-size-complex="14pt"/>
    </style:style>
    <style:style style:name="P250" style:family="paragraph" style:parent-style-name="Standard">
      <style:text-properties fo:font-size="14pt" officeooo:rsid="016ae190" officeooo:paragraph-rsid="015476e3" style:font-size-asian="14pt" style:font-size-complex="14pt"/>
    </style:style>
    <style:style style:name="P251" style:family="paragraph" style:parent-style-name="Standard">
      <style:text-properties fo:font-size="14pt" officeooo:rsid="0188031a" officeooo:paragraph-rsid="0188031a" style:font-size-asian="14pt" style:font-size-complex="14pt"/>
    </style:style>
    <style:style style:name="P252" style:family="paragraph" style:parent-style-name="Standard">
      <style:text-properties fo:font-size="14pt" officeooo:rsid="0189d25f" officeooo:paragraph-rsid="0189d25f" style:font-size-asian="14pt" style:font-size-complex="14pt"/>
    </style:style>
    <style:style style:name="P253" style:family="paragraph" style:parent-style-name="Standard">
      <style:text-properties fo:font-size="14pt" officeooo:rsid="018b4a0e" officeooo:paragraph-rsid="018b4a0e" style:font-size-asian="14pt" style:font-size-complex="14pt"/>
    </style:style>
    <style:style style:name="P254" style:family="paragraph" style:parent-style-name="Standard">
      <style:text-properties fo:font-size="14pt" officeooo:rsid="018b4a0e" officeooo:paragraph-rsid="018d0f87" style:font-size-asian="14pt" style:font-size-complex="14pt"/>
    </style:style>
    <style:style style:name="P255" style:family="paragraph" style:parent-style-name="Standard">
      <style:text-properties fo:font-size="14pt" officeooo:rsid="018b4a0e" officeooo:paragraph-rsid="01918eb7" style:font-size-asian="14pt" style:font-size-complex="14pt"/>
    </style:style>
    <style:style style:name="P256" style:family="paragraph" style:parent-style-name="Standard">
      <style:text-properties fo:font-size="14pt" officeooo:rsid="018d0f87" officeooo:paragraph-rsid="01918eb7" style:font-size-asian="14pt" style:font-size-complex="14pt"/>
    </style:style>
    <style:style style:name="P257" style:family="paragraph" style:parent-style-name="Standard">
      <style:text-properties fo:font-size="14pt" officeooo:rsid="01918eb7" officeooo:paragraph-rsid="01918eb7" style:font-size-asian="14pt" style:font-size-complex="14pt"/>
    </style:style>
    <style:style style:name="P258" style:family="paragraph" style:parent-style-name="Standard">
      <style:text-properties fo:font-size="14pt" officeooo:rsid="01932707" officeooo:paragraph-rsid="01932707" style:font-size-asian="14pt" style:font-size-complex="14pt"/>
    </style:style>
    <style:style style:name="P259" style:family="paragraph" style:parent-style-name="Standard">
      <style:text-properties fo:font-size="14pt" officeooo:rsid="01948d57" officeooo:paragraph-rsid="01948d57" style:font-size-asian="14pt" style:font-size-complex="14pt"/>
    </style:style>
    <style:style style:name="P260" style:family="paragraph" style:parent-style-name="Standard">
      <style:text-properties fo:font-size="14pt" officeooo:rsid="01955dd3" officeooo:paragraph-rsid="01948d57" style:font-size-asian="14pt" style:font-size-complex="14pt"/>
    </style:style>
    <style:style style:name="P261" style:family="paragraph" style:parent-style-name="Standard">
      <style:text-properties fo:font-size="14pt" officeooo:rsid="01962c04" officeooo:paragraph-rsid="01962c04" style:font-size-asian="14pt" style:font-size-complex="14pt"/>
    </style:style>
    <style:style style:name="P262" style:family="paragraph" style:parent-style-name="Standard">
      <style:text-properties fo:font-size="14pt" officeooo:rsid="019805ce" officeooo:paragraph-rsid="019805ce" style:font-size-asian="14pt" style:font-size-complex="14pt"/>
    </style:style>
    <style:style style:name="P263" style:family="paragraph" style:parent-style-name="Standard">
      <style:text-properties fo:font-size="14pt" officeooo:rsid="0198d093" officeooo:paragraph-rsid="0198d093" style:font-size-asian="14pt" style:font-size-complex="14pt"/>
    </style:style>
    <style:style style:name="P264" style:family="paragraph" style:parent-style-name="Standard">
      <style:text-properties fo:font-size="14pt" officeooo:rsid="019a96f4" officeooo:paragraph-rsid="019a96f4" style:font-size-asian="14pt" style:font-size-complex="14pt"/>
    </style:style>
    <style:style style:name="P265" style:family="paragraph" style:parent-style-name="Standard">
      <style:text-properties fo:font-size="14pt" officeooo:rsid="019b53ce" officeooo:paragraph-rsid="019b53ce" style:font-size-asian="14pt" style:font-size-complex="14pt"/>
    </style:style>
    <style:style style:name="P266" style:family="paragraph" style:parent-style-name="Standard">
      <style:text-properties fo:font-size="14pt" officeooo:rsid="019c8867" officeooo:paragraph-rsid="019c8867" style:font-size-asian="14pt" style:font-size-complex="14pt"/>
    </style:style>
    <style:style style:name="P267" style:family="paragraph" style:parent-style-name="Standard">
      <style:text-properties fo:font-size="14pt" officeooo:rsid="019d9f4a" officeooo:paragraph-rsid="019d9f4a" style:font-size-asian="14pt" style:font-size-complex="14pt"/>
    </style:style>
    <style:style style:name="P268" style:family="paragraph" style:parent-style-name="Standard">
      <style:text-properties fo:font-size="14pt" officeooo:rsid="019e29ae" officeooo:paragraph-rsid="019e29ae" style:font-size-asian="14pt" style:font-size-complex="14pt"/>
    </style:style>
    <style:style style:name="P269" style:family="paragraph" style:parent-style-name="Standard">
      <style:text-properties fo:font-size="14pt" officeooo:rsid="019edf8d" officeooo:paragraph-rsid="019edf8d" style:font-size-asian="14pt" style:font-size-complex="14pt"/>
    </style:style>
    <style:style style:name="P270" style:family="paragraph" style:parent-style-name="Standard">
      <style:text-properties fo:font-size="14pt" officeooo:rsid="01a007fc" officeooo:paragraph-rsid="01a007fc" style:font-size-asian="14pt" style:font-size-complex="14pt"/>
    </style:style>
    <style:style style:name="P271" style:family="paragraph" style:parent-style-name="Standard">
      <style:text-properties fo:font-size="14pt" officeooo:rsid="01a007fc" officeooo:paragraph-rsid="01a10c28" style:font-size-asian="14pt" style:font-size-complex="14pt"/>
    </style:style>
    <style:style style:name="P272" style:family="paragraph" style:parent-style-name="Standard">
      <style:text-properties fo:font-size="14pt" officeooo:rsid="01a11cbb" officeooo:paragraph-rsid="01a11cbb" style:font-size-asian="14pt" style:font-size-complex="14pt"/>
    </style:style>
    <style:style style:name="P273" style:family="paragraph" style:parent-style-name="Standard">
      <style:text-properties fo:font-size="14pt" officeooo:rsid="01a15457" officeooo:paragraph-rsid="01a15457" style:font-size-asian="14pt" style:font-size-complex="14pt"/>
    </style:style>
    <style:style style:name="P274" style:family="paragraph" style:parent-style-name="Standard">
      <style:text-properties fo:font-size="14pt" officeooo:rsid="01a44a90" officeooo:paragraph-rsid="01a44a90" style:font-size-asian="14pt" style:font-size-complex="14pt"/>
    </style:style>
    <style:style style:name="P275" style:family="paragraph" style:parent-style-name="Standard">
      <style:text-properties fo:font-size="14pt" officeooo:rsid="01a48986" officeooo:paragraph-rsid="01a48986" style:font-size-asian="14pt" style:font-size-complex="14pt"/>
    </style:style>
    <style:style style:name="P276" style:family="paragraph" style:parent-style-name="Standard">
      <style:text-properties fo:font-size="14pt" officeooo:rsid="01a565f0" officeooo:paragraph-rsid="01a565f0" style:font-size-asian="14pt" style:font-size-complex="14pt"/>
    </style:style>
    <style:style style:name="P277" style:family="paragraph" style:parent-style-name="Standard">
      <style:text-properties fo:font-size="14pt" officeooo:rsid="01a720b4" officeooo:paragraph-rsid="01a720b4" style:font-size-asian="14pt" style:font-size-complex="14pt"/>
    </style:style>
    <style:style style:name="P278" style:family="paragraph" style:parent-style-name="Standard">
      <style:text-properties fo:font-size="14pt" officeooo:rsid="01a720b4" officeooo:paragraph-rsid="01a8823d" style:font-size-asian="14pt" style:font-size-complex="14pt"/>
    </style:style>
    <style:style style:name="P279" style:family="paragraph" style:parent-style-name="Standard">
      <style:text-properties fo:font-size="14pt" officeooo:rsid="01a99043" officeooo:paragraph-rsid="01a99043" style:font-size-asian="14pt" style:font-size-complex="14pt"/>
    </style:style>
    <style:style style:name="P280" style:family="paragraph" style:parent-style-name="Standard">
      <style:text-properties fo:font-size="14pt" officeooo:rsid="01aa4d24" officeooo:paragraph-rsid="01aa4d24" style:font-size-asian="14pt" style:font-size-complex="14pt"/>
    </style:style>
    <style:style style:name="P281" style:family="paragraph" style:parent-style-name="Standard">
      <style:text-properties fo:font-size="14pt" officeooo:rsid="01aad5a1" officeooo:paragraph-rsid="01aad5a1" style:font-size-asian="14pt" style:font-size-complex="14pt"/>
    </style:style>
    <style:style style:name="P282" style:family="paragraph" style:parent-style-name="Standard">
      <style:text-properties fo:font-size="14pt" officeooo:rsid="01ae1b0d" officeooo:paragraph-rsid="01ae1b0d" style:font-size-asian="14pt" style:font-size-complex="14pt"/>
    </style:style>
    <style:style style:name="P283" style:family="paragraph" style:parent-style-name="Standard">
      <style:text-properties fo:font-size="14pt" officeooo:rsid="01aea718" officeooo:paragraph-rsid="01aea718" style:font-size-asian="14pt" style:font-size-complex="14pt"/>
    </style:style>
    <style:style style:name="P284" style:family="paragraph" style:parent-style-name="Standard">
      <style:text-properties fo:font-size="14pt" officeooo:rsid="01b00e8b" officeooo:paragraph-rsid="01b00e8b" style:font-size-asian="14pt" style:font-size-complex="14pt"/>
    </style:style>
    <style:style style:name="P285" style:family="paragraph" style:parent-style-name="Standard">
      <style:text-properties fo:font-size="14pt" officeooo:rsid="01b18c51" officeooo:paragraph-rsid="01b18c51" style:font-size-asian="14pt" style:font-size-complex="14pt"/>
    </style:style>
    <style:style style:name="P286" style:family="paragraph" style:parent-style-name="Standard">
      <style:text-properties fo:font-size="14pt" officeooo:rsid="01b1d0c1" officeooo:paragraph-rsid="01b1d0c1" style:font-size-asian="14pt" style:font-size-complex="14pt"/>
    </style:style>
    <style:style style:name="P287" style:family="paragraph" style:parent-style-name="Standard">
      <style:text-properties fo:font-size="14pt" officeooo:rsid="01b3af84" officeooo:paragraph-rsid="01b3af84" style:font-size-asian="14pt" style:font-size-complex="14pt"/>
    </style:style>
    <style:style style:name="P288" style:family="paragraph" style:parent-style-name="Standard">
      <style:text-properties fo:font-size="14pt" officeooo:rsid="01b56ef5" officeooo:paragraph-rsid="01b56ef5" style:font-size-asian="14pt" style:font-size-complex="14pt"/>
    </style:style>
    <style:style style:name="P289" style:family="paragraph" style:parent-style-name="Standard">
      <style:text-properties fo:font-size="14pt" officeooo:rsid="01b56ef5" officeooo:paragraph-rsid="01b646fd" style:font-size-asian="14pt" style:font-size-complex="14pt"/>
    </style:style>
    <style:style style:name="P290" style:family="paragraph" style:parent-style-name="Standard">
      <style:text-properties fo:font-size="14pt" officeooo:rsid="01b56ef5" officeooo:paragraph-rsid="01b70b50" style:font-size-asian="14pt" style:font-size-complex="14pt"/>
    </style:style>
    <style:style style:name="P291" style:family="paragraph" style:parent-style-name="Standard">
      <style:text-properties fo:font-size="14pt" officeooo:rsid="01b56ef5" officeooo:paragraph-rsid="01b97d7a" style:font-size-asian="14pt" style:font-size-complex="14pt"/>
    </style:style>
    <style:style style:name="P292" style:family="paragraph" style:parent-style-name="Standard">
      <style:text-properties fo:font-size="14pt" officeooo:rsid="01ba3e25" officeooo:paragraph-rsid="01ba3e25" style:font-size-asian="14pt" style:font-size-complex="14pt"/>
    </style:style>
    <style:style style:name="P293" style:family="paragraph" style:parent-style-name="Standard">
      <style:text-properties fo:font-size="14pt" officeooo:rsid="01ba3e25" officeooo:paragraph-rsid="01bbd7c5" style:font-size-asian="14pt" style:font-size-complex="14pt"/>
    </style:style>
    <style:style style:name="P294" style:family="paragraph" style:parent-style-name="Standard">
      <style:text-properties fo:font-size="14pt" officeooo:rsid="01bbd7c5" officeooo:paragraph-rsid="01bbd7c5" style:font-size-asian="14pt" style:font-size-complex="14pt"/>
    </style:style>
    <style:style style:name="P295" style:family="paragraph" style:parent-style-name="Standard">
      <style:text-properties fo:font-size="14pt" officeooo:rsid="01bbd7c5" officeooo:paragraph-rsid="01bc493b" style:font-size-asian="14pt" style:font-size-complex="14pt"/>
    </style:style>
    <style:style style:name="P296" style:family="paragraph" style:parent-style-name="Standard">
      <style:text-properties fo:font-size="14pt" officeooo:rsid="01bbe0f2" officeooo:paragraph-rsid="01bbe0f2" style:font-size-asian="14pt" style:font-size-complex="14pt"/>
    </style:style>
    <style:style style:name="P297" style:family="paragraph" style:parent-style-name="Standard">
      <style:text-properties fo:font-size="14pt" officeooo:rsid="01bdfd1d" officeooo:paragraph-rsid="01bdfd1d" style:font-size-asian="14pt" style:font-size-complex="14pt"/>
    </style:style>
    <style:style style:name="P298" style:family="paragraph" style:parent-style-name="Standard">
      <style:text-properties fo:font-size="14pt" officeooo:rsid="01be2540" officeooo:paragraph-rsid="01be2540" style:font-size-asian="14pt" style:font-size-complex="14pt"/>
    </style:style>
    <style:style style:name="P299" style:family="paragraph" style:parent-style-name="Standard">
      <style:text-properties fo:font-size="14pt" officeooo:rsid="01be8d8e" officeooo:paragraph-rsid="01be8d8e" style:font-size-asian="14pt" style:font-size-complex="14pt"/>
    </style:style>
    <style:style style:name="P300" style:family="paragraph" style:parent-style-name="Standard">
      <style:text-properties fo:font-size="14pt" officeooo:rsid="01bf319b" officeooo:paragraph-rsid="01bf319b" style:font-size-asian="14pt" style:font-size-complex="14pt"/>
    </style:style>
    <style:style style:name="P301" style:family="paragraph" style:parent-style-name="Standard">
      <style:text-properties fo:font-size="14pt" officeooo:rsid="01bfdaa9" officeooo:paragraph-rsid="01bfdaa9" style:font-size-asian="14pt" style:font-size-complex="14pt"/>
    </style:style>
    <style:style style:name="P302" style:family="paragraph" style:parent-style-name="Standard">
      <style:text-properties fo:font-size="14pt" officeooo:rsid="01bfdaa9" officeooo:paragraph-rsid="023e044e" style:font-size-asian="14pt" style:font-size-complex="14pt"/>
    </style:style>
    <style:style style:name="P303" style:family="paragraph" style:parent-style-name="Standard">
      <style:text-properties fo:font-size="14pt" officeooo:rsid="01c119b6" officeooo:paragraph-rsid="01c119b6" style:font-size-asian="14pt" style:font-size-complex="14pt"/>
    </style:style>
    <style:style style:name="P304" style:family="paragraph" style:parent-style-name="Standard">
      <style:text-properties fo:font-size="14pt" officeooo:rsid="01c1303d" officeooo:paragraph-rsid="01c1303d" style:font-size-asian="14pt" style:font-size-complex="14pt"/>
    </style:style>
    <style:style style:name="P305" style:family="paragraph" style:parent-style-name="Standard">
      <style:text-properties fo:font-size="14pt" officeooo:rsid="01c16033" officeooo:paragraph-rsid="01c16033" style:font-size-asian="14pt" style:font-size-complex="14pt"/>
    </style:style>
    <style:style style:name="P306" style:family="paragraph" style:parent-style-name="Standard">
      <style:text-properties fo:font-size="14pt" officeooo:rsid="01c1af4d" officeooo:paragraph-rsid="01c1af4d" style:font-size-asian="14pt" style:font-size-complex="14pt"/>
    </style:style>
    <style:style style:name="P307" style:family="paragraph" style:parent-style-name="Standard">
      <style:text-properties fo:font-size="14pt" officeooo:rsid="01c1f0bd" officeooo:paragraph-rsid="01c1f0bd" style:font-size-asian="14pt" style:font-size-complex="14pt"/>
    </style:style>
    <style:style style:name="P308" style:family="paragraph" style:parent-style-name="Standard">
      <style:text-properties fo:font-size="14pt" officeooo:rsid="01c339f2" officeooo:paragraph-rsid="01c339f2" style:font-size-asian="14pt" style:font-size-complex="14pt"/>
    </style:style>
    <style:style style:name="P309" style:family="paragraph" style:parent-style-name="Standard">
      <style:text-properties fo:font-size="14pt" officeooo:rsid="01c34dc5" officeooo:paragraph-rsid="01c34dc5" style:font-size-asian="14pt" style:font-size-complex="14pt"/>
    </style:style>
    <style:style style:name="P310" style:family="paragraph" style:parent-style-name="Standard">
      <style:text-properties fo:font-size="14pt" officeooo:rsid="01c46f94" officeooo:paragraph-rsid="01c46f94" style:font-size-asian="14pt" style:font-size-complex="14pt"/>
    </style:style>
    <style:style style:name="P311" style:family="paragraph" style:parent-style-name="Standard">
      <style:text-properties fo:font-size="14pt" officeooo:rsid="01c524e4" officeooo:paragraph-rsid="01c524e4" style:font-size-asian="14pt" style:font-size-complex="14pt"/>
    </style:style>
    <style:style style:name="P312" style:family="paragraph" style:parent-style-name="Standard">
      <style:text-properties fo:font-size="14pt" officeooo:rsid="01c6fbf0" officeooo:paragraph-rsid="01c6fbf0" style:font-size-asian="14pt" style:font-size-complex="14pt"/>
    </style:style>
    <style:style style:name="P313" style:family="paragraph" style:parent-style-name="Standard">
      <style:text-properties fo:font-size="14pt" officeooo:rsid="01c77e08" officeooo:paragraph-rsid="01c77e08" style:font-size-asian="14pt" style:font-size-complex="14pt"/>
    </style:style>
    <style:style style:name="P314" style:family="paragraph" style:parent-style-name="Standard">
      <style:text-properties fo:font-size="14pt" officeooo:rsid="01c94058" officeooo:paragraph-rsid="01c94058" style:font-size-asian="14pt" style:font-size-complex="14pt"/>
    </style:style>
    <style:style style:name="P315" style:family="paragraph" style:parent-style-name="Standard">
      <style:text-properties fo:font-size="14pt" officeooo:rsid="01cb1ced" officeooo:paragraph-rsid="01cb1ced" style:font-size-asian="14pt" style:font-size-complex="14pt"/>
    </style:style>
    <style:style style:name="P316" style:family="paragraph" style:parent-style-name="Standard">
      <style:text-properties fo:font-size="14pt" officeooo:rsid="01cd0761" officeooo:paragraph-rsid="01cd0761" style:font-size-asian="14pt" style:font-size-complex="14pt"/>
    </style:style>
    <style:style style:name="P317" style:family="paragraph" style:parent-style-name="Standard">
      <style:text-properties fo:font-size="14pt" officeooo:rsid="01cd656f" officeooo:paragraph-rsid="01cd656f" style:font-size-asian="14pt" style:font-size-complex="14pt"/>
    </style:style>
    <style:style style:name="P318" style:family="paragraph" style:parent-style-name="Standard">
      <style:text-properties fo:font-size="14pt" officeooo:rsid="01cd656f" officeooo:paragraph-rsid="01cebab4" style:font-size-asian="14pt" style:font-size-complex="14pt"/>
    </style:style>
    <style:style style:name="P319" style:family="paragraph" style:parent-style-name="Standard">
      <style:text-properties fo:font-size="14pt" officeooo:rsid="01cfb1e6" officeooo:paragraph-rsid="01cfb1e6" style:font-size-asian="14pt" style:font-size-complex="14pt"/>
    </style:style>
    <style:style style:name="P320" style:family="paragraph" style:parent-style-name="Standard">
      <style:text-properties fo:font-size="14pt" officeooo:rsid="01cfb1e6" officeooo:paragraph-rsid="01d173f0" style:font-size-asian="14pt" style:font-size-complex="14pt"/>
    </style:style>
    <style:style style:name="P321" style:family="paragraph" style:parent-style-name="Standard">
      <style:text-properties fo:font-size="14pt" officeooo:rsid="01cfb1e6" officeooo:paragraph-rsid="01d29fa4" style:font-size-asian="14pt" style:font-size-complex="14pt"/>
    </style:style>
    <style:style style:name="P322" style:family="paragraph" style:parent-style-name="Standard">
      <style:text-properties fo:font-size="14pt" officeooo:rsid="01d07ce6" officeooo:paragraph-rsid="01d07ce6" style:font-size-asian="14pt" style:font-size-complex="14pt"/>
    </style:style>
    <style:style style:name="P323" style:family="paragraph" style:parent-style-name="Standard">
      <style:text-properties fo:font-size="14pt" officeooo:rsid="01d173f0" officeooo:paragraph-rsid="01d173f0" style:font-size-asian="14pt" style:font-size-complex="14pt"/>
    </style:style>
    <style:style style:name="P324" style:family="paragraph" style:parent-style-name="Standard">
      <style:text-properties fo:font-size="14pt" officeooo:rsid="01d29fa4" officeooo:paragraph-rsid="01cfb1e6" style:font-size-asian="14pt" style:font-size-complex="14pt"/>
    </style:style>
    <style:style style:name="P325" style:family="paragraph" style:parent-style-name="Standard">
      <style:text-properties fo:font-size="14pt" officeooo:rsid="01d29fa4" officeooo:paragraph-rsid="01d29fa4" style:font-size-asian="14pt" style:font-size-complex="14pt"/>
    </style:style>
    <style:style style:name="P326" style:family="paragraph" style:parent-style-name="Standard">
      <style:text-properties fo:font-size="14pt" officeooo:rsid="01d29fa4" officeooo:paragraph-rsid="01d2ec84" style:font-size-asian="14pt" style:font-size-complex="14pt"/>
    </style:style>
    <style:style style:name="P327" style:family="paragraph" style:parent-style-name="Standard">
      <style:text-properties fo:font-size="14pt" officeooo:rsid="01d45c45" officeooo:paragraph-rsid="01d45c45" style:font-size-asian="14pt" style:font-size-complex="14pt"/>
    </style:style>
    <style:style style:name="P328" style:family="paragraph" style:parent-style-name="Standard">
      <style:text-properties fo:font-size="14pt" officeooo:rsid="01d470a2" officeooo:paragraph-rsid="01d470a2" style:font-size-asian="14pt" style:font-size-complex="14pt"/>
    </style:style>
    <style:style style:name="P329" style:family="paragraph" style:parent-style-name="Standard">
      <style:text-properties fo:font-size="14pt" officeooo:rsid="01d56aa7" officeooo:paragraph-rsid="01d56aa7" style:font-size-asian="14pt" style:font-size-complex="14pt"/>
    </style:style>
    <style:style style:name="P330" style:family="paragraph" style:parent-style-name="Standard">
      <style:text-properties fo:font-size="14pt" officeooo:rsid="01d61d63" officeooo:paragraph-rsid="01d61d63" style:font-size-asian="14pt" style:font-size-complex="14pt"/>
    </style:style>
    <style:style style:name="P331" style:family="paragraph" style:parent-style-name="Standard">
      <style:text-properties fo:font-size="14pt" officeooo:rsid="01d6df34" officeooo:paragraph-rsid="01d6df34" style:font-size-asian="14pt" style:font-size-complex="14pt"/>
    </style:style>
    <style:style style:name="P332" style:family="paragraph" style:parent-style-name="Standard">
      <style:text-properties fo:font-size="14pt" officeooo:rsid="01d7126f" officeooo:paragraph-rsid="01d7126f" style:font-size-asian="14pt" style:font-size-complex="14pt"/>
    </style:style>
    <style:style style:name="P333" style:family="paragraph" style:parent-style-name="Standard">
      <style:text-properties fo:font-size="14pt" officeooo:rsid="01d8416a" officeooo:paragraph-rsid="01d8416a" style:font-size-asian="14pt" style:font-size-complex="14pt"/>
    </style:style>
    <style:style style:name="P334" style:family="paragraph" style:parent-style-name="Standard">
      <style:text-properties fo:font-size="14pt" officeooo:rsid="01d8a33f" officeooo:paragraph-rsid="01d8a33f" style:font-size-asian="14pt" style:font-size-complex="14pt"/>
    </style:style>
    <style:style style:name="P335" style:family="paragraph" style:parent-style-name="Standard">
      <style:text-properties fo:font-size="14pt" officeooo:rsid="01d9f0fd" officeooo:paragraph-rsid="01d9f0fd" style:font-size-asian="14pt" style:font-size-complex="14pt"/>
    </style:style>
    <style:style style:name="P336" style:family="paragraph" style:parent-style-name="Standard">
      <style:text-properties fo:font-size="14pt" officeooo:rsid="01da5ce1" officeooo:paragraph-rsid="01da5ce1" style:font-size-asian="14pt" style:font-size-complex="14pt"/>
    </style:style>
    <style:style style:name="P337" style:family="paragraph" style:parent-style-name="Standard">
      <style:text-properties fo:font-size="14pt" officeooo:rsid="01dbe507" officeooo:paragraph-rsid="01dbe507" style:font-size-asian="14pt" style:font-size-complex="14pt"/>
    </style:style>
    <style:style style:name="P338" style:family="paragraph" style:parent-style-name="Standard">
      <style:text-properties fo:font-size="14pt" officeooo:rsid="01dda04a" officeooo:paragraph-rsid="01dda04a" style:font-size-asian="14pt" style:font-size-complex="14pt"/>
    </style:style>
    <style:style style:name="P339" style:family="paragraph" style:parent-style-name="Standard">
      <style:text-properties fo:font-size="14pt" officeooo:rsid="01de3824" officeooo:paragraph-rsid="01de3824" style:font-size-asian="14pt" style:font-size-complex="14pt"/>
    </style:style>
    <style:style style:name="P340" style:family="paragraph" style:parent-style-name="Standard">
      <style:text-properties fo:font-size="14pt" officeooo:rsid="020e7c31" officeooo:paragraph-rsid="020e7c31" style:font-size-asian="14pt" style:font-size-complex="14pt"/>
    </style:style>
    <style:style style:name="P341" style:family="paragraph" style:parent-style-name="Standard">
      <style:text-properties fo:font-size="14pt" officeooo:rsid="020ca018" officeooo:paragraph-rsid="01744fdf" style:font-size-asian="14pt" style:font-size-complex="14pt"/>
    </style:style>
    <style:style style:name="P342" style:family="paragraph" style:parent-style-name="Standard">
      <style:text-properties fo:font-variant="normal" fo:text-transform="none" fo:color="#252525" style:font-name="Liberation Serif" fo:font-size="14pt" fo:letter-spacing="normal" fo:font-style="normal" fo:font-weight="normal" officeooo:rsid="015f8ded" officeooo:paragraph-rsid="018796e9" style:font-size-asian="14pt" style:font-size-complex="14pt"/>
    </style:style>
    <style:style style:name="P343" style:family="paragraph" style:parent-style-name="Standard">
      <style:text-properties fo:font-variant="normal" fo:text-transform="none" fo:color="#0b0080" style:text-line-through-style="none" style:text-line-through-type="none" style:font-name="sans-serif" fo:font-size="10.5pt" fo:letter-spacing="normal" fo:font-style="normal" style:text-underline-style="none" fo:font-weight="normal" officeooo:rsid="01520e4b" officeooo:paragraph-rsid="01520e4b" style:text-blinking="false" style:font-size-asian="14pt" style:font-size-complex="14pt"/>
    </style:style>
    <style:style style:name="P344" style:family="paragraph" style:parent-style-name="Standard">
      <style:text-properties fo:font-size="14pt" officeooo:rsid="0070cc54" officeooo:paragraph-rsid="00777669" style:font-size-asian="14pt" style:font-size-complex="14pt"/>
    </style:style>
    <style:style style:name="T1" style:family="text">
      <style:text-properties officeooo:rsid="000d8e10"/>
    </style:style>
    <style:style style:name="T2" style:family="text">
      <style:text-properties officeooo:rsid="000dc91d"/>
    </style:style>
    <style:style style:name="T3" style:family="text">
      <style:text-properties officeooo:rsid="000fbdac"/>
    </style:style>
    <style:style style:name="T4" style:family="text">
      <style:text-properties officeooo:rsid="001031ec"/>
    </style:style>
    <style:style style:name="T5" style:family="text">
      <style:text-properties officeooo:rsid="001284d8"/>
    </style:style>
    <style:style style:name="T6" style:family="text">
      <style:text-properties officeooo:rsid="00146ac3"/>
    </style:style>
    <style:style style:name="T7" style:family="text">
      <style:text-properties officeooo:rsid="0016bccb"/>
    </style:style>
    <style:style style:name="T8" style:family="text">
      <style:text-properties officeooo:rsid="001772d8"/>
    </style:style>
    <style:style style:name="T9" style:family="text">
      <style:text-properties officeooo:rsid="001828d1"/>
    </style:style>
    <style:style style:name="T10" style:family="text">
      <style:text-properties officeooo:rsid="0018fda2"/>
    </style:style>
    <style:style style:name="T11" style:family="text">
      <style:text-properties officeooo:rsid="001e7d68"/>
    </style:style>
    <style:style style:name="T12" style:family="text">
      <style:text-properties officeooo:rsid="0020e7f9"/>
    </style:style>
    <style:style style:name="T13" style:family="text">
      <style:text-properties officeooo:rsid="0028e684"/>
    </style:style>
    <style:style style:name="T14" style:family="text">
      <style:text-properties officeooo:rsid="00306ad8"/>
    </style:style>
    <style:style style:name="T15" style:family="text">
      <style:text-properties officeooo:rsid="0031e4f4"/>
    </style:style>
    <style:style style:name="T16" style:family="text">
      <style:text-properties officeooo:rsid="003b6997"/>
    </style:style>
    <style:style style:name="T17" style:family="text">
      <style:text-properties officeooo:rsid="003eccf4"/>
    </style:style>
    <style:style style:name="T18" style:family="text">
      <style:text-properties officeooo:rsid="0044badd"/>
    </style:style>
    <style:style style:name="T19" style:family="text">
      <style:text-properties officeooo:rsid="0045ae1b"/>
    </style:style>
    <style:style style:name="T20" style:family="text">
      <style:text-properties officeooo:rsid="004d8ae5"/>
    </style:style>
    <style:style style:name="T21" style:family="text">
      <style:text-properties officeooo:rsid="00513646"/>
    </style:style>
    <style:style style:name="T22" style:family="text">
      <style:text-properties officeooo:rsid="005415d5"/>
    </style:style>
    <style:style style:name="T23" style:family="text">
      <style:text-properties officeooo:rsid="00551178"/>
    </style:style>
    <style:style style:name="T24" style:family="text">
      <style:text-properties officeooo:rsid="0057ec4d"/>
    </style:style>
    <style:style style:name="T25" style:family="text">
      <style:text-properties officeooo:rsid="005a77d9"/>
    </style:style>
    <style:style style:name="T26" style:family="text">
      <style:text-properties officeooo:rsid="005a9f5b"/>
    </style:style>
    <style:style style:name="T27" style:family="text">
      <style:text-properties officeooo:rsid="005ecf70"/>
    </style:style>
    <style:style style:name="T28" style:family="text">
      <style:text-properties officeooo:rsid="00603aef"/>
    </style:style>
    <style:style style:name="T29" style:family="text">
      <style:text-properties officeooo:rsid="0063f10e"/>
    </style:style>
    <style:style style:name="T30" style:family="text">
      <style:text-properties officeooo:rsid="0066c039"/>
    </style:style>
    <style:style style:name="T31" style:family="text">
      <style:text-properties officeooo:rsid="0068aba9"/>
    </style:style>
    <style:style style:name="T32" style:family="text">
      <style:text-properties officeooo:rsid="00694c94"/>
    </style:style>
    <style:style style:name="T33" style:family="text">
      <style:text-properties officeooo:rsid="007139e5"/>
    </style:style>
    <style:style style:name="T34" style:family="text">
      <style:text-properties officeooo:rsid="007314ef"/>
    </style:style>
    <style:style style:name="T35" style:family="text">
      <style:text-properties officeooo:rsid="0076bff8"/>
    </style:style>
    <style:style style:name="T36" style:family="text">
      <style:text-properties officeooo:rsid="00777669"/>
    </style:style>
    <style:style style:name="T37" style:family="text">
      <style:text-properties officeooo:rsid="0078ef3a"/>
    </style:style>
    <style:style style:name="T38" style:family="text">
      <style:text-properties officeooo:rsid="007a4178"/>
    </style:style>
    <style:style style:name="T39" style:family="text">
      <style:text-properties officeooo:rsid="007be66a"/>
    </style:style>
    <style:style style:name="T40" style:family="text">
      <style:text-properties officeooo:rsid="0083936a"/>
    </style:style>
    <style:style style:name="T41" style:family="text">
      <style:text-properties officeooo:rsid="0084261c"/>
    </style:style>
    <style:style style:name="T42" style:family="text">
      <style:text-properties officeooo:rsid="00846320"/>
    </style:style>
    <style:style style:name="T43" style:family="text">
      <style:text-properties officeooo:rsid="00903515"/>
    </style:style>
    <style:style style:name="T44" style:family="text">
      <style:text-properties officeooo:rsid="0091a9af"/>
    </style:style>
    <style:style style:name="T45" style:family="text">
      <style:text-properties officeooo:rsid="0091ad42"/>
    </style:style>
    <style:style style:name="T46" style:family="text">
      <style:text-properties officeooo:rsid="009418f9"/>
    </style:style>
    <style:style style:name="T47" style:family="text">
      <style:text-properties officeooo:rsid="00958f73"/>
    </style:style>
    <style:style style:name="T48" style:family="text">
      <style:text-properties officeooo:rsid="009727d8"/>
    </style:style>
    <style:style style:name="T49" style:family="text">
      <style:text-properties officeooo:rsid="00979dfd"/>
    </style:style>
    <style:style style:name="T50" style:family="text">
      <style:text-properties officeooo:rsid="009f07aa"/>
    </style:style>
    <style:style style:name="T51" style:family="text">
      <style:text-properties officeooo:rsid="00a0da6d"/>
    </style:style>
    <style:style style:name="T52" style:family="text">
      <style:text-properties officeooo:rsid="00a1d5e2"/>
    </style:style>
    <style:style style:name="T53" style:family="text">
      <style:text-properties officeooo:rsid="00a205b0"/>
    </style:style>
    <style:style style:name="T54" style:family="text">
      <style:text-properties officeooo:rsid="00a6c3c7"/>
    </style:style>
    <style:style style:name="T55" style:family="text">
      <style:text-properties officeooo:rsid="00a7fa0f"/>
    </style:style>
    <style:style style:name="T56" style:family="text">
      <style:text-properties officeooo:rsid="00af07d1"/>
    </style:style>
    <style:style style:name="T57" style:family="text">
      <style:text-properties officeooo:rsid="00af44ce"/>
    </style:style>
    <style:style style:name="T58" style:family="text">
      <style:text-properties officeooo:rsid="00b0e228"/>
    </style:style>
    <style:style style:name="T59" style:family="text">
      <style:text-properties officeooo:rsid="00b300b1"/>
    </style:style>
    <style:style style:name="T60" style:family="text">
      <style:text-properties officeooo:rsid="00b37460"/>
    </style:style>
    <style:style style:name="T61" style:family="text">
      <style:text-properties officeooo:rsid="00b999bc"/>
    </style:style>
    <style:style style:name="T62" style:family="text">
      <style:text-properties officeooo:rsid="00bb25a8"/>
    </style:style>
    <style:style style:name="T63" style:family="text">
      <style:text-properties officeooo:rsid="00bc7e3f"/>
    </style:style>
    <style:style style:name="T64" style:family="text">
      <style:text-properties officeooo:rsid="00c18f79"/>
    </style:style>
    <style:style style:name="T65" style:family="text">
      <style:text-properties officeooo:rsid="00c2bb2b"/>
    </style:style>
    <style:style style:name="T66" style:family="text">
      <style:text-properties officeooo:rsid="00c93ef9"/>
    </style:style>
    <style:style style:name="T67" style:family="text">
      <style:text-properties officeooo:rsid="00caeb83"/>
    </style:style>
    <style:style style:name="T68" style:family="text">
      <style:text-properties officeooo:rsid="00d058d3"/>
    </style:style>
    <style:style style:name="T69" style:family="text">
      <style:text-properties officeooo:rsid="00d4e1ac"/>
    </style:style>
    <style:style style:name="T70" style:family="text">
      <style:text-properties officeooo:rsid="00dc6fd0"/>
    </style:style>
    <style:style style:name="T71" style:family="text">
      <style:text-properties officeooo:rsid="00dc7457"/>
    </style:style>
    <style:style style:name="T72" style:family="text">
      <style:text-properties officeooo:rsid="00ddd4d0"/>
    </style:style>
    <style:style style:name="T73" style:family="text">
      <style:text-properties officeooo:rsid="00dec36e"/>
    </style:style>
    <style:style style:name="T74" style:family="text">
      <style:text-properties officeooo:rsid="00efe373"/>
    </style:style>
    <style:style style:name="T75" style:family="text">
      <style:text-properties officeooo:rsid="00f22f06"/>
    </style:style>
    <style:style style:name="T76" style:family="text">
      <style:text-properties officeooo:rsid="00f35739"/>
    </style:style>
    <style:style style:name="T77" style:family="text">
      <style:text-properties officeooo:rsid="00f6a415"/>
    </style:style>
    <style:style style:name="T78" style:family="text">
      <style:text-properties officeooo:rsid="00fa885d"/>
    </style:style>
    <style:style style:name="T79" style:family="text">
      <style:text-properties officeooo:rsid="00fa9747"/>
    </style:style>
    <style:style style:name="T80" style:family="text">
      <style:text-properties officeooo:rsid="00facd6c"/>
    </style:style>
    <style:style style:name="T81" style:family="text">
      <style:text-properties officeooo:rsid="00fcccf7"/>
    </style:style>
    <style:style style:name="T82" style:family="text">
      <style:text-properties officeooo:rsid="00fd4452"/>
    </style:style>
    <style:style style:name="T83" style:family="text">
      <style:text-properties officeooo:rsid="0106a6f0"/>
    </style:style>
    <style:style style:name="T84" style:family="text">
      <style:text-properties officeooo:rsid="0107f8ff"/>
    </style:style>
    <style:style style:name="T85" style:family="text">
      <style:text-properties officeooo:rsid="010894c1"/>
    </style:style>
    <style:style style:name="T86" style:family="text">
      <style:text-properties officeooo:rsid="011571f5"/>
    </style:style>
    <style:style style:name="T87" style:family="text">
      <style:text-properties officeooo:rsid="0116f202"/>
    </style:style>
    <style:style style:name="T88" style:family="text">
      <style:text-properties officeooo:rsid="01185156"/>
    </style:style>
    <style:style style:name="T89" style:family="text">
      <style:text-properties officeooo:rsid="011a64c5"/>
    </style:style>
    <style:style style:name="T90" style:family="text">
      <style:text-properties officeooo:rsid="011e063e"/>
    </style:style>
    <style:style style:name="T91" style:family="text">
      <style:text-properties officeooo:rsid="01244498"/>
    </style:style>
    <style:style style:name="T92" style:family="text">
      <style:text-properties officeooo:rsid="012a6895"/>
    </style:style>
    <style:style style:name="T93" style:family="text">
      <style:text-properties officeooo:rsid="01341143"/>
    </style:style>
    <style:style style:name="T94" style:family="text">
      <style:text-properties officeooo:rsid="0136fa74"/>
    </style:style>
    <style:style style:name="T95" style:family="text">
      <style:text-properties officeooo:rsid="01399798"/>
    </style:style>
    <style:style style:name="T96" style:family="text">
      <style:text-properties officeooo:rsid="013cd528"/>
    </style:style>
    <style:style style:name="T97" style:family="text">
      <style:text-properties officeooo:rsid="013d8436"/>
    </style:style>
    <style:style style:name="T98" style:family="text">
      <style:text-properties officeooo:rsid="013f2a28"/>
    </style:style>
    <style:style style:name="T99" style:family="text">
      <style:text-properties officeooo:rsid="0140f46b"/>
    </style:style>
    <style:style style:name="T100" style:family="text">
      <style:text-properties officeooo:rsid="01454aac"/>
    </style:style>
    <style:style style:name="T101" style:family="text">
      <style:text-properties officeooo:rsid="0148ae09"/>
    </style:style>
    <style:style style:name="T102" style:family="text">
      <style:text-properties officeooo:rsid="014aac93"/>
    </style:style>
    <style:style style:name="T103" style:family="text">
      <style:text-properties officeooo:rsid="015476e3"/>
    </style:style>
    <style:style style:name="T104" style:family="text">
      <style:text-properties officeooo:rsid="01553d1e"/>
    </style:style>
    <style:style style:name="T105" style:family="text">
      <style:text-properties officeooo:rsid="01567179"/>
    </style:style>
    <style:style style:name="T106" style:family="text">
      <style:text-properties officeooo:rsid="015f8ded"/>
    </style:style>
    <style:style style:name="T107" style:family="text">
      <style:text-properties officeooo:rsid="01677a3f"/>
    </style:style>
    <style:style style:name="T108" style:family="text">
      <style:text-properties officeooo:rsid="016cf734"/>
    </style:style>
    <style:style style:name="T109" style:family="text">
      <style:text-properties officeooo:rsid="016f407e"/>
    </style:style>
    <style:style style:name="T110" style:family="text">
      <style:text-properties officeooo:rsid="0176e52c"/>
    </style:style>
    <style:style style:name="T111" style:family="text">
      <style:text-properties officeooo:rsid="017856ba"/>
    </style:style>
    <style:style style:name="T112" style:family="text">
      <style:text-properties officeooo:rsid="017b6e6e"/>
    </style:style>
    <style:style style:name="T113" style:family="text">
      <style:text-properties officeooo:rsid="017e520e"/>
    </style:style>
    <style:style style:name="T114" style:family="text">
      <style:text-properties officeooo:rsid="0183b531"/>
    </style:style>
    <style:style style:name="T115" style:family="text">
      <style:text-properties officeooo:rsid="018b4a0e"/>
    </style:style>
    <style:style style:name="T116" style:family="text">
      <style:text-properties officeooo:rsid="01a10c28"/>
    </style:style>
    <style:style style:name="T117" style:family="text">
      <style:text-properties officeooo:rsid="01a8823d"/>
    </style:style>
    <style:style style:name="T118" style:family="text">
      <style:text-properties officeooo:rsid="01aad5a1"/>
    </style:style>
    <style:style style:name="T119" style:family="text">
      <style:text-properties officeooo:rsid="01b646fd"/>
    </style:style>
    <style:style style:name="T120" style:family="text">
      <style:text-properties officeooo:rsid="01b70b50"/>
    </style:style>
    <style:style style:name="T121" style:family="text">
      <style:text-properties officeooo:rsid="01b80037"/>
    </style:style>
    <style:style style:name="T122" style:family="text">
      <style:text-properties officeooo:rsid="01b97d7a"/>
    </style:style>
    <style:style style:name="T123" style:family="text">
      <style:text-properties officeooo:rsid="01bbd7c5"/>
    </style:style>
    <style:style style:name="T124" style:family="text">
      <style:text-properties officeooo:rsid="01cd0761"/>
    </style:style>
    <style:style style:name="T125" style:family="text">
      <style:text-properties officeooo:rsid="01d173f0"/>
    </style:style>
    <style:style style:name="T126" style:family="text">
      <style:text-properties officeooo:rsid="01d29fa4"/>
    </style:style>
    <style:style style:name="T127" style:family="text">
      <style:text-properties officeooo:rsid="01d2ec84"/>
    </style:style>
    <style:style style:name="T128" style:family="text">
      <style:text-properties officeooo:rsid="01df9582"/>
    </style:style>
    <style:style style:name="T129" style:family="text">
      <style:text-properties officeooo:rsid="01e191ad"/>
    </style:style>
    <style:style style:name="T130" style:family="text">
      <style:text-properties officeooo:rsid="01e52c1f"/>
    </style:style>
    <style:style style:name="T131" style:family="text">
      <style:text-properties officeooo:rsid="01eb7f80"/>
    </style:style>
    <style:style style:name="T132" style:family="text">
      <style:text-properties officeooo:rsid="01ecdc15"/>
    </style:style>
    <style:style style:name="T133" style:family="text">
      <style:text-properties officeooo:rsid="01ee232d"/>
    </style:style>
    <style:style style:name="T134" style:family="text">
      <style:text-properties officeooo:rsid="01f00db6"/>
    </style:style>
    <style:style style:name="T135" style:family="text">
      <style:text-properties officeooo:rsid="01f1f3f0"/>
    </style:style>
    <style:style style:name="T136" style:family="text">
      <style:text-properties officeooo:rsid="01f50d62"/>
    </style:style>
    <style:style style:name="T137" style:family="text">
      <style:text-properties officeooo:rsid="01f66d0b"/>
    </style:style>
    <style:style style:name="T138" style:family="text">
      <style:text-properties officeooo:rsid="01fde00c"/>
    </style:style>
    <style:style style:name="T139" style:family="text">
      <style:text-properties officeooo:rsid="01ffbb88"/>
    </style:style>
    <style:style style:name="T140" style:family="text">
      <style:text-properties officeooo:rsid="020227c7"/>
    </style:style>
    <style:style style:name="T141" style:family="text">
      <style:text-properties officeooo:rsid="0202e2c5"/>
    </style:style>
    <style:style style:name="T142" style:family="text">
      <style:text-properties officeooo:rsid="02041fc4"/>
    </style:style>
    <style:style style:name="T143" style:family="text">
      <style:text-properties officeooo:rsid="02052775"/>
    </style:style>
    <style:style style:name="T144" style:family="text">
      <style:text-properties officeooo:rsid="0205ff45"/>
    </style:style>
    <style:style style:name="T145" style:family="text">
      <style:text-properties officeooo:rsid="0208d47b"/>
    </style:style>
    <style:style style:name="T146" style:family="text">
      <style:text-properties officeooo:rsid="020ab310"/>
    </style:style>
    <style:style style:name="T147" style:family="text">
      <style:text-properties officeooo:rsid="02105b3b"/>
    </style:style>
    <style:style style:name="T148" style:family="text">
      <style:text-properties officeooo:rsid="02120d48"/>
    </style:style>
    <style:style style:name="T149" style:family="text">
      <style:text-properties officeooo:rsid="021ab587"/>
    </style:style>
    <style:style style:name="T150" style:family="text">
      <style:text-properties officeooo:rsid="021c2b97"/>
    </style:style>
    <style:style style:name="T151" style:family="text">
      <style:text-properties officeooo:rsid="021d552c"/>
    </style:style>
    <style:style style:name="T152" style:family="text">
      <style:text-properties officeooo:rsid="021f1a64"/>
    </style:style>
    <style:style style:name="T153" style:family="text">
      <style:text-properties officeooo:rsid="0220fcab"/>
    </style:style>
    <style:style style:name="T154" style:family="text">
      <style:text-properties officeooo:rsid="0224cc0d"/>
    </style:style>
    <style:style style:name="T155" style:family="text">
      <style:text-properties officeooo:rsid="022639b1"/>
    </style:style>
    <style:style style:name="T156" style:family="text">
      <style:text-properties officeooo:rsid="022884ef"/>
    </style:style>
    <style:style style:name="T157" style:family="text">
      <style:text-properties officeooo:rsid="022c7213"/>
    </style:style>
    <style:style style:name="T158" style:family="text">
      <style:text-properties officeooo:rsid="022f7f17"/>
    </style:style>
    <style:style style:name="T159" style:family="text">
      <style:text-properties officeooo:rsid="0230f8eb"/>
    </style:style>
    <style:style style:name="T160" style:family="text">
      <style:text-properties officeooo:rsid="02352686"/>
    </style:style>
    <style:style style:name="T161" style:family="text">
      <style:text-properties officeooo:rsid="0236c0a2"/>
    </style:style>
    <style:style style:name="T162" style:family="text">
      <style:text-properties officeooo:rsid="02399fbb"/>
    </style:style>
    <style:style style:name="T163" style:family="text">
      <style:text-properties officeooo:rsid="023c5efc"/>
    </style:style>
    <style:style style:name="T164" style:family="text">
      <style:text-properties officeooo:rsid="023eff25"/>
    </style:style>
    <style:style style:name="T165" style:family="text">
      <style:text-properties officeooo:rsid="0241cb5f"/>
    </style:style>
    <style:style style:name="T166" style:family="text">
      <style:text-properties officeooo:rsid="024679f6"/>
    </style:style>
    <style:style style:name="T167" style:family="text">
      <style:text-properties officeooo:rsid="024d36f9"/>
    </style:style>
    <style:style style:name="T168" style:family="text">
      <style:text-properties officeooo:rsid="0252ac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32:</text:p>
      <text:p text:style-name="P1"/>
      <text:p text:style-name="P1"><text:tab/>Modos de operación: </text:p>
      <text:p text:style-name="P1"/>
      <text:p text:style-name="P1">El modo protegido - Este modo es el estado natal del procesador. Entre las capacidades de modo protegido es la capacidad de ejecutar directamente "modo de dirección real" software 8086 en un entorno multitarea protegida.</text:p>
      <text:p text:style-name="P1"/>
      <text:p text:style-name="P1">Modo real-dirección - Este modo implementa el entorno de programación del procesador Intel 8086 con extensiones (como la posibilidad de cambiar al modo protegido o de gestión del sistema). El procesador se coloca en modo de dirección real tras el encendido o un restablecimiento.</text:p>
      <text:p text:style-name="P1"/>
      <text:p text:style-name="P1">Modo de administración del sistema (SMM) - Este modo proporciona un sistema operativo o ejecutivo con un mecanismo transparente para la aplicación de las funciones específicas de la plataforma, tales como la administración de energía y la seguridad del sistema. El procesador entra SMM cuando el SMM externa interrumpir pin.</text:p>
      <text:p text:style-name="P1"/>
      <text:p text:style-name="P156">Modo Virtual-8086 - En modo protegido, el procesador es compatible con un modo cuasi-operativo conocido como modo virtual 8086. Este modo permite al procesador ejecutar software de 8086 en un entorno multitarea protegida.</text:p>
      <text:p text:style-name="P1"/>
      <text:p text:style-name="P2"><text:tab/>El entorno de ejecución básica se utiliza en forma conjunta por los programas de aplicación y el sistema operativo o ejecutivo que se ejecuta en el procesador:</text:p>
      <text:p text:style-name="P2"/>
      <text:p text:style-name="P2">Espacio de direcciones - Cualquier tarea o programa que se ejecuta en un procesador IA-32 pueden abordar un espacio de direcciones lineal de hasta 4 GBytes (2^32 bytes) y un espacio de direcciones físicas de hasta 64 GBytes (2^36 bytes).</text:p>
      <text:p text:style-name="P2"/>
      <text:p text:style-name="P2">Registros básicos de ejecución del programa - Los ocho registros de propósito general, los seis registros de segmento, los registro EFLAGS, y la EIP (puntero de instrucción) registran comprender un entorno de ejecución básica en que para ejecutar un conjunto de instrucciones de uso general. Estas instrucciones realizan operaciones aritméticas básicas entero de byte, palabra y doble palabra enteros, manejar el control de flujo del programa, operar en cadenas de bits y bytes, y la memoria de direcciones.</text:p>
      <text:p text:style-name="P2"/>
      <text:p text:style-name="P2"><text:span text:style-name="T1">R</text:span>egistr<text:span text:style-name="T1">o</text:span> x87 FPU - Los registros de ocho x87 datos FPU, el registro de control FPU x87, el registro de estado, la FPU x87 puntero de instrucción registro, el operando FPU x87 (de datos) registro de puntero, la etiqueta de registro FPU x87, y el código de operación registro FPU x87 proporcionar un entorno de ejecución para operar en valores decimales codificados (BCD) de precisión simple, de doble precisión, y los valores de coma flotante de doble precisión extendida, números enteros de palabras, números enteros de doble palabra, enteros quadword y binario.</text:p>
      <text:p text:style-name="P2"/>
      <text:p text:style-name="P2"><text:soft-page-break/>Registra MMX - El ocho MMX registra ejecución apoyo de la instrucción individual con múltiples datos (SIMD) para las operaciones de 64 bits byte lleno, palabras y números enteros de doble palabra.</text:p>
      <text:p text:style-name="P2"/>
      <text:p text:style-name="P2">Registros XMM - Los ocho registros de datos de XMM y la ejecución de apoyo registro MXCSR de operaciones SIMD en valores de punto flotante de precisión simple y doble precisión envasados 128 bits y de 128-bit byte lleno, palabra, palabra doble, y los enteros palabra cuádruple.</text:p>
      <text:p text:style-name="P2"/>
      <text:p text:style-name="P3">Stack - <text:span text:style-name="T2">Guardar</text:span> procedimientos o llamadas a subrutinas y el paso de parámetros entre los procedimientos o subrutinas, a los recursos de gestión de pila y pila están incluidas en el entorno de ejecución.</text:p>
      <text:p text:style-name="P3"/>
      <text:p text:style-name="P3">Puertos I / O - La arquitectura IA-32 soporta una transferencia de datos hacia y desde la entrada / salida (E / S).</text:p>
      <text:p text:style-name="P3"/>
      <text:p text:style-name="P3">Registros de control - Los cinco registros de control (cr0 través CR4) determinan el modo de funcionamiento del procesador y las características de la tarea que se está ejecutando.</text:p>
      <text:p text:style-name="P3"/>
      <text:p text:style-name="P3">Registros de gestión de la memoria - El GDTR, IDTR, registro de tareas y LDTR especifican la ubicación de las estructuras de datos utilizadas en la gestión de memoria en modo protegido.</text:p>
      <text:p text:style-name="P3"/>
      <text:p text:style-name="P3">Registros de depuración - Los registros de depuración (DR0 través DR7) de control y permitir el seguimiento de las operaciones de depuración del procesador.</text:p>
      <text:p text:style-name="P3"/>
      <text:p text:style-name="P3">Registros alcance tipo de memoria (MTRRs) - Los MTRRs se utilizan para asignar tipos de memoria para las regiones de memoria.</text:p>
      <text:p text:style-name="P3"/>
      <text:p text:style-name="P3">Registros específicos de la máquina (MSR) - El procesador ofrece una variedad de registros específicos de máquinas que se utilizan para controlar e informar sobre el rendimiento del procesador. Prácticamente todos los MSRs manejar las funciones relacionados con el sistema y no son accesibles para un programa de aplicación. Una excepción a esta regla es el contador de marca de tiempo.</text:p>
      <text:p text:style-name="P3"/>
      <text:p text:style-name="P3"><text:span text:style-name="T2">Registros de c</text:span>omprobación de la máquina <text:s/>- Los registros <text:span text:style-name="T2">que</text:span> <text:span text:style-name="T2">chequean</text:span> <text:span text:style-name="T2">la </text:span>máquina consisten en un conjunto de control, estado y MSR de informe de errores que se utilizan para detectar e informar sobre el hardware (la máquina) errores.</text:p>
      <text:p text:style-name="P3"/>
      <text:p text:style-name="P3">Los contadores de control de rendimiento - Los contadores de control de rendimiento permiten eventos de rendimiento del procesador a ser <text:span text:style-name="T3">monitorizados.</text:span></text:p>
      <text:p text:style-name="P3"/>
      <text:p text:style-name="P4"><text:tab/>IA-32 Modelo de memoria:</text:p>
      <text:p text:style-name="P3"/>
      <text:p text:style-name="P5"><text:soft-page-break/>Modelo de memoria Flat - Memoria <text:span text:style-name="T4">a</text:span>parece <text:span text:style-name="T4">en </text:span>un programa como un único espacio de direcciones continuo. Este espacio se denomina espacio de direcciones lineal. Código, datos y las pilas están contenidos en este espacio de direcciones. Espacio de direcciones lineal es direccionable byte, con direcciones corriendo contigua de 0 a (2^32) - 1. Una dirección para cualquier byte de espacio de direcciones lineal se llama una dirección lineal.</text:p>
      <text:p text:style-name="P5"/>
      <text:p text:style-name="P6">Modelo de memoria segmentada - Memoria <text:span text:style-name="T5">a</text:span>parece <text:span text:style-name="T5">en </text:span>un programa como un conjunto de espacios de direcciones independientes llamados segmentos. Código, datos y las pilas están típicamente contenidos en segmentos separados. Para hacer frente a un byte en un segmento, un programa emite una dirección lógica. El tamaño máximo del espacio de direcciones lineal en <text:span text:style-name="T6">segmento</text:span> es 2^ <text:span text:style-name="T6">32</text:span> bytes.</text:p>
      <text:p text:style-name="P5"/>
      <text:p text:style-name="P5">Real-dirección de modelo de memoria modo - Este es el modelo de memoria para el procesador Intel 8086. Cuenta con el apoyo para proporcionar compatibilidad con los programas existentes escritos para ejecutarse en el procesador Intel 8086. El modo de dirección real utiliza una aplicación específica de memoria segmentada en la que el espacio de direcciones lineal para el programa y el sistema operativo / ejecutivo consiste en una serie de segmentos de hasta 64 Kbytes de tamaño cada uno. El tamaño máximo del espacio de direcciones lineal en modo de dirección real es 2^ 20 bytes.</text:p>
      <text:p text:style-name="P5"/>
      <text:p text:style-name="P7"><text:tab/>Modos de operación vs modelo de memoria:</text:p>
      <text:p text:style-name="P7"/>
      <text:p text:style-name="P7">El modo protegido - Cuando en modo protegido, el procesador puede utilizar cualquiera de los modelos de memoria que se describen en esta sección. (El modelo de memoria de modo de direccionamiento real, se utiliza normalmente sólo cuando el procesador está en el modo virtual-8086). El modelo de memoria utilizada depende del diseño del sistema operativo o ejecutivo. Cuando se implementa la multitarea, tareas individuales pueden utilizar diferentes modelos de memoria.</text:p>
      <text:p text:style-name="P7"/>
      <text:p text:style-name="P7">Modo real-dirección - Cuando en el modo de dirección real, el procesador sólo es compatible con el modelo de memoria el modo de dirección real.</text:p>
      <text:p text:style-name="P7"/>
      <text:p text:style-name="P7">Modo de administración del sistema - Cuando en SMM, el procesador pasa a un espacio de direcciones separado, llamado el RAM de gestión del sistema (SMRAM). El modelo de memoria utilizada para abordar bytes en este espacio de direcciones es similar al modelo de modo de dirección real.</text:p>
      <text:p text:style-name="P7"/>
      <text:p text:style-name="P7"><text:tab/><text:span text:style-name="T7">32 bits y 16 bits direcciones y operaciones:</text:span></text:p>
      <text:p text:style-name="P7"/>
      <text:p text:style-name="P9">IA-32 procesadores en modo protegido se puede configurar para la dirección y operando en tamaños de 32 bits o 16 bits.</text:p>
      <text:p text:style-name="P9"/>
      <text:p text:style-name="P9">Cuando se usa direccionamiento de 32 bits, una dirección lógica (o puntero el <text:soft-page-break/>momento) se compone de un selector de segmento de 16 bits y un offset de 32 bits; cuando se utiliza direccionamiento de 16 bits, una dirección consiste en un selector de segmento de 16 bits y un offset de 16 bits.</text:p>
      <text:p text:style-name="P10"/>
      <text:p text:style-name="P11"><text:tab/><text:span text:style-name="T8">IA-32 registros:</text:span></text:p>
      <text:p text:style-name="P12"/>
      <text:p text:style-name="P13">EAX - Acumulador de operandos y resultados de datos.</text:p>
      <text:p text:style-name="P13">ESP - puntero de pila (en el segmento SS).</text:p>
      <text:p text:style-name="P13">EBX - Puntero a los datos en el segmento DS.</text:p>
      <text:p text:style-name="P13">ECX - Contador para las operaciones de cadena y lazo.</text:p>
      <text:p text:style-name="P13">EDX - I puntero / S.</text:p>
      <text:p text:style-name="P13">ESI - Puntero a los datos en el segmento al que apunta el registro DS; puntero fuente para las operaciones de cadena.</text:p>
      <text:p text:style-name="P13">EDI - Puntero a los datos (o destino) en el segmento al que apunta el ES registro; puntero destino para operaciones de cadena.</text:p>
      <text:p text:style-name="P13">EBP - Puntero a los datos en la pila (en el segmento SS).</text:p>
      <text:p text:style-name="P13"/>
      <text:p text:style-name="P13"><text:tab/>IA-32 registros de segmentos:</text:p>
      <text:p text:style-name="P13"/>
      <text:p text:style-name="P13">CS- Segmento de código. <text:span text:style-name="T9">Se utiliza para encontrar la instrucción actual usando el registro EIP.</text:span></text:p>
      <text:p text:style-name="P14">SS- Segmento de la pila. <text:span text:style-name="T10">Donde se almacena la pila de procedimiento para el programa, tarea o manejador actualmente en ejecución.</text:span></text:p>
      <text:p text:style-name="P14">DS, ES, FS y GS- Segmentos de datos. <text:span text:style-name="T10">La disponibilidad de cuatro segmentos de datos permite el acceso eficiente y seguro a los diferentes tipos de estructuras de datos.</text:span></text:p>
      <text:p text:style-name="P7"/>
      <text:p text:style-name="P8"><text:tab/><text:span text:style-name="T11">Atributos Operand-size y Address-size:</text:span></text:p>
      <text:p text:style-name="P8"/>
      <text:p text:style-name="P15">Cuando el procesador es ejecutado en modo protegido, todo segmento de código tiene un atributo <text:s/><text:span text:style-name="T11">Operand-size y Address-size </text:span>predeterminado. El tamaño es seleccionado usando el flag D.</text:p>
      <text:p text:style-name="P15"/>
      <text:p text:style-name="P15">El atributo <text:span text:style-name="T11">Operand-size</text:span> selecciona el tamaño de operandos. Cuando el atributo <text:span text:style-name="T11">Operand-size</text:span> <text:s/>de 16 bits está en vigor, operandos puede ser generalmente de 8 bits o 16 bits, y cuando el atributo operando de tamaño de 32 bits está en vigor, operando generalmente pueden ser 8 bits o 32 bits.</text:p>
      <text:p text:style-name="P15"/>
      <text:p text:style-name="P15">El atributo <text:span text:style-name="T11">Address-size</text:span> de tamaño selecciona los tamaños de direcciones utilizadas para la dirección de memoria: 16 bits o 32 bits. Cuando el atributo <text:span text:style-name="T11">Address-size</text:span> de 16 bits está en vigor, las compensaciones de los segmentos y los desplazamientos son de 16 bits. Esta restricción limita el tamaño de un segmento de 64 KBytes. Cuando el atributo <text:span text:style-name="T11">Address-size</text:span> de 32 bits está en vigor, las compensaciones de los segmentos y los desplazamientos son de 32 bits, lo que permite hasta 4 GBytes que deben abordarse.</text:p>
      <text:p text:style-name="P15"><text:soft-page-break/></text:p>
      <text:p text:style-name="P16"><text:tab/><text:span text:style-name="T12">OPERAND ADDRESSING:</text:span></text:p>
      <text:p text:style-name="P16"/>
      <text:p text:style-name="P17">IA-32 máquinas instrucciones actúan en cero o más operandos. Algunos operandos se especifican explícitamente y otros son implícitas. Los datos de un operando de origen pueden estar ubicados en:</text:p>
      <text:p text:style-name="P17"/>
      <text:p text:style-name="P17">la propia instrucción (un operando inmediato)</text:p>
      <text:p text:style-name="P17">un registro</text:p>
      <text:p text:style-name="P17">una ubicación de memoria</text:p>
      <text:p text:style-name="P17">un puerto de I / O</text:p>
      <text:p text:style-name="P17">3-18 Vol. Entorno de ejecución 1BASIC</text:p>
      <text:p text:style-name="P17"/>
      <text:p text:style-name="P17">Cuando una instrucción devuelve datos a un operando de destino, puede ser devuelto a:</text:p>
      <text:p text:style-name="P17">un registro</text:p>
      <text:p text:style-name="P17">una ubicación de memoria</text:p>
      <text:p text:style-name="P17">un puerto de I / O</text:p>
      <text:p text:style-name="P18"/>
      <text:p text:style-name="P18"><text:tab/>I/O Port Addressing:</text:p>
      <text:p text:style-name="P18"/>
      <text:p text:style-name="P18">El procesador es compatible con un espacio de direcciones de E / S que contiene hasta 65.536 de 8 bits puertos I / O. Los puertos que son de 16 bits y de 32 bits también se pueden definir en el espacio de direcciones de E / S. Un puerto de E / S se puede abordar, ya sea con un operando inmediato o un valor en el registro DX. Consulte el Capítulo 16, "Entrada / Salida", para obtener más información acerca de puerto E / S de direccionamiento.</text:p>
      <text:p text:style-name="P18"/>
      <text:p text:style-name="P19">Tipos de datos:</text:p>
      <text:p text:style-name="P19"/>
      <text:p text:style-name="P19">Los tipos de datos fundamentales son bytes, palabras, palabras dobles, quadwords y quadwords dobles (ver Figura 4-1). Un byte es ocho bits, una palabra es de 2 bytes (16 bits), una doble palabra es de 4 bytes (32 bits), una palabra cuádruple es de 8 bytes (64 bits), y un doble quadword es de 16 bytes (128 bits). Un subconjunto de los IA-32 instrucciones arquitectura funciona con estos tipos de datos fundamentales, sin tener que escribir nada operando adicional.</text:p>
      <text:p text:style-name="P19"/>
      <text:p text:style-name="P20">Alinemiento de Words, Doublewords, Quadwords, and Double Quadwords:</text:p>
      <text:p text:style-name="P19"/>
      <text:p text:style-name="P20"><text:span text:style-name="T13">Word</text:span>, <text:span text:style-name="T13">Words</text:span> dobles, y quadwords no necesitan estar alineados en la memoria en los límites naturales. Los límites naturales de las <text:span text:style-name="T13">word</text:span>, <text:span text:style-name="T13">words</text:span> dobles y quadwords son direcciones pares, direcciones divisibles por cuatro, y las direcciones divisible por ocho, respectivamente. Sin embargo, para mejorar el desempeño de los programas, estructuras de datos (especialmente pilas) deben ajustarse a los límites naturales siempre que sea posible. La razón de esto es que el procesador requiere dos accesos a <text:soft-page-break/>memoria para hacer un acceso a la memoria no alineados; accesos alineados requieren sólo un acceso a la memoria. Una <text:span text:style-name="T13">word</text:span> o <text:span text:style-name="T13">words</text:span> doble operando que cruza un límite de 4 bytes o un operando quadword que cruza un límite de 8 bytes se considera no alineados y requiere dos ciclos de bus de memoria diferentes para el acceso.</text:p>
      <text:p text:style-name="P20"/>
      <text:p text:style-name="P19"><text:tab/>Datos Numéricos:</text:p>
      <text:p text:style-name="P19"/>
      <text:p text:style-name="P19">Aunque bytes, palabras y palabras dobles son tipos de datos fundamentales, algunas instrucciones de Apoyo Inter-institucional interpretaciones adicionales de estos tipos de datos para permitir las operaciones a realizar sobre los tipos de datos numéricos (firmado y enteros sin signo y números de coma flotante). Single-precisión (32 bits) de punto flotante y doble precisión (64 bits) los tipos de datos de punto flotante son apoyados a través de todas las generaciones de extensiones SSE y extensiones Intel AVX. La mitad de precisión (16 bits) de punto flotante tipo de datos sólo es compatible con las extensiones F16C (VCVTPH2PS, VCVTPS2PH).</text:p>
      <text:p text:style-name="P19"/>
      <text:p text:style-name="P21"><text:tab/>Enteros: </text:p>
      <text:p text:style-name="P21"/>
      <text:p text:style-name="P21">Estos pueden ser con o sin signo(El mismo esta definido por el último bit que posea según su tamaño).</text:p>
      <text:p text:style-name="P21"/>
      <text:p text:style-name="P21"><text:tab/>Punto flotante:</text:p>
      <text:p text:style-name="P21"/>
      <text:p text:style-name="P21">Estos números se diferencian por el nivel de precisión. Estos pueden ser half(16), simple(32), doble(64) y doble extendido(80). </text:p>
      <text:p text:style-name="P21"/>
      <text:p text:style-name="P22"><text:tab/>Tipo puntero:</text:p>
      <text:p text:style-name="P22"/>
      <text:p text:style-name="P22">En los modos no de 64 bits, la arquitectura define dos tipos de indicadores: un puntero near y puntero far. Un puntero es near de 32 bits (o 16 bits) offset (también llamada una dirección efectiva) dentro de un segmento. Cerca de los punteros se utilizan para todas las referencias a memoria en un modelo de memoria flat o de referencias en un modelo segmentado en el que se implicaba la identidad del segmento que se accede.</text:p>
      <text:p text:style-name="P22">Un puntero far es una dirección lógica, que consta de un selector de segmento de 16 bits y de 32 bits (o 16 bits) offset. Más punteros se utilizan para las referencias de memoria en un modelo de memoria segmentada donde se accede a la identidad de un segmento se debe especificar explícitamente</text:p>
      <text:p text:style-name="P22"/>
      <text:p text:style-name="P23"><text:tab/>NaNs:</text:p>
      <text:p text:style-name="P22"/>
      <text:p text:style-name="P23">Desde NaNs no eran los números, no son parte de la línea de número real. El espacio de codificación para NaNs en los formatos de punto flotante se muestra por encima de los extremos de la línea número real. Este espacio incluye cualquier valor con el <text:soft-page-break/>exponente sesgado máxima admisible y una fracción no-cero (el bit de signo se ignora para NaNs).</text:p>
      <text:p text:style-name="P23"/>
      <text:p text:style-name="P23">La arquitectura IA-32 define dos clases de NaNs: quit NaNs (QNAN) y NaNs señalización (SNaNs). Un QNAN es un NaN con l bit más significativo fracción seteado; un SNAN es un NaN con el bit más significativo fracción clara. Los QNAN se propaga a través de la mayoría de las operaciones aritméticas sin señalizar una excepción. SNaNs señala generalmente una excepción de operación no válida de punto flotante siempre que aparecen como operandos en operaciones aritméticas.</text:p>
      <text:p text:style-name="P23"/>
      <text:p text:style-name="P23">SNaNs se suelen utilizar para atrapar o invocar un manejador de excepciones. Ellos deben ser insertados por el software; es decir, el procesador no genera una SNAN como resultado de una operación de punto flotante.</text:p>
      <text:p text:style-name="P23"/>
      <text:p text:style-name="P24"><text:tab/>Operaciones en NaNs:</text:p>
      <text:p text:style-name="P22"/>
      <text:p text:style-name="P24">Cuando se realiza una operación de punto flotante en una SNAN y / o un QNAN, el resultado de la operación es o bien un QNAN entregado al operando de destino o la generación de un punto flotante excepción de operación inválida, dependiendo de las reglas siguientes:</text:p>
      <text:p text:style-name="P24"/>
      <text:p text:style-name="P24">Si uno de los operandos de origen es un SNAN y la excepción de punto flotante operación inválida no se enmascaran.</text:p>
      <text:p text:style-name="P24"/>
      <text:p text:style-name="P24">Si uno o ambos de los operandos de origen son NaNs y la excepción de punto flotante de operación inválida se enmascara.</text:p>
      <text:p text:style-name="P24"/>
      <text:p text:style-name="P24">Cuando ninguno de los operandos de origen es un NaN, pero la operación genera una excepción de operación <text:span text:style-name="T14">in</text:span>válida de punto flotante, el resultado es habitualmente un operando fuente SNAN convertido en un QNAN o de coma flotante valor indefinido QNAN</text:p>
      <text:p text:style-name="P24"/>
      <text:p text:style-name="P25">Los NaNs pueden ser usados en aplicaciones. Un ejemplo es para el debugger. </text:p>
      <text:p text:style-name="P25"/>
      <text:p text:style-name="P25"><text:tab/>Excepciones de punto flotante:</text:p>
      <text:p text:style-name="P25"/>
      <text:p text:style-name="P27">Invalid operation- El procesador informa de una excepción de operación no válida en respuesta a uno o más operandos aritméticos no válidos. Si se enmascara la excepción de operación no válida, el procesador establece el indicador de IE y devuelve un valor indefinido o un QNAN.</text:p>
      <text:p text:style-name="P25"/>
      <text:p text:style-name="P28">Denormal Operand -<text:span text:style-name="T15">El procesador de informes de excepción denormal-operando si una instrucción aritmética intenta operar en un operando denormal. Cuando se enmascara la excepción, el procesador establece el indicador DE y procede con la instrucción. Operando en números denormal producirá resultados al menos tan </text:span><text:soft-page-break/><text:span text:style-name="T15">buenos como, y muchas veces mejor que, lo que se pueden obtener cuando los números denormal se vuelcan a cero. Los programadores pueden enmascarar esta excepción para que un cálculo puede proceder, a continuación, analizar cualquier los de precisión cuando el resultado final es entregado.</text:span></text:p>
      <text:p text:style-name="P22"/>
      <text:p text:style-name="P29">Divide-By-Zero - Si no se enmascara la excepción de división por cero, la bandera ZE se establece, se invoca un manejador de excepción software, y los operandos permanecen inalteradas.</text:p>
      <text:p text:style-name="P29"/>
      <text:p text:style-name="P29">Numeric Overflow - El procesador informa de un punto flotante excepción de desbordamiento numérico siempre que el resultado redondeado de una instrucción supera el valor finito más grande permisible que se ajuste en el operando de destino.</text:p>
      <text:p text:style-name="P29"/>
      <text:p text:style-name="P29">Numeric Underflow - El procesador detecta una condición de desbordamiento numérico potencial de punto flotante siempre que el resultado del redondeo con exponente ilimitada (teniendo en cuenta el control de precisión para x87) es distinto de cero y pequeña; es decir, distinto de cero y menor que el valor más pequeño posible normalizado, finito que se ajuste en el operando de destino.</text:p>
      <text:p text:style-name="P29"/>
      <text:p text:style-name="P29">Inexact-Result - La excepción inexacta-resultado (también llamada la excepción de precisión) se produce si el resultado de una operación no es representable exactamente en el formato de destino.</text:p>
      <text:p text:style-name="P29"/>
      <text:p text:style-name="P26"><text:tab/>Excepciones de punto flotante <text:span text:style-name="T15">de prioridad</text:span>:</text:p>
      <text:p text:style-name="P26"/>
      <text:p text:style-name="P30">La precedencia para las excepciones de punto flotante es como sigue:</text:p>
      <text:p text:style-name="P30"/>
      <text:p text:style-name="P30">1. excepción de operación no válida y se subdivide en:</text:p>
      <text:p text:style-name="P30"><text:tab/>a. overflow de pila (se presenta con x87 FPU solamente)</text:p>
      <text:p text:style-name="P30"><text:tab/>b. underflow de pila (se presenta con x87 FPU solamente)</text:p>
      <text:p text:style-name="P30"><text:tab/>c. operando de formato no compatible (ocurre con FPU x87 sólo cuando se utiliza el doble <text:tab/>extendida precisión formato de punto flotante)</text:p>
      <text:p text:style-name="P30"><text:tab/>d. SNAN operando</text:p>
      <text:p text:style-name="P30">2. operando QNAN. Aunque esto no es una excepción, el manejo de un operando QNAN tiene prioridad sobre excepciones de menor prioridad. Por ejemplo, un QNAN dividido por cero da como resultado una QNAN, no una excepción cero brecha.</text:p>
      <text:p text:style-name="P30"/>
      <text:p text:style-name="P30">3. Cualquier otra excepción de operación no válida no mencionado anteriormente o una excepción de división por cero.</text:p>
      <text:p text:style-name="P30"/>
      <text:p text:style-name="P30">4. excepción denormal-operando. Si enmascarado, a continuación, ejecución de la instrucción continúa y una excepción de menor prioridad puede ocurrir también.</text:p>
      <text:p text:style-name="P30"/>
      <text:p text:style-name="P30">5. extracto y refinado excepciones numéricas; posiblemente en relación con la <text:soft-page-break/>excepción inexacta en los resultados.</text:p>
      <text:p text:style-name="P30"/>
      <text:p text:style-name="P30">6. excepción inexacto en los resultados.</text:p>
      <text:p text:style-name="P26"/>
      <text:p text:style-name="P31"><text:tab/>Acciones típicas de un controlador de excepciones de punto flotante:</text:p>
      <text:p text:style-name="P31"/>
      <text:p text:style-name="P31">Una acción típica del manejador de excepción es la de almacenar la información de estado en la memoria. Otras acciones típicas manejador de excepciones incluyen:</text:p>
      <text:p text:style-name="P31"/>
      <text:p text:style-name="P31">El examen de la información de estado almacenada para determinar la naturaleza del error</text:p>
      <text:p text:style-name="P31"/>
      <text:p text:style-name="P31">La adopción de medidas para corregir la condición que causó el error</text:p>
      <text:p text:style-name="P31"/>
      <text:p text:style-name="P31">Eliminación de las banderas de excepción</text:p>
      <text:p text:style-name="P31"/>
      <text:p text:style-name="P31">Volviendo al programa interrumpido y reanudar la ejecución normal</text:p>
      <text:p text:style-name="P31"/>
      <text:p text:style-name="P31">En lugar de escribir los procedimientos de recuperación, el manejador de excepciones puede hacer lo siguiente:</text:p>
      <text:p text:style-name="P31"/>
      <text:p text:style-name="P31">Incremento en el software de un contador de excepción para su posterior exhibición o impresión</text:p>
      <text:p text:style-name="P31"/>
      <text:p text:style-name="P31">Imprimir o visualizar información de diagnóstico (como la información de estado)</text:p>
      <text:p text:style-name="P31"/>
      <text:p text:style-name="P31">Halt más la ejecución del programa.</text:p>
      <text:p text:style-name="P32"/>
      <text:p text:style-name="P34"><text:tab/><text:span text:style-name="T16">Pila:</text:span></text:p>
      <text:p text:style-name="P34"/>
      <text:p text:style-name="P33">Para establecer una pila debemos establecer un segmento de pila, cargarlo en el SS y guardar el stack-pointer en el ESP.</text:p>
      <text:p text:style-name="P33"/>
      <text:p text:style-name="P33">El stack debe estar alineado a 16 o 32-bits. Dependiendo de como este el flag D.</text:p>
      <text:p text:style-name="P33"/>
      <text:p text:style-name="P33">El stack-frame se determina por el ESP y EBP.</text:p>
      <text:p text:style-name="P33"/>
      <text:p text:style-name="P33">Call far es para distinto segmento y call near es para el mismo. </text:p>
      <text:p text:style-name="P34"/>
      <text:p text:style-name="P34"/>
      <text:p text:style-name="P35">La diferencia entre una interrup gate y una trap gate es que en la primera se setea el flag IF para que no se pueda interrumpir el handel, en la trap no.</text:p>
      <text:p text:style-name="P35"/>
      <text:p text:style-name="P35">Si el hendel de la <text:span text:style-name="T17">interrupción</text:span> tiene un nivel de privilegio mayor a lo que esta corriendo actualmente entonces el micro pone el stack del nivel adecuado.</text:p>
      <text:p text:style-name="P35"><text:soft-page-break/></text:p>
      <text:p text:style-name="P36">Near Call:</text:p>
      <text:p text:style-name="P36"/>
      <text:p text:style-name="P36">1. Pushea el valor actual del registro EIP en la pila.</text:p>
      <text:p text:style-name="P36">2. Carga el compensados del procedimiento llamado en el registro EIP.</text:p>
      <text:p text:style-name="P36">3. Comienza la ejecución del procedimiento llamado.</text:p>
      <text:p text:style-name="P36"/>
      <text:p text:style-name="P37">Return Near:</text:p>
      <text:p text:style-name="P36"/>
      <text:p text:style-name="P36">1. Pops el tope de la pila valor (el puntero de instrucción de retorno) en el registro EIP.</text:p>
      <text:p text:style-name="P36">2. Si la instrucción RET tiene un argumento opcional n, incrementa el puntero de pila por el número de bytes especificados con el n operando para liberar los parámetros de la pila.</text:p>
      <text:p text:style-name="P36">3. reanuda la ejecución del procedimiento de llamada.</text:p>
      <text:p text:style-name="P36"/>
      <text:p text:style-name="P36">Far Call: </text:p>
      <text:p text:style-name="P36"/>
      <text:p text:style-name="P36">1. <text:s/>Pushea el valor actual del registro CS en la pila.</text:p>
      <text:p text:style-name="P36">2. Pushea el valor actual del registro EIP en la pila.</text:p>
      <text:p text:style-name="P36">3. Las cargas el selector de segmento del segmento que contiene el procedimiento llamado en el registro CS.</text:p>
      <text:p text:style-name="P36">4. Carga el compensados del procedimiento llamado en el registro EIP.</text:p>
      <text:p text:style-name="P36">5. Comienza la ejecución del procedimiento llamado.</text:p>
      <text:p text:style-name="P36"/>
      <text:p text:style-name="P37">Return Far:</text:p>
      <text:p text:style-name="P36"/>
      <text:p text:style-name="P36">1. Pops el tope de la pila valor (el puntero de instrucción de retorno) en el registro EIP.</text:p>
      <text:p text:style-name="P36">2. Pops el valor tope de la pila (el selector de segmento para el segmento de código que se devuelve a) en el registro CS.</text:p>
      <text:p text:style-name="P36">3. Si la instrucción RET tiene un argumento opcional n, incrementa el puntero de pila por el número de bytes especificados con el n operando para liberar los parámetros de la pila.</text:p>
      <text:p text:style-name="P36">4. reanuda la ejecución del procedimiento de llamada.</text:p>
      <text:p text:style-name="P36"/>
      <text:p text:style-name="P36">Los módulos de código de un nivel bajo solo pueden aceder a uno más alto usando una interfaz llamada gate. </text:p>
      <text:p text:style-name="P36"/>
      <text:p text:style-name="P37">Call y return entre distintos privilegios:</text:p>
      <text:p text:style-name="P37"/>
      <text:p text:style-name="P37">Call:</text:p>
      <text:p text:style-name="P37"/>
      <text:p text:style-name="P37">1. Comprueba que tenga permiso.</text:p>
      <text:p text:style-name="P37">2. Guarda temporalmente los registros SS, ESP, CS, y EIP.</text:p>
      <text:p text:style-name="P37"><text:soft-page-break/>3. Carga el selector de segmento y el puntero a la pila de la nueva pila.</text:p>
      <text:p text:style-name="P37">4. Pushea los SS y ESP guardados en la nueva pila.</text:p>
      <text:p text:style-name="P37">5. Copia los parámetros del proceso de llamada de pila de la nueva pila.</text:p>
      <text:p text:style-name="P37">6. Pushea los valores de CS y EIP para el proceso de llamada de la nueva pila.</text:p>
      <text:p text:style-name="P37">7. Carga el nuevo segmento de código y el nuevo puntero a instrucción en CS y EIP.</text:p>
      <text:p text:style-name="P37">8. Comienza a ejecutar la siguiente instrucción con el nuevo nivel de privilegio.</text:p>
      <text:p text:style-name="P37"/>
      <text:p text:style-name="P37">Para el return:</text:p>
      <text:p text:style-name="P37"/>
      <text:p text:style-name="P38">1. Realiza una comprobación privilegio.</text:p>
      <text:p text:style-name="P38">2. Restaura la CS y EIP registra a sus valores anteriores a la convocatoria.</text:p>
      <text:p text:style-name="P38">3. Si la instrucción RET tiene un argumento opcional n, incrementa el puntero de pila por el número de bytes especificados con el n operando para liberar los parámetros de la pila. Si el descriptor de la puerta llamada especifica que uno o más parámetros pueden copiar de una pila a otra, a n instrucción RET debe ser utilizado para liberar los parámetros de ambas pilas. Aquí, el n operando especifica el número de bytes ocupados en cada pila por los parámetros. En una declaración, los incrementos de procesadores ESP por n para cada pila para pasar por encima (efectivamente quitar) estos parámetros de las pilas.</text:p>
      <text:p text:style-name="P38">4. Restaura las SS y ESP registra a sus valores anteriores a la convocatoria, lo que provoca un cambio de vuelta a la pila de procedimiento de llamada.</text:p>
      <text:p text:style-name="P38">5. Si la instrucción RET tiene un argumento opcional n, incrementa el puntero de pila por el número de bytes especificados con el n operando para liberar los parámetros de la pila.</text:p>
      <text:p text:style-name="P38">6. reanuda la ejecución del procedimiento de llamada.</text:p>
      <text:p text:style-name="P38"/>
      <text:p text:style-name="P39">Call en un proceso de interrupción o excepción:</text:p>
      <text:p text:style-name="P39"/>
      <text:p text:style-name="P39">1. Pushea el contenido actual de la EFLAGS, CS, y EIP registra (en ese orden) en la pila.</text:p>
      <text:p text:style-name="P39">2. Pushea un código de error (si es apropiado) en la pila.</text:p>
      <text:p text:style-name="P39">3. Carga el selector de segmento para el nuevo segmento de código y el nuevo puntero de instrucción (de la puerta de interrupción o trampa de puerta) en los registros CS y EIP, respectivamente.</text:p>
      <text:p text:style-name="P39">4. Si la llamada es a través de una puerta de interrupción, se borra la bandera IF en el Registro EFLAGS.</text:p>
      <text:p text:style-name="P39">5. Comienza la ejecución del procedimiento manejador.</text:p>
      <text:p text:style-name="P39"/>
      <text:p text:style-name="P39">Si se produce un cambio de pila, el procesador realiza las siguientes acciones:</text:p>
      <text:p text:style-name="P39"/>
      <text:p text:style-name="P39">1. Guarda los registros SS, ESP, EFLAGS, CS, y EIP.</text:p>
      <text:p text:style-name="P39">2. Carga el selector de segmento y puntero de pila para la nueva pila.</text:p>
      <text:p text:style-name="P39">3. Pushea el guardado de SS, ESP, valores EFLAGS, CS, y EIP de pila del procedimiento interrumpido en la nueva pila.</text:p>
      <text:p text:style-name="P39">4. Pushea a un código de error en la nueva pila (si es apropiado).</text:p>
      <text:p text:style-name="P39"><text:soft-page-break/>5. Carga el selector de segmento para el nuevo segmento de código y el nuevo puntero de instrucción en los registros CS y EIP.</text:p>
      <text:p text:style-name="P39">6. Si la llamada es a través de una puerta de interrupción, se borra la bandera IF en el Registro EFLAGS.</text:p>
      <text:p text:style-name="P39">7. Comienza la ejecución del procedimiento manipulador en el nuevo nivel de privilegio.</text:p>
      <text:p text:style-name="P39"/>
      <text:p text:style-name="P39">Return mismo privilegio:</text:p>
      <text:p text:style-name="P39"/>
      <text:p text:style-name="P39">1. Restaura la CS y EIP.</text:p>
      <text:p text:style-name="P39">2. Restaura el registro EFLAGS.</text:p>
      <text:p text:style-name="P39">3. incrementa el puntero de pila adecuadamente.</text:p>
      <text:p text:style-name="P39">4. Continua ejecución del procedimiento interrumpido.</text:p>
      <text:p text:style-name="P39"/>
      <text:p text:style-name="P39">Return distinto privilegio</text:p>
      <text:p text:style-name="P39"/>
      <text:p text:style-name="P39">1. Realiza una comprobación privilegio.</text:p>
      <text:p text:style-name="P39">2. Restaura la CS y EIP.</text:p>
      <text:p text:style-name="P39">3. Restaura el registro EFLAGS.</text:p>
      <text:p text:style-name="P39">4. Restaura la SS y ESP.</text:p>
      <text:p text:style-name="P39">5. Reanuda ejecución del procedimiento interrumpido.</text:p>
      <text:p text:style-name="P39"/>
      <text:p text:style-name="P40">ENTER and LEAVE:</text:p>
      <text:p text:style-name="P40"/>
      <text:p text:style-name="P41">La instrucción Enter crea un stack frame compatible con las reglas <text:span text:style-name="T96">típicas</text:span> de los bloques de <text:span text:style-name="T96">código</text:span> de los lenguajes. El primer operando <text:span text:style-name="T18">especifica</text:span> la cantidad de bytes que se reservan en la pila.</text:p>
      <text:p text:style-name="P41"/>
      <text:p text:style-name="P42">El segundo es el nivel de anidamiento léxica determina el número de punteros marco de pila para copiar en el nuevo marco de pila de la trama precedente. Un puntero marco de pila es una palabra doble utilizado para acceder a las variables de un procedimiento. El conjunto de punteros marco de pila utilizados por un procedimiento para acceder a las variables de otros procedimientos se llama la pantalla. La primera palabra doble en la pantalla es un puntero a la estructura de pila anterior. Este puntero se utiliza por una instrucción <text:span text:style-name="T19">LEAVE</text:span> para deshacer el efecto de una instrucción ENTER descartando el marco de pila actual.</text:p>
      <text:p text:style-name="P42"/>
      <text:p text:style-name="P43">Lenguajes estructurados Bloquear pueden utilizar los niveles léxicos definidos por ENTER para controlar el acceso a las variables de procedimientos anidados. En la Figura 6-6, por ejemplo, si el procedimiento A llama al procedimiento B, que, a su vez, llama al procedimiento C, a continuación, el procedimiento C se tiene acceso a las variables del procedimiento y el procedimiento MAIN A, pero no los de procedimiento B, ya que son al mismo nivel léxico. La siguiente definición describe el acceso a las variables para los procedimientos anidados en la Figura 6-6.</text:p>
      <text:p text:style-name="P43"/>
      <text:p text:style-name="P43"><text:soft-page-break/>1. MAIN tiene variables desde una ubicación fija.</text:p>
      <text:p text:style-name="P43">2. Procedimiento A sólo puede acceder a las variables del MAIN.</text:p>
      <text:p text:style-name="P43">3. Procedimiento B sólo puede acceder a las variables del procedimiento A y MAIN. Procedimiento B no puede acceder a las variables del procedimiento C o D. </text:p>
      <text:p text:style-name="P43">4. Procedimiento C sólo puede acceder a las variables del procedimiento A y MAIN. Procedimiento C no puede acceder a las variables del procedimiento B o procedimiento D.</text:p>
      <text:p text:style-name="P43">5. Procedimiento D puede acceder a las variables del procedimiento C, procedimiento A, y MAIN. Procedimiento D no puede acceder a las variables del procedimiento B.</text:p>
      <text:p text:style-name="P43"/>
      <text:p text:style-name="P44">Instrucciones de <text:span text:style-name="T97">propósito</text:span> general: </text:p>
      <text:p text:style-name="P44">Data transfer </text:p>
      <text:p text:style-name="P44">Binary arithmetic </text:p>
      <text:p text:style-name="P44">Decimal arithmetic </text:p>
      <text:p text:style-name="P44">Logical </text:p>
      <text:p text:style-name="P44">Shift and rotate </text:p>
      <text:p text:style-name="P44">Bit and byte </text:p>
      <text:p text:style-name="P44">Control transfer </text:p>
      <text:p text:style-name="P44">String -REP es un loop para string</text:p>
      <text:p text:style-name="P44">I/O </text:p>
      <text:p text:style-name="P44">Enter and Leave </text:p>
      <text:p text:style-name="P44">Flag control </text:p>
      <text:p text:style-name="P44">Segment register </text:p>
      <text:p text:style-name="P44">Miscellaneous</text:p>
      <text:p text:style-name="P44"/>
      <text:p text:style-name="P44"/>
      <text:p text:style-name="P44">FPU posee un conjunto de <text:span text:style-name="T20">registros</text:span> de 80 bits(el tamaño es para los doble presition extended). Un puntero al ultimo operando y uno la ultima instrucción. </text:p>
      <text:p text:style-name="P44"/>
      <text:p text:style-name="P47">FPU Status Word: Hay 4 flags de condición(C0 a C3). TOP que es un puntero a registro. Posee valores del 0 al 7. IE, DE, ZE, OE, UE, y PE son flags de excepción. El indicador de estado de resumen excepción (ES, bit 7) se establece cuando se configuran ninguna de las banderas de excepción sin máscara. El B-bit (bit 15) se incluye para 8087 únicamente la compatibilidad. Refleja el contenido de la marca ES. El SF indica el flag de estado. Si esta seteado y C1=1 es overflow, underflow si C1=0. </text:p>
      <text:p text:style-name="P47"/>
      <text:p text:style-name="P47">Los movimientos condicionales poseen dos mecanismos:</text:p>
      <text:p text:style-name="P47"/>
      <text:p text:style-name="P47">El viejo mecanismo está disponible en x87 FPU de antes de los procesadores de la familia P6 y en la familia de procesadores P6. Este mecanismo utiliza la coma flotante comparar instrucciones (FCOM, FCOMP, FCOMPP, FTST, FUCOMPP, FICOM y FICOMP) para comparar dos valores de punto flotante y establecer los indicadores de código de condición (C0 a C3) de acuerdo con los resultados. El contenido de las banderas de código de condición se copian en los indicadores de <text:soft-page-break/>estado de los registro EFLAGS.</text:p>
      <text:p text:style-name="P47"/>
      <text:p text:style-name="P47">El nuevo mecanismo está disponible a partir de las procesadores de la familia P6. El uso de este mecanismo, el nuevo punto flotante comparar y establecer instrucciones EFLAGS (FCOMI, FCOMIP, FUCOMI y FUCOMIP) comparar dos valores de punto flotante y establecer la ZF, PF, y las banderas de FQ en los EFLAGS registrar directamente. Por tanto, una sola instrucción reemplaza las tres instrucciones exigidos por el viejo mecanismo.</text:p>
      <text:p text:style-name="P47"/>
      <text:p text:style-name="P47">El control word del FPU x87 16-bit (véase la figura 8-6) controla la precisión de la FPU x87 y método de redondeo utilizado. También contiene los de punto flotante máscara excepción pedacitos x87 FPU. La palabra de control se almacena en caché en el registro de control FPU x87. El contenido de este registro se pueden cargar con la instrucción FLDCW y se almacenan en la memoria con las instrucciones FSTCW / FNSTCW.</text:p>
      <text:p text:style-name="P44"/>
      <text:p text:style-name="P48">Los bits de máscara excepción de bandera (bits 0 a 5 de la palabra de control FPU x87) enmascaran las 6 en punto flotante de excepción banderas en la palabra de estado FPU x87. Cuando uno de estos bits de máscara se fija, su excepción de punto flotante FPU x87 correspondiente está bloqueado y no se generen</text:p>
      <text:p text:style-name="P48"/>
      <text:p text:style-name="P49">El presition-control field indica la <text:span text:style-name="T98">precisión</text:span> con la que se realizaran las operaciones.</text:p>
      <text:p text:style-name="P49">Rounding-control controla el redondeo. </text:p>
      <text:p text:style-name="P49">infinity control flag infinito signado. </text:p>
      <text:p text:style-name="P49"/>
      <text:p text:style-name="P49">TAG es un registro que por cada par de bit se indica el estado de los registros de FPU</text:p>
      <text:p text:style-name="P49"><text:s/>TAG Word Values :</text:p>
      <text:p text:style-name="P49">00 — Valid </text:p>
      <text:p text:style-name="P49">01 — Zero </text:p>
      <text:p text:style-name="P49">10 — Special: invalid (NaN, unsupported), infinity, or denormal </text:p>
      <text:p text:style-name="P49">11 — Empty</text:p>
      <text:p text:style-name="P44"/>
      <text:p text:style-name="P51">x87 FPU Instruction and Data (Operand) Pointers:</text:p>
      <text:p text:style-name="P50">L<text:span text:style-name="T21">os </text:span>FPU x87 punteros a la instrucción y los datos (operando) para la última instrucción no control ejecutado. Estos son los puntero de instrucciones FPU x87 y datos (operando) punteros x87 FPU; software puede guardar estos punteros para proporcionar información sobre el estado de los controladores de excepciones.</text:p>
      <text:p text:style-name="P50"/>
      <text:p text:style-name="P50">Los FPU x87 de instrucciones y datos punteros cada uno consta de una y un selector de segmento offset.</text:p>
      <text:p text:style-name="P50"/>
      <text:p text:style-name="P52">La FPU x87 almacena el código de operación de la última instrucción de no control ejecutado en un FPU x87 código de operación de registro de 11 bits. (Esta información proporciona información sobre el estado de los controladores de excepciones).</text:p>
      <text:p text:style-name="P52"><text:soft-page-break/></text:p>
      <text:p text:style-name="P53">FSTENV/FNSTENV and FSAVE/FNSAVE son instrucciones que sirven para guardar y restaurar los registros de estado del FPU en los heandel de excepciones. </text:p>
      <text:p text:style-name="P53"/>
      <text:p text:style-name="P54">Los valores indefinidos en FPU pueden ser QNAN o packed BCD indefinidos. </text:p>
      <text:p text:style-name="P54"/>
      <text:p text:style-name="P55">X87 FPU set de instrucciones:</text:p>
      <text:p text:style-name="P55"/>
      <text:p text:style-name="P55">Data transfer instructions </text:p>
      <text:p text:style-name="P55"/>
      <text:p text:style-name="P55">Basic arithmetic instructions </text:p>
      <text:p text:style-name="P55"/>
      <text:p text:style-name="P56">Comparison instructions - setean los flags de condición o los EFLAGS. El procesador no ofrece instrucciones de control de flujo que se ramifican en el ajuste de las banderas del código de condición (C0, C2 y C3) en la palabra de estado FPU x87. Para expandirse en el estado de estas banderas, la palabra de estado FPU x87 debe desplazarse al registro AX en la unidad entera. El FSTSW AX (palabra de estado de la store) instrucción se puede utilizar para este propósito. <text:span text:style-name="T22">Cuando estas banderas están en el registro AX, la instrucción TEST se puede utilizar para controlar la bifurcación condicional de la siguiente manera:</text:span></text:p>
      <text:p text:style-name="P56"/>
      <text:p text:style-name="P57">1. Compruebe si hay un resultado desordenada. Use la instrucción TEST para comparar el contenido del registro AX con el 0400h constante.</text:p>
      <text:p text:style-name="P57"/>
      <text:p text:style-name="P57">2. Compruebe resultado de la comparación ordenada. Utilizando unas constantes en la instrucción TEST para comprobar si una menor, igual o mayor que el resultado, a continuación, utilice la instrucción de ramificación condicional correspondiente a transferir el control del programa con el procedimiento o sección de código apropiado.</text:p>
      <text:p text:style-name="P55"/>
      <text:p text:style-name="P55"/>
      <text:p text:style-name="P55">Transcendental instructions:</text:p>
      <text:p text:style-name="P55"/>
      <text:p text:style-name="P55">Load constant instructions - FLDPI Load π</text:p>
      <text:p text:style-name="P55"/>
      <text:p text:style-name="P55">x87 FPU control instructions</text:p>
      <text:p text:style-name="P44"/>
      <text:p text:style-name="P46">Wait vs non-Wait: <text:span text:style-name="T23">Revisa y maneja las excepciones pendientes FPU x87 no enmascaradas. </text:span></text:p>
      <text:p text:style-name="P45">La versión de wait (con el prefijo "F") realiza una operación de espera antes de que realice la operación primaria; mientras que, la versión non-wait (con el prefijo "FN") ignora excepciones sin máscara pendientes. </text:p>
      <text:p text:style-name="P45"/>
      <text:p text:style-name="P58">El FPU soporta las excepciones: </text:p>
      <text:p text:style-name="P58"/>
      <text:p text:style-name="P58"><text:soft-page-break/>Invalid operation (#I), with two subclasses:</text:p>
      <text:p text:style-name="P58">- Stack overflow or underflow (#IS)</text:p>
      <text:p text:style-name="P58">- Invalid arithmetic operation (#IA)</text:p>
      <text:p text:style-name="P58">Denormalized operand (#D)</text:p>
      <text:p text:style-name="P58">Divide-by-zero (#Z)</text:p>
      <text:p text:style-name="P58">Numeric overflow (#O)</text:p>
      <text:p text:style-name="P58">Numeric underflow (#U)</text:p>
      <text:p text:style-name="P58">Inexact result (precision) (#P)</text:p>
      <text:p text:style-name="P58"/>
      <text:p text:style-name="P59">arithmetic instructions and non- arithmetic instructions: las primeras afectan a los operandos y las segundas si.</text:p>
      <text:p text:style-name="P59"/>
      <text:p text:style-name="P59">Overflow de pila - Una instrucción intenta cargar un registro FPU x87 no vacío de la memoria. Un registro no vacío se define como un registro que contiene un (tag 01) cero, un valor válido (tag 00), o un valor especial (tag 10).</text:p>
      <text:p text:style-name="P59">Underflow de pila - Una instrucción hace referencia a un registro FPU x87 vacía como un operando de origen, incluyendo el intento de escribir el contenido de un registro vacío en la memoria. Un registro vacío tiene tag en 11.</text:p>
      <text:p text:style-name="P59"/>
      <text:p text:style-name="P60">Heandel de excepciones: Modo nativo: si el FPU x87 detecta una condición de excepción durante la ejecución de una instrucción de punto flotante y la excepción es desenmascarado. </text:p>
      <text:p text:style-name="P61">Modo MS-DOS: para <text:span text:style-name="T24">W</text:span>indows.</text:p>
      <text:p text:style-name="P60"/>
      <text:p text:style-name="P62">La tecnología MMX define un modelo simple y flexible ejecución SIMD para manejar datos enteros en paquetes de 64 bits. </text:p>
      <text:p text:style-name="P62"/>
      <text:p text:style-name="P62">Ocho nuevos registros de datos de 64 bits, llamados registros MMX</text:p>
      <text:p text:style-name="P62"/>
      <text:p text:style-name="P62">Tres nuevos tipos de datos empaquetados:</text:p>
      <text:p text:style-name="P62">- Enteros bytes en paquetes de 64 bits (con y sin signo).</text:p>
      <text:p text:style-name="P62">- Enteros de palabras en paquetes de 64 bits (con y sin signo).</text:p>
      <text:p text:style-name="P62">- Enteros doble palabra llena de 64 bits (con y sin signo).</text:p>
      <text:p text:style-name="P62"/>
      <text:p text:style-name="P62">Instrucciones que apoyan los nuevos tipos de datos y manejar la administración del estado MMX.</text:p>
      <text:p text:style-name="P62"/>
      <text:p text:style-name="P62">Extensiones a la instrucción CPUID.</text:p>
      <text:p text:style-name="P62"/>
      <text:p text:style-name="P62">Los ocho registros de propósito general (ver Figura 3-5) se utilizan con existente</text:p>
      <text:p text:style-name="P62">IA-32 modos de direccionamiento para abordar operandos en memoria. Ya que los MMX no lo pueden hacer por ellos mismos. </text:p>
      <text:p text:style-name="P62"/>
      <text:p text:style-name="P63">La tecnología MMX proporciona tres maneras de manejar las condiciones fuera de rango: aritmética envolvente- truncamiento<text:span text:style-name="T25">(es decir, el transporte o desbordamiento </text:span><text:soft-page-break/><text:span text:style-name="T25">poco se ignora y sólo los bits menos significativos de los resultados se devuelven al destino), saturación con signo, saturación sin signo. </text:span></text:p>
      <text:p text:style-name="P63"/>
      <text:p text:style-name="P63"/>
      <text:p text:style-name="P64">MMX instrucciones: </text:p>
      <text:p text:style-name="P64">Data transfer </text:p>
      <text:p text:style-name="P64">Arithmetic </text:p>
      <text:p text:style-name="P64">Comparison - Generan una mascara. Los EFLAGS no se ven afectados. </text:p>
      <text:p text:style-name="P64">Conversion - <text:span text:style-name="T26">pack</text:span></text:p>
      <text:p text:style-name="P64">Unpacking </text:p>
      <text:p text:style-name="P64">Logical </text:p>
      <text:p text:style-name="P64">Shift </text:p>
      <text:p text:style-name="P64">Empty MMX state instruction (EMMS) – <text:span text:style-name="T28">Se utiliza para evitar excepciones innecesarias en la transición entre MMX y FPU. </text:span></text:p>
      <text:p text:style-name="P64"/>
      <text:p text:style-name="P65">Compatibilidad entre MMX y FPU. </text:p>
      <text:p text:style-name="P65"/>
      <text:p text:style-name="P65">El estado MMX es alias al estado FPU x87. No hay nuevos estados o modos se han añadido a la arquitectura IA-32 para apoyar la tecnología MMX. Las mismas instrucciones de punto flotante que guardar y restaurar el estado FPU x87 también</text:p>
      <text:p text:style-name="P65">manejar el estado MMX.</text:p>
      <text:p text:style-name="P65"/>
      <text:p text:style-name="P66">Escribir aplicaciones: </text:p>
      <text:p text:style-name="P66"/>
      <text:p text:style-name="P65">Antes de que una aplicación intenta utilizar la tecnología MMX, se debe comprobar que está presente en el proceso. </text:p>
      <text:p text:style-name="P65"/>
      <text:p text:style-name="P66">Compruebe que el procesador es compatible con la instrucción CPUID al intentar ejecutar la instrucción CPUID. Si el procesador no admite la instrucción CPUID, esto generará una excepción inválida-código de operación (#UD).</text:p>
      <text:p text:style-name="P66">2. Compruebe que el procesador es compatible con la tecnología MMX (si CPUID.01H: EDX.MMX [23 bits] = 1).</text:p>
      <text:p text:style-name="P66">3. Compruebe que la emulación de la FPU x87 está desactivado (si CR0.EM [bit 2] = 0).</text:p>
      <text:p text:style-name="P66"/>
      <text:p text:style-name="P67">Para evitar incoherencias en el cambio de FPU a MMX se deben tomar las siguientes <text:span text:style-name="T27">precauciones</text:span>: </text:p>
      <text:p text:style-name="P64"/>
      <text:p text:style-name="P68">Cuando se ejecuta una instrucción MMX, el procesador cambia el estado FPU x87 de la siguiente manera:</text:p>
      <text:p text:style-name="P68"/>
      <text:p text:style-name="P68">-El valor TOS de la palabra de estado FPU x87 se establece en 0.</text:p>
      <text:p text:style-name="P68"/>
      <text:p text:style-name="P68">-La palabra entera etiqueta FPU x87 se establece en el estado válido.</text:p>
      <text:p text:style-name="P68"/>
      <text:p text:style-name="P68"><text:soft-page-break/>-Cuando una instrucción MMX escribe en un registro MMX, escribe unos (11B) a la parte exponente de la coma flotante registro corre-sponding.</text:p>
      <text:p text:style-name="P68"/>
      <text:p text:style-name="P68">Cuando se ejecuta una instrucción FPU x87, el procesador asume que el estado actual de las FPU x87 registro de pila y control registros es válida y ejecuta la instrucción sin ninguna modificación preparatorias al estado FPU x87.</text:p>
      <text:p text:style-name="P68"/>
      <text:p text:style-name="P68">Si la solicitud contiene tanto FPU x87 de punto flotante y de instrucciones MMX, se recomiendan las siguientes pautas:</text:p>
      <text:p text:style-name="P68"/>
      <text:p text:style-name="P69">-Cuando la transición entre FPU x87 y código MMX, guardar el estado de cualquier dato FPU x87 o registros de control que deben ser conservados para su uso futuro. -Las instrucciones FSAVE y FXSAVE ahorran todo el estado FPU x87.</text:p>
      <text:p text:style-name="P69"/>
      <text:p text:style-name="P69">Cuando la transición entre MMX y código FPU x87, haga lo siguiente:</text:p>
      <text:p text:style-name="P69"/>
      <text:p text:style-name="P69">- Guarde los datos en los registros MMX que necesita ser conservado para su uso futuro. FSAVE y FXSAVE también ahorran el estado de los registros MMX.</text:p>
      <text:p text:style-name="P69">- Ejecute la operación EMMS para borrar el estado MMX partir de los datos x87 y registros de control.</text:p>
      <text:p text:style-name="P68"/>
      <text:p text:style-name="P70">Tecnología MMX permite el acceso directo a todos los registros MMX. Esto significa que todas las convenciones de interfaz existentes que se aplican a la utilización de registros de propósito general del procesador también se aplican a la utilización de registros MMX.</text:p>
      <text:p text:style-name="P70"/>
      <text:p text:style-name="P71">Una aplicación necesita para identificar la naturaleza del sistema operativo multitarea en el que se ejecuta. Cada tarea conserva su propio estado que deben guardarse cuando se produce un cambio de tarea. El estado del procesador (contexto) se compone de los registros de propósito general, y la de punto flotante y registros MMX.</text:p>
      <text:p text:style-name="P71"/>
      <text:p text:style-name="P71">Los sistemas operativos se pueden clasificar en dos tipos:</text:p>
      <text:p text:style-name="P71"/>
      <text:p text:style-name="P71">Sistemas operativos multitarea cooperativa no salvan la FPU o estatal MMX cuando se realiza un cambio de contexto. Por lo tanto, la aplicación tiene que salvar al Estado en cuestión antes de renunciar al control directo o indirecto con el sistema operativo.</text:p>
      <text:p text:style-name="P71"/>
      <text:p text:style-name="P71">Sistemas operativos multitarea preventiva son responsables de guardar y restaurar el estado FPU y MMX cuando se realiza un cambio de contexto. Por lo tanto, la aplicación no tiene que guardar o restaurar la FPU y MMX estado.</text:p>
      <text:p text:style-name="P68"/>
      <text:p text:style-name="P72">SSE:</text:p>
      <text:p text:style-name="P72"/>
      <text:p text:style-name="P72">SSE es una <text:span text:style-name="T51">expansión</text:span> del SIMD que introduce los XMM y además: </text:p>
      <text:p text:style-name="P72"><text:soft-page-break/></text:p>
      <text:p text:style-name="P74">A diferencia de los MMX, los XMM pueden manejar por si mismos direcciones de memoria. <text:span text:style-name="T30">En MMX esto lo hacen los registros de propósito general. </text:span></text:p>
      <text:p text:style-name="P74"/>
      <text:p text:style-name="P73">MXCSR es un registro de control y estado para SSE. <text:span text:style-name="T31">El contenido de este registro se pueden cargar desde la memoria con las instrucciones LDMXCSR y FXRSTOR y se almacenan en la memoria con STMXCSR y FXSAVE.</text:span></text:p>
      <text:p text:style-name="P73"/>
      <text:p text:style-name="P75"><text:span text:style-name="T29">MXCSR </text:span>contiene bits de flags y mask para las excepciones, <text:span text:style-name="T32">control de redondeo, el flag flush-to-zero sirve para controlar el underflow cuando este esta enmascarado, flag denormals-are-zeros controla cómo SIMD instrucciones de punto flotante manejan operandos de origen denormal. Los bits 0 a 5 del registro MXCSR indican si se ha detectado una excepción de punto flotante SIMD. Son flags "shiky". Es decir, después se establece un indicador, que permanece establecido hasta que se borre de forma explícita. Los Bits 7 a 12 proporcionan bits de máscara individuales para las excepciones de punto flotante SIMD. Un tipo de excepción se enmascara si el bit de máscara correspondiente está seteado, y se desenmascara si el bit esta en 0. Estos bits de máscara están puestos en un power-up o de reposición.</text:span></text:p>
      <text:p text:style-name="P75"/>
      <text:p text:style-name="P76">Del bit 13 y 14 son los de rounding(Indican la forma en la que se va a redondear el resultado).</text:p>
      <text:p text:style-name="P76"/>
      <text:p text:style-name="P77">Flush-to-zero: </text:p>
      <text:p text:style-name="P77">Returns a zero result with the sign of the true result </text:p>
      <text:p text:style-name="P77">Sets the precision and underflow exception flags</text:p>
      <text:p text:style-name="P77"/>
      <text:p text:style-name="P78">denormal-are-zero: el procesador convierte todos los operandos de fuente denormal a un cero con el signo del operando original antes de realizar ningún cálculo sobre ellos.</text:p>
      <text:p text:style-name="P76"/>
      <text:p text:style-name="P79">XMM puede trabajar en paralelo con x87 FPU ya que estos no <text:span text:style-name="T99">están</text:span> relacionados. </text:p>
      <text:p text:style-name="P79"/>
      <text:p text:style-name="P80">SSE instrucciones: </text:p>
      <text:p text:style-name="P80"/>
      <text:p text:style-name="P80">Packed and scalar single-precision floating-point instructions </text:p>
      <text:p text:style-name="P80"/>
      <text:p text:style-name="P81">-Data movement instructions </text:p>
      <text:p text:style-name="P81"><text:tab/>-<text:span text:style-name="T33">Mover parte baja o alta, alineado o desalineado, etc.</text:span></text:p>
      <text:p text:style-name="P81"/>
      <text:p text:style-name="P81">-Arithmetic instructions </text:p>
      <text:p text:style-name="P81"/>
      <text:p text:style-name="P81">-Logical instructions:</text:p>
      <text:p text:style-name="P85"><text:tab/>-<text:span text:style-name="T53">El almacenamiento en caché de datos temporal contra no-temporal:</text:span></text:p>
      <text:p text:style-name="P117">Los datos referenciados por un programa pueden ser temporales (datos serán utilizados de nuevo) o no temporal (se hará referencia a los datos una vez y no volver <text:soft-page-break/>a utilizar en el futuro inmediato). <text:span text:style-name="T36">Estas instrucciones de almacenamiento no temporales SSE y SSE2 minimizar las contaminaciones de caché mediante el tratamiento de la memoria que se accede como la combinación de escritura (WC) tipo. </text:span></text:p>
      <text:p text:style-name="P116"><text:tab/></text:p>
      <text:p text:style-name="P82"><text:tab/>-<text:span text:style-name="T35">Las instrucciones PREFETCHh permiten programas para cargar datos en el procesador a un nivel de caché sugerido, por lo que los datos están más cerca de la carga y almacenar la unidad del procesador cuando se necesita.</text:span></text:p>
      <text:p text:style-name="P83"><text:tab/>-<text:span text:style-name="T36">Si un programa especifica una store no temporal con una de estas instrucciones y la región de destino está asignada como memoria cacheables el procesador realizaría alguna de las siguiente opciones:</text:span></text:p>
      <text:p text:style-name="P86"/>
      <text:p text:style-name="P86">-Si la posición de memoria están escribiendo está presente en la jerarquía de caché, los datos de las cach<text:span text:style-name="T50">e</text:span>s se desaloja.</text:p>
      <text:p text:style-name="P86"/>
      <text:p text:style-name="P86">-Los datos no temporal se escribe en la memoria con la semántica WC.</text:p>
      <text:p text:style-name="P83"/>
      <text:p text:style-name="P84"><text:tab/>-<text:span text:style-name="T37">La instrucción SFANCE garantiza que el resultado de cada instrucción de almacenamiento que precede a la valla de store en el orden del programa es globalmente visible antes de cualquier instrucción de almacenamiento que sigue a la valla. La instrucción SFENCE proporciona una manera eficaz de garantizar pedido entre los procedimientos que producen datos y procedimientos que consumen que los datos débilmente ordenada.</text:span></text:p>
      <text:p text:style-name="P84"/>
      <text:p text:style-name="P84"><text:tab/>-<text:span text:style-name="T37">Las instrucciones FXSAVE y FXRSTOR se pueden utilizar en lugar de las instrucciones FSAVE / FNSAVE y FRSTOR; Sin embargo, el funcionamiento de las instrucciones FXSAVE y FXRSTOR no son idénticos a la operación de FSAVE / FNSAVE y FRSTOR.</text:span></text:p>
      <text:p text:style-name="P84"><text:tab/>-<text:span text:style-name="T37">Las instrucciones FXSAVE y FXRSTOR organizan estado x87 y estado SSE en una región de la memoria llamada área FXSAVE. Cada una de las instrucciones toma un operando de memoria que especifica el 16-byte de dirección de base alineados de la zona FXSAVE en el que opera.</text:span></text:p>
      <text:p text:style-name="P87">Cada área FXSAVE comprende los 512 bytes a partir de la dirección base de la zona.</text:p>
      <text:p text:style-name="P87"/>
      <text:p text:style-name="P88"><text:tab/>-<text:span text:style-name="T38">La instrucción FXSAVE toma un único operando de memoria, que es un área FXSAVE. La instrucción almacena el estado de x87 y estado SSE al área FXSAVE.</text:span></text:p>
      <text:p text:style-name="P88"/>
      <text:p text:style-name="P88"><text:span text:style-name="T38"><text:tab/>-La instrucción FXRSTOR toma un único operando de memoria, que es un área FXSAVE. Si el valor en bytes 27:24 del área FXSAVE no es un valor legal para el registro MXCSR (por ejemplo, los conjuntos de valores reservados bits). De lo contrario, las cargas de instrucciones x87 estado y el estado SSE rom la zona FXSAVE.</text:span><text:tab/></text:p>
      <text:p text:style-name="P88"/>
      <text:p text:style-name="P81">-Comparison instructions </text:p>
      <text:p text:style-name="P81"><text:tab/>-<text:span text:style-name="T34">El resultado se guarda como una mascara en el operando destino. En otros <text:s/></text:span><text:soft-page-break/><text:span text:style-name="T34"><text:tab/>casos setea los EFLAGS. </text:span></text:p>
      <text:p text:style-name="P81"/>
      <text:p text:style-name="P81">-Shuffle instructions </text:p>
      <text:p text:style-name="P81"/>
      <text:p text:style-name="P81">-Conversion instructions</text:p>
      <text:p text:style-name="P81"/>
      <text:p text:style-name="P80">64-bit SIMD integer instructions </text:p>
      <text:p text:style-name="P80"/>
      <text:p text:style-name="P89">SSE2: Se extienden el modelo SSE con soporte para valores de punto flotante de doble precisión <text:s/>y para 128 bits enteros<text:span text:style-name="T39">(128-bit packed word integers , 128-bit packed doubleword integers, etc). También añade nuevas posibilidades para manipular el cache. Usa los mismos registros que el anterior. Esto garantiza compatibilidad con SSE. </text:span></text:p>
      <text:p text:style-name="P73"/>
      <text:p text:style-name="P90">La instrucción CLFLUSH escribe e invalida la línea caché asociada con una dirección lineal especificada.</text:p>
      <text:p text:style-name="P91">Agrega nuevas instrucciones Cacheability Control Instructions para los nuevos tipos de datos que maneja. </text:p>
      <text:p text:style-name="P91"/>
      <text:p text:style-name="P92">Memory Ordering Instructions:</text:p>
      <text:p text:style-name="P92"/>
      <text:p text:style-name="P92">La instrucción LFENCE establece una valla de memoria para las cargas.</text:p>
      <text:p text:style-name="P92"/>
      <text:p text:style-name="P92">La instrucción MFENCE combina las funciones de LFENCE y SFENCE mediante el establecimiento de una valla de memoria para ambas cargas y stores.</text:p>
      <text:p text:style-name="P92"/>
      <text:p text:style-name="P96">Pause:</text:p>
      <text:p text:style-name="P96"/>
      <text:p text:style-name="P93"><text:span text:style-name="T40">Instrucción</text:span> PAUSE que esta hecha para mejorar la eficiencia de algoritmos de espera. </text:p>
      <text:p text:style-name="P93"/>
      <text:p text:style-name="P94"><text:span text:style-name="T52">Excepciones</text:span> SSE, SSE2 y SSE3:</text:p>
      <text:p text:style-name="P94"/>
      <text:p text:style-name="P94">-Non-numeric exceptions :</text:p>
      <text:p text:style-name="P94"/>
      <text:p text:style-name="P94">-SIMD floating-point exceptions:</text:p>
      <text:p text:style-name="P95"><text:tab/>-<text:span text:style-name="T42">pre-computation:</text:span></text:p>
      <text:p text:style-name="P95"><text:tab/><text:tab/>-<text:span text:style-name="T41">Invalid operation (#I) </text:span></text:p>
      <text:p text:style-name="P96"><text:tab/><text:tab/>-Divide-by-zero (#Z) </text:p>
      <text:p text:style-name="P96"><text:tab/><text:tab/>-Denormal operand (#D) </text:p>
      <text:p text:style-name="P96"><text:tab/>-<text:span text:style-name="T42">post-computation:</text:span></text:p>
      <text:p text:style-name="P96"><text:tab/><text:tab/>-Numeric overflow (#O) </text:p>
      <text:p text:style-name="P96"><text:tab/><text:tab/>-Numeric underflow (#U) </text:p>
      <text:p text:style-name="P96"><text:tab/><text:tab/>-Inexact result (Precision) (#P)</text:p>
      <text:p text:style-name="P96"/>
      <text:p text:style-name="P97">Handling Masked Exceptions: </text:p>
      <text:p text:style-name="P97"><text:soft-page-break/>En un SIMD se procesan varios datos al mismo tiempo. Por lo tanto, cuando se realizan operaciones que terminan en una excepción lo que hace el procesador es realizar cada una de las operaciones en orden 0 a 3 y se marcan los respectivos flags de las excepciones en el registro MXCSR. Esto permite que se examine más adelante. </text:p>
      <text:p text:style-name="P97"/>
      <text:p text:style-name="P97"/>
      <text:p text:style-name="P97"/>
      <text:p text:style-name="P98">Consideraciones al usar FPU <text:s/>y SSE/SSE2:</text:p>
      <text:p text:style-name="P98"/>
      <text:p text:style-name="P98">SIMD excepciones de punto flotante se informan con independencia de las excepciones de punto flotante x87 FPU.</text:p>
      <text:p text:style-name="P98"/>
      <text:p text:style-name="P98">El modo de redondeo especificado en el registro MXCSR no afecta instrucciones FPU x87.</text:p>
      <text:p text:style-name="P98"/>
      <text:p text:style-name="P98">El modo de flush-to-zero establecido en el registro MXCSR para las instrucciones SSE / SSE2 / SSE3 no tiene contrapartida en la FPU x87.</text:p>
      <text:p text:style-name="P98"/>
      <text:p text:style-name="P98">Los denormals-are-zeros de modo ajustado en el registro MXCSR para obtener instrucciones SSE / SSE2 / SSE3 no tiene contrapartida en la FPU x87.</text:p>
      <text:p text:style-name="P98"/>
      <text:p text:style-name="P98">Una aplicación que espera para detectar excepciones FPU x87 que se producen durante la ejecución de instrucciones x87 FPU no será notificado si se produce excepciones durante la ejecución del correspondiente SSE / SSE2 / SSE3 1 instrucciones, a menos que las máscaras de excepción que están habilitados en el control FPU x87 palabra también se han habilitado en el registro MXCSR y la aplicación es capaz de manejar SIMD excepciones de punto flotante (#XM).</text:p>
      <text:p text:style-name="P98"/>
      <text:p text:style-name="P99">Programar aplicaciones con SSE/SSE2: </text:p>
      <text:p text:style-name="P99"><text:tab/>-El primer paso es comprobar que el micro tenga soporte para estos modos de <text:tab/>funcionamiento: </text:p>
      <text:p text:style-name="P99"><text:tab/><text:tab/>1.Compruebe que el procesador es compatible con la instrucción CPUID.</text:p>
      <text:p text:style-name="P99"><text:tab/><text:tab/>2.Compruebe que el procesador es compatible con las extensiones SSE <text:s text:c="2"/><text:tab/><text:tab/>y/o SSE2.</text:p>
      <text:p text:style-name="P99"/>
      <text:p text:style-name="P99"><text:tab/>-Comprobar que este disponible el DAZ:</text:p>
      <text:p text:style-name="P99"/>
      <text:p text:style-name="P99"><text:tab/><text:tab/>1. Establecer una zona FXSAVE 512 bytes en la memoria.</text:p>
      <text:p text:style-name="P99"><text:tab/><text:tab/>2. Limpie el área FXSAVE a todos 0s.</text:p>
      <text:p text:style-name="P99"><text:tab/><text:tab/>3. Ejecute la operación FXSAVE, usando la dirección del primer byte del <text:tab/><text:tab/>área FXSAVE despejado como operando fuente.</text:p>
      <text:p text:style-name="P99"><text:tab/><text:tab/>4. Compruebe el valor en el campo MXCSR_MASK en la imagen <text:tab/><text:tab/><text:tab/>FXSAVE (bytes 28 a 31).</text:p>
      <text:p text:style-name="P99"/>
      <text:p text:style-name="P100"/>
      <text:p text:style-name="P101"><text:soft-page-break/>Cuando el procesador se inicia el estado de SSE/SSE2 es el siguiente:</text:p>
      <text:p text:style-name="P101"/>
      <text:p text:style-name="P101">El estado SSE y SSE2 está contenida en los XMM y MXCSR registros. Tras un restablecimiento de hardware del procesador, este estado se inicializa de la siguiente manera:</text:p>
      <text:p text:style-name="P101"/>
      <text:p text:style-name="P101">Todos SIMD excepciones de punto flotante se enmascaran (bits 7 a 12 del registro MXCSR se establece en 1).</text:p>
      <text:p text:style-name="P101"/>
      <text:p text:style-name="P101">Todos los de punto flotante de excepción banderas SIMD se borran (bits 0 a 5 del registro MXCSR se establece en 0).</text:p>
      <text:p text:style-name="P101"/>
      <text:p text:style-name="P101">Cada uno de los registros XMM se borra (establecido a todos los ceros).</text:p>
      <text:p text:style-name="P101"/>
      <text:p text:style-name="P101">El control de redondeo se establece round-nearest (bits 13 y 14 del registro MXCSR se ponen a 00B).</text:p>
      <text:p text:style-name="P101"/>
      <text:p text:style-name="P101">El modo de flush-to-zero se desactiva (bit 15 de la se establece en 0 registro MXCSR).</text:p>
      <text:p text:style-name="P101"/>
      <text:p text:style-name="P101">Los denormals-are-zeros modo está desactivado (bit 6 del registro MXCSR se establece en 0).</text:p>
      <text:p text:style-name="P101"/>
      <text:p text:style-name="P102">Call-save convención: El uso de este convenio, cualquier registro cuyo contenido debe sobrevivir intacto a través de una llamada a procedimiento se debe almacenar en la memoria por el procedimiento de llamada antes de ejecutar la llamada.</text:p>
      <text:p text:style-name="P102"/>
      <text:p text:style-name="P102"/>
      <text:p text:style-name="P103">SSE3: </text:p>
      <text:p text:style-name="P103"/>
      <text:p text:style-name="P103">Horizontal and Asymmetric Processing: Muchas instrucciones utilizan el procesamiento vertical para poder mejorar el rendimiento de las operaciones. Ej HADDPD(Un ADD horizontal).</text:p>
      <text:p text:style-name="P103"/>
      <text:p text:style-name="P104">SSE3 introduce las siguientes cosas:</text:p>
      <text:p text:style-name="P104"/>
      <text:p text:style-name="P104">-Una instrucción de x87 FPU. La cual convierte a la parte superior de la pila (ST0) a entero con redondeo hacia y aparece la pila.</text:p>
      <text:p text:style-name="P104"/>
      <text:p text:style-name="P104">-Una instrucción de SIMD que garantiza una carga no alineado de 128 bits especial diseñado para evitar divisiones de línea de caché. La instrucción proporciona una mejora significativa del rendimiento de 128 bits de memoria no alineada accede a costa de algunas restricciones modelo de uso.</text:p>
      <text:p text:style-name="P104"/>
      <text:p text:style-name="P104">-<text:span text:style-name="T43">Un conjunto de instrucciones que cargan, mueven y duplican los elementos de sus </text:span><text:soft-page-break/><text:span text:style-name="T43">operandos.</text:span></text:p>
      <text:p text:style-name="P104"/>
      <text:p text:style-name="P105">-<text:span text:style-name="T43">Un conjunto de instrucciones que suman algunos elementos de los opetandos y los otros los resta. </text:span></text:p>
      <text:p text:style-name="P105"/>
      <text:p text:style-name="P105">-<text:span text:style-name="T44">Suma y resta horizontal.</text:span></text:p>
      <text:p text:style-name="P105"/>
      <text:p text:style-name="P106">-<text:span text:style-name="T45">Dos Instrucciones de sincronización de subprocesos:</text:span></text:p>
      <text:p text:style-name="P106"><text:tab/>-<text:span text:style-name="T45">La instrucción MONITOR establece un rango de direcciones que se utiliza para controlar write-back-store.</text:span></text:p>
      <text:p text:style-name="P108"><text:tab/>-MWAIT permite a un procesador lógico para entrar en un estado óptimo a la espera de un write-back-store para el rango de direcciones establecido por MONITOR.</text:p>
      <text:p text:style-name="P104"/>
      <text:p text:style-name="P110">El SSSE3 provee un conjunto de instrucciones para acelerar el trabajo de aplicaciones multimedia y manejo de señales. <text:span text:style-name="T46">Tales como por ejemplo:</text:span></text:p>
      <text:p text:style-name="P111"/>
      <text:p text:style-name="P112">Excepciones de SS<text:span text:style-name="T47">E</text:span>3/SSSE3 y SSE4: </text:p>
      <text:p text:style-name="P112"/>
      <text:p text:style-name="P113">-<text:span text:style-name="T47">Device-Not-Available que se activa si el micro intenta usar una instrucción SSE3 si CR0.TS[bit 3] = 1.</text:span></text:p>
      <text:p text:style-name="P113">-<text:span text:style-name="T49">Numeric-Error.</text:span></text:p>
      <text:p text:style-name="P114">-<text:span text:style-name="T48">CR0.EM es utilizado por algún software para emular x87 instrucciones de punto flotante, CR0.EM [bit 2] no se puede utilizar para la emulación de SSE, SSE2, SSE3, SSSE3 y SSE4.</text:span></text:p>
      <text:p text:style-name="P109"/>
      <text:p text:style-name="P109"/>
      <text:p text:style-name="P115">SSE4: </text:p>
      <text:p text:style-name="P115"/>
      <text:p text:style-name="P115">SSE4 se compone de dos tipos de extensiones: SSE4.1 y SSE4.2. SSE4.1 está dirigido a mejorar el rendimiento de los medios de comunicación, imágenes y cargas de trabajo 3D. SSE4.1 añade instrucciones que mejoran compilador vectorización y aumentan significativamente el apoyo para el cálculo dword packet.</text:p>
      <text:p text:style-name="P119"/>
      <text:p text:style-name="P118">Se aconseja a los programadores utilizar las siguientes prácticas para mejorar la eficiencia de MOVNTDQA cargas de transmisión de la memoria WC:</text:p>
      <text:p text:style-name="P118"/>
      <text:p text:style-name="P118"><text:span text:style-name="T81">Las cargas </text:span>Streaming deben ser de 16 bytes alineados.</text:p>
      <text:p text:style-name="P118"/>
      <text:p text:style-name="P118">Cargas grupo temporalmente <text:span text:style-name="T54">streaming</text:span> de a lo sumo unas pocas líneas de transmisión juntos.</text:p>
      <text:p text:style-name="P118"/>
      <text:p text:style-name="P118">Evite escribir a una línea de <text:span text:style-name="T55">streaming</text:span> hasta que todo se lee 16 bytes alineados desde la línea de transmisión se han producido.</text:p>
      <text:p text:style-name="P118"/>
      <text:p text:style-name="P118"><text:soft-page-break/>Evitar la lectura de un elemento de 16 bytes determinado dentro de una línea de transmisión en más de una vez; cargas repetidas de un objeto de 16 bytes particular, es probable que causen la línea de transmisión para ser re-fetched.</text:p>
      <text:p text:style-name="P118"/>
      <text:p text:style-name="P118">Los <text:span text:style-name="T82">buffers</text:span> de carga de streaming, lo que refleja las características del tipo de memoria WC, no están obligados a ser snooped por las operaciones de otros agentes.</text:p>
      <text:p text:style-name="P118"/>
      <text:p text:style-name="P118">Streaming cargas pueden ser débilmente ordenados y pueden aparecer al software para ejecutar fuera de orden con respecto a otras operaciones de memoria.</text:p>
      <text:p text:style-name="P118"/>
      <text:p text:style-name="P118">Cargas Streaming no se deben utilizar para hacer referencia a direcciones de memoria que se asignan a los dispositivos de E / S tiene efectos secundarios o cuando lee a estos dispositivos son destructivos.</text:p>
      <text:p text:style-name="P107"/>
      <text:p text:style-name="P99"/>
      <text:p text:style-name="P120">I/O:</text:p>
      <text:p text:style-name="P121">El procesador permite a las aplicaciones acceder a puertos I / O en cualquiera de dos maneras:</text:p>
      <text:p text:style-name="P121"/>
      <text:p text:style-name="P122">Acceso a puertos I / O a través del espacio de direcciones de I / O se maneja a través de un conjunto de instrucciones de I / O y un mecanismo especial de protección I / O. </text:p>
      <text:p text:style-name="P122"/>
      <text:p text:style-name="P122">Acceso a puertos I / O <text:span text:style-name="T60">se hace </text:span>a través <text:span text:style-name="T60">de un mapeo de memoria</text:span> I / O <text:span text:style-name="T60">que </text:span>se maneja con los procesadores de propósito general de movimiento y instrucciones <text:span text:style-name="T60">de string</text:span>, con la protección proporcionada a través de la segmentación o paginación. Puertos I / O se pueden asignar para que aparezcan en el espacio de direcciones de I / O o el espacio físico-dirección de memoria (memoria de I / O mapeada) o ambos.</text:p>
      <text:p text:style-name="P121"/>
      <text:p text:style-name="P124">Desde el punto de vista del hardware, el direccionamiento I / O <text:s/>se maneja a través de líneas de dirección del procesador. <text:span text:style-name="T56">Cuando se selecciona el espacio de direcciones de I / = por separado, es la responsabilidad del hardware para decodificar la I / O transacción bus de memoria-I para seleccionar puertos I / O en lugar de la memoria. Los datos se transmiten entre el procesador y un dispositivo de I / O a través de las líneas de datos.</text:span></text:p>
      <text:p text:style-name="P123"/>
      <text:p text:style-name="P123">Espacio de direcciones de I / O del procesador es<text:span text:style-name="T78">ta</text:span> separada y <text:span text:style-name="T58">se distingue</text:span> del espacio de direcciones de memoria física. El espacio de direcciones de <text:span text:style-name="T57">I</text:span> / <text:span text:style-name="T57">O</text:span> se compone de 2 ^ 16 (64K) individualmente direccionable 8 bits puertos I / O, numerados del 0 al FFFFH. <text:span text:style-name="T57">I</text:span> / <text:span text:style-name="T57">O</text:span> direcciones de puerto 0F8H través 0FFH reservados. No asigne puertos I / O a estas direcciones.</text:p>
      <text:p text:style-name="P123"/>
      <text:p text:style-name="P125">Cualquiera de los dos puertos de 8 bits consecutivos pueden ser tratados como un puerto de 16 bits, y cualquiera de los cuatro puertos consecutivos pueden ser un puerto de 32-bit. De esta manera, el procesador puede transferir 8, 16, o 32 bits a o desde un dispositivo en el espacio de direcciones de E / S. Como las palabras en la <text:soft-page-break/>memoria, <text:span text:style-name="T59">los </text:span>puertos de 16 bits deben estar alineados para igualar direcciones (0, 2, 4, ...) de modo que todos los 16 bits se pueden transferir en un solo ciclo de bus.</text:p>
      <text:p text:style-name="P125"/>
      <text:p text:style-name="P126">Dispositivos de I / O que responden como componentes de memoria se puede acceder a través de física-espacio de direcciones de memoria del procesador. Cuando se utiliza la memoria mapeada-I / O, cualquiera de las instrucciones del procesador que hacen referencia a la memoria se puede utilizar para tener acceso a un puerto de I / O ubicado en una dirección física-memoria.</text:p>
      <text:p text:style-name="P126"/>
      <text:p text:style-name="P127">Hay dos grupos de instrucciones I/O:</text:p>
      <text:p text:style-name="P128">-Los que transferir un solo item (byte, palabra o palabra doble) entre un puerto de I / O y un registro de propósito general:</text:p>
      <text:p text:style-name="P128"><text:tab/>-<text:span text:style-name="T61">Las instrucciones IN y OUT que transfieren datos entre los puertos y EAX, AX y AL. </text:span></text:p>
      <text:p text:style-name="P128">-Los que transferir string de item (string de bytes, word o word dobles) entre un puerto de I / O y la memoria:</text:p>
      <text:p text:style-name="P129"><text:tab/>-<text:span text:style-name="T62">INS y OUTS que mueve datos entre un puerto y memoria.</text:span></text:p>
      <text:p text:style-name="P129"/>
      <text:p text:style-name="P130">En ambos casos la dirección se puede dar con un valor inmediato o con el contenido del registro DX. <text:span text:style-name="T63">En el caso String el destinatario de memoria se da con DS:ESI or ES:EDI register. </text:span></text:p>
      <text:p text:style-name="P130"/>
      <text:p text:style-name="P131">En modo protegido las regulaciones para I/O son las siguientes:</text:p>
      <text:p text:style-name="P131"/>
      <text:p text:style-name="P132">Al acceder a puertos I / O a través del espacio de direcciones de <text:span text:style-name="T64">I</text:span> / <text:span text:style-name="T64">O</text:span>, el control acce<text:span text:style-name="T65">de</text:span> <text:span text:style-name="T65">a</text:span> <text:span text:style-name="T65">dos </text:span>dispositivos de protección.</text:p>
      <text:p text:style-name="P132"><text:s text:c="2"/>-El campo <text:span text:style-name="T64">I</text:span> / <text:span text:style-name="T64">O</text:span> <text:s/><text:span text:style-name="T64">de </text:span>nivel de privilegio (IOPL) en los EFLAGS registro.</text:p>
      <text:p text:style-name="P133"><text:s text:c="2"/>-La <text:span text:style-name="T64">I</text:span> / <text:span text:style-name="T64">O</text:span> de <text:span text:style-name="T66">Permission Bit Map</text:span> de un segmento de estado de tarea (TSS).</text:p>
      <text:p text:style-name="P132"/>
      <text:p text:style-name="P132">Al acceder a los puertos de <text:span text:style-name="T64">I</text:span> / <text:span text:style-name="T64">O</text:span> asignados a la memoria, la segmentación y paginación protección normal y los MTRRs (en procesadores que los apoyan) también afectan el acceso a los puertos I / O.</text:p>
      <text:p text:style-name="P132"/>
      <text:p text:style-name="P134">En los sistemas en que se utiliza la protección de I/O, el campo IOPL en los EFLAGS registro controla el acceso al espacio de direcciones de I / O mediante la restricción de uso de instrucciones seleccionados. Este mecanismo de protección permite que el sistema operativo o ejecutivo para establecer el nivel de privilegios necesarios para realizar I / O. En un modelo típico anillo de protección, el acceso al espacio de direcciones de I / O se restringe a niveles de privilegio 0 y 1. En este caso, los controladores del núcleo y el dispositivo están autorizados a realizar I / O, mientras que los controladores de dispositivo menos privilegiados y los programas de aplicación se les niega el acceso al espacio de direcciones de I / O. Los programas de aplicación deben entonces realizar llamadas al sistema operativo para realizar I / O.</text:p>
      <text:p text:style-name="P134"/>
      <text:p text:style-name="P135"><text:soft-page-break/>Las instrucciones anteriores(IN , OUT, etc) solo se pueden ejecutar si el nivel de privilegio actual es menor o igual a la IOPL.</text:p>
      <text:p text:style-name="P135"/>
      <text:p text:style-name="P137">Debido a que cada tarea tiene su propio TSS, cada tarea tiene su propio <text:span text:style-name="T66">I</text:span> / <text:span text:style-name="T66">O</text:span> de <text:span text:style-name="T66">Permission Bit Map</text:span>. El acceso a los distintos puertos de E / S de este modo se puede conceder a las tareas individuales. Si <text:span text:style-name="T79">se es está en</text:span> modo protegido y el CPL es menor o igual a la corriente IOPL, el procesador permite que todos (<text:span text:style-name="T66">I</text:span> / <text:span text:style-name="T66">O</text:span>) para las operaciones de proceder. Si el CPL es mayor que el IOPL o si el procesador está funcionando en modo virtual 8086, el procesador comprueba el I / O <text:span text:style-name="T66">Permission Bit Map</text:span> para determinar si se permite el acceso a un puerto particular, I / O. Cada bit en el <text:span text:style-name="T67">mapa</text:span> corresponde a una dirección de byte del puerto I / O. </text:p>
      <text:p text:style-name="P137"/>
      <text:p text:style-name="P139">ORDERING I/O:</text:p>
      <text:p text:style-name="P137"/>
      <text:p text:style-name="P138">Cuando el control de dispositivos de E / S a menudo es importante que la memoria y E / S operaciones se llev<text:span text:style-name="T69">en</text:span> a cabo precisamente en el orden programado. Por ejemplo, un programa puede escribir un comando a un puerto de E / S, y luego leer el estado del dispositivo de E / S de otro puerto E / S. Es importante que el estado devuelto sea el estado del dispositivo después de que se recibe el comando, no antes.</text:p>
      <text:p text:style-name="P138"/>
      <text:p text:style-name="P140">Al usar <text:span text:style-name="T68">memory-mapped </text:span>de E / S, se debe tener cuidado para evitar situaciones en las que el orden programado no se conserva por el procesador. </text:p>
      <text:p text:style-name="P140"/>
      <text:p text:style-name="P142">Cuando el objetivo de una lectura o escritura se encuentra en una región uncacheable de la memoria, la reordenación de memoria no se produce externamente en los pines del procesador (es decir, las lecturas y escrituras aparecen en orden). La designación de una memory-mapped a una región del espacio de direcciones del E / S como asegura uncacheable que lee y escribe de los dispositivos de E / S se llevan a cabo en el orden del programa.</text:p>
      <text:p text:style-name="P142">Cuando se utiliza el espacio de direcciones de E / S en lugar de memory-mapped de E / S, la situación es diferente en dos aspectos.</text:p>
      <text:p text:style-name="P142"/>
      <text:p text:style-name="P142">-El procesador nunca escribe el buffer de <text:s/>E / S. Por lo tanto, el estricto orden de las operaciones de E / S se hace cumplir por el procesador. (Al igual que con la memoria mapeada-I / O, es posible que un conjunto de chips para publicar escribe en ciertos rangos de E / S.).</text:p>
      <text:p text:style-name="P142"/>
      <text:p text:style-name="P142">-El procesador sincroniza la ejecución de E / S de instrucciones con la actividad del bus externo.</text:p>
      <text:p text:style-name="P142"/>
      <text:p text:style-name="P143">IDENTIFICACIÓN PROCESADOR Y DETERMINACIÓN CARACTERÍSTICA:</text:p>
      <text:p text:style-name="P143"/>
      <text:p text:style-name="P144">Instrucción CPUID:</text:p>
      <text:p text:style-name="P144"/>
      <text:p text:style-name="P144">Esta instrucción devuelve la familia, el modelo y (para algunos procesadores) una <text:soft-page-break/><text:span text:style-name="T129">string</text:span> de marca para el procesador que ejecuta la instrucción. También indica las características que están presentes en el procesador y dan información sobre los procesadores y las memorias caché TLB.</text:p>
      <text:p text:style-name="P144"/>
      <text:p text:style-name="P144">La bandera ID (bit 21) en el registro EFLAGS indica el apoyo para la instrucción CPUID. Si un procedimiento software puede configurar y borrar este indicador, el procesador que ejecuta el procedimiento apoya la instrucción CPUID. La instrucción CPUID hará que la excepción del código de operación no válido (#UD) si se ejecuta en un procesador que no lo soporta.</text:p>
      <text:p text:style-name="P144"/>
      <text:p text:style-name="P145">Para microprocesadores viejos no esta disponible esta instrucción. Esto se puede averiguar usando la configuración de algunos bits del EFLAGS. La configuración de los bits 12 y 13 (IOPL), 14 (NT), y 15 (reservado) en el registro EFLAGS son diferentes para procesadores de 32 bits de Intel que para los procesadores Intel 8086 y el Intel 286. </text:p>
      <text:p text:style-name="P145"/>
      <text:p text:style-name="P146">Para determinar si un FPU x87 o NPX está presente en un sistema, las aplicaciones pueden escribir en los registros de estado FPU x87 y control, utilizando la instrucción FNINIT y luego verificar que los valores correctos se leen utilizando la instrucción FNSTENV.</text:p>
      <text:p text:style-name="P146"/>
      <text:p text:style-name="P146"/>
      <text:p text:style-name="P146"/>
      <text:p text:style-name="P146"/>
      <text:p text:style-name="P146"/>
      <text:p text:style-name="P146"/>
      <text:p text:style-name="P146"/>
      <text:p text:style-name="P146"/>
      <text:p text:style-name="P147">SYSTEM ARCHITECTURE OVERVIEW:</text:p>
      <text:p text:style-name="P147"/>
      <text:p text:style-name="P147">Global and Local Descriptor Tables:</text:p>
      <text:p text:style-name="P146"/>
      <text:p text:style-name="P147">Cuando se opera en modo protegido, todos los accesos a memoria pase a través de ya sea la tabla global descriptor (GDT) o una tabla de descriptores local opcional (LDT). Estas tablas contienen entradas llamados descriptores de segmento. Descriptores de segmento proporcionan la dirección base de los segmentos así como los derechos de acceso, el tipo y la información de uso.</text:p>
      <text:p text:style-name="P147"/>
      <text:p text:style-name="P147">Cada descriptor de segmento tiene un selector de segmento asociado. Un selector de segmento proporciona el software que lo utiliza con un índice en la GDT o LDT (el desplazamiento de su descriptor de segmento asociado), un indicador global / local (determina si los puntos de selección a la GDT o LDT), y los derechos de acceso a la información.</text:p>
      <text:p text:style-name="P147"/>
      <text:p text:style-name="P151">System Segments, Segment Descriptors, and Gates:</text:p>
      <text:p text:style-name="P147"><text:soft-page-break/></text:p>
      <text:p text:style-name="P148">Además de código, los segmentos de datos y la pila que conforman el entorno de ejecución de un programa o procedimiento, la arquitectura define dos segmentos del sistema: el segmento de estado de tarea (TSS) y la LDT. El GDT no se considera un segmento porque no se accede por medio de un selector de segmento y descriptor de segmento. DST y LDT tienen descriptores de segmentos definidos por ellos.</text:p>
      <text:p text:style-name="P148"/>
      <text:p text:style-name="P149">La arquitectura también define un conjunto de descriptores especiales llamadas <text:span text:style-name="T70">gate</text:span> (<text:span text:style-name="T72">call gate</text:span>, <text:span text:style-name="T130">interrup</text:span> <text:span text:style-name="T70">gate</text:span>, <text:span text:style-name="T71">trap</text:span>, <text:span text:style-name="T70">task gate</text:span>). Estos proporcionan pasarelas protegidas a los procedimientos del sistema y manejadores que pueden operar en un nivel de privilegios diferente a los programas de aplicación y la mayoría de los procedimientos. <text:span text:style-name="T72">Para acceder a un procedimiento a través de una puerta llamada, el procedimiento de llamada 1 suministra el selector de la puerta llamada. El procesador realiza entonces un derecho de visita de verificación en la puerta llamada, la comparación de la CPL con el nivel de privilegio de la puerta llamada y el segmento de código de destino señalado por la puerta llamada.</text:span></text:p>
      <text:p text:style-name="P140"/>
      <text:p text:style-name="P150">Si se permite el acceso al segmento de código de destino, el procesador se pone el selector de segmento para el segmento de código de destino y un desplazamiento en ese segmento de código de la puerta llamada. Si la llamada requiere un cambio en el nivel de privilegio, el procesador también cambia a la pila para el nivel de privilegio de destino. El selector de segmento para la nueva pila se obtiene de la TSS para la tarea que está ejecutando. <text:span text:style-name="T73">Las puertas</text:span> también facilitar las transiciones entre segmentos de código de 16 bits y 32 bits, y viceversa.</text:p>
      <text:p text:style-name="P141"/>
      <text:p text:style-name="P136"/>
      <text:p text:style-name="P152"><text:s/>En las tareas de conmutación, el procesador realiza las siguientes acciones:</text:p>
      <text:p text:style-name="P152"/>
      <text:p text:style-name="P152">1. Almacena el estado de la tarea actual en el actual TSS.</text:p>
      <text:p text:style-name="P152">2. Carga el registro de tareas con el selector de segmento para la nueva tarea.</text:p>
      <text:p text:style-name="P152">3. Accede a la nueva <text:span text:style-name="T80">TSS</text:span> a través de un descriptor de segmento en el GDT.</text:p>
      <text:p text:style-name="P152">4. Carga el estado de la nueva tarea de la nueva TSS en los registros de propósito general, los registros de segmento, el LDTR, control de registro CR3 (dirección base de la jerarquía paginación-estructura), las EFLAGS registran, y el registro EIP.</text:p>
      <text:p text:style-name="P152">5. comienza la ejecución de la nueva tarea.</text:p>
      <text:p text:style-name="P152"/>
      <text:p text:style-name="P152">Una tarea también se puede acceder a través de una puerta de tareas. Una puerta tarea es similar a una puerta llamada, excepto que proporciona acceso (a través de un selector de segmento) a una TSS en lugar de un segmento de código.</text:p>
      <text:p text:style-name="P152"/>
      <text:p text:style-name="P153">El IDT almacena una colección de descriptores de puertas que dan acceso a interrumpir y controladores de excepciones. </text:p>
      <text:p text:style-name="P153"/>
      <text:p text:style-name="P154">Descriptores puerta en el IDT se pueden interrumpir, descriptores trampa, o de compuerta tarea. Para acceder a un manejador de interrupciones o excepción, el <text:soft-page-break/>procesador recibe primero un vector de interrupción de hardware interno, un controlador de interrupción externa, o desde el software por medio de un INT, EN, INT 3, o instrucción BOUND. El vector de interrupción proporciona un índice en la IDT. Si el descriptor de puerta seleccionada es una puerta de interrupción o una puerta trampa, se accede al procedimiento controlador asociado de una manera similar a la invocación de un procedimiento a través de una puerta de llamada.</text:p>
      <text:p text:style-name="P154"/>
      <text:p text:style-name="P155">Memory Management:</text:p>
      <text:p text:style-name="P155"/>
      <text:p text:style-name="P155">La arquitectura del sistema soporta bien física directa direccionamiento de memoria o la memoria virtual (a través de paginación). Cuando se usa direccionamiento físico, una dirección lineal se trata como una dirección física. Cuando se utiliza paginación: todo el código, datos, pila, y segmentos del sistema (incluyendo el GDT e IDT) Es posible localizar con sólo las páginas accedidas más recientemente que se celebra en la memoria física.</text:p>
      <text:p text:style-name="P155"/>
      <text:p text:style-name="P155"/>
      <text:p text:style-name="P157">Bit de los flags:</text:p>
      <text:p text:style-name="P157"/>
      <text:p text:style-name="P157">Comprobación de la alineación o de control de acceso (bit 18) - Si el bit de AM se establece en el registro CR0, la comprobación de la alineación de datos en modo de usuario Los accesos se activa si y sólo si esta bandera es 1. Se genera una excepción de alineación de verificación cuando la referencia es hecho de un operando no alineados, tal como una palabra en una dirección de byte par o una palabra doble en una dirección que no es un múltiplo entero de cuatro.</text:p>
      <text:p text:style-name="P157"/>
      <text:p text:style-name="P157">La GDTR, LDTR, IDTR y TR contienen la base lineal de dirección y el limite de segmento de su respectiva estructura. </text:p>
      <text:p text:style-name="P157"/>
      <text:p text:style-name="P158">Registros de control determinan el modo de funcionamiento del procesador y las características de la tarea que se está ejecutando. Estos registros son de 32 bits en todos los modos de 32 bits y el modo de compatibilidad.</text:p>
      <text:p text:style-name="P158"/>
      <text:p text:style-name="P158">CR0 - Contiene indicadores de control de sistema que controlan el modo de funcionamiento y estados del procesador.</text:p>
      <text:p text:style-name="P158">CR1 - Reservado.</text:p>
      <text:p text:style-name="P158">CR2 - Contiene la dirección lineal de fallos de página (la dirección lineal que provocó un error de página).</text:p>
      <text:p text:style-name="P158">CR3 - Contiene la dirección física de la base de la jerarquía de paginación-estructura y dos banderas (PCD y PWT).</text:p>
      <text:p text:style-name="P158">CR4 - Contiene un grupo de indicadores que permiten varias ampliaciones arquitectónicas, e indique el sistema operativo o el apoyo ejecutivo para las capacidades específicas de procesador.</text:p>
      <text:p text:style-name="P158"/>
      <text:p text:style-name="P159">Si CPUID.01H: ECX.XSAVE [26 bits] es 1, el procesador es compatible con uno o <text:soft-page-break/>más prolongado control de registros (XCRs). Actualmente, el único registro definido es XCR0. Este registro especifica el conjunto de componentes de estado del procesador para que el sistema operativo proporciona gestión de contexto, por ejemplo, estado x87 FPU, estado SSE, Estado AVX. Los programas de OS XCR0 para reflejar las características para las que presta gestión de contexto.</text:p>
      <text:p text:style-name="P159"/>
      <text:p text:style-name="P160">Actualmente, XCR0 define soporte para los siguientes componentes de estado:</text:p>
      <text:p text:style-name="P160"/>
      <text:p text:style-name="P160">-XCR0.X87 (bit 0): Este bit 0 debe ser 1. Un intento de escribir 0 para este bit provoca una excepción #GP.</text:p>
      <text:p text:style-name="P160"/>
      <text:p text:style-name="P160">-XCR0.AVX (bit 2): Si 1, instrucciones AVX puede ser ejecutado y el conjunto de características xSave se puede utilizar para gestionar las mitades superiores de los registros YMM (YMM0-YMM15 en modo de 64 bits, de lo contrario YMM0-YMM7).</text:p>
      <text:p text:style-name="P160"/>
      <text:p text:style-name="P160">-XCR0.SSE (bit 1): Si 1, el conjunto de características xSave se puede utilizar para gestionar MXCSR y los registros XMM (XMM0- XMM15 en modo de 64 bits, de lo contrario XMM0-XMM7).</text:p>
      <text:p text:style-name="P160"/>
      <text:p text:style-name="P160"/>
      <text:p text:style-name="P160"/>
      <text:p text:style-name="P161">SYSTEM INSTRUCTION SUMMARY:</text:p>
      <text:p text:style-name="P161"/>
      <text:p text:style-name="P161">Muchas de las instrucciones que provee el sistema solo pueden ser ejecutadas por el mismo. </text:p>
      <text:p text:style-name="P161"/>
      <text:p text:style-name="P162">L+estructura: carga la estructura. S+estructura la guarda. </text:p>
      <text:p text:style-name="P162"/>
      <text:p text:style-name="P163">El procesador proporciona varias instrucciones para el examen de los selectores de segmento y descriptores de segmento para determinar si se permite el acceso a sus segmentos asociados. Estas instrucciones se duplican algunos de los derechos de acceso automático y la comprobación de tipos realizadas por el procesador, lo que permite de sistema operativo o el software ejecutivo para evitar excepciones que se generen. <text:span text:style-name="T74">EJ: El LAR (derechos de acceso de carga) instrucción verifica la accesibilidad de un segmento y carga información especificada del derechos de acceso del descriptor de segmento del segmento en un registro de propósito general.</text:span></text:p>
      <text:p text:style-name="P163"/>
      <text:p text:style-name="P164">Internal debugging <text:span text:style-name="T75">facilities en</text:span> el procesador están controlados por un conjunto de registros de depuración (8 DR0-DR7). La instrucción MOV permite que los datos de configuración que se cargan y se almacenan a partir de estos registros.</text:p>
      <text:p text:style-name="P164"/>
      <text:p text:style-name="P165">El procesador proporciona varias instrucciones que se usan para invalidar explícitamente sus cachés y entradas TLB. El INVD (invalidar caché sin reescritura) instrucción invalida todos los datos y las entradas de instrucción en las cachés <text:soft-page-break/>internas y envía una señal a los cachés externas que indican que también deben ser invalidadas. <text:span text:style-name="T76">Nota, las cache no compartidas no se pueden reescribir ni invalidar. </text:span></text:p>
      <text:p text:style-name="P165"/>
      <text:p text:style-name="P166">La instrucción HLT permite detener el procesador hasta que se <text:span text:style-name="T131">produzca</text:span> una interrupción. <text:span text:style-name="T77">El procesador genera un ciclo de bus especial para indicar que el modo de parada se ha introducido.</text:span></text:p>
      <text:p text:style-name="P166"/>
      <text:p text:style-name="P168">El RDPMC (leer contador de rendimiento de supervisión) y RDTSC (leer contador de sello de tiempo) instrucciones permiten programas de aplicación para el rendimiento de lectura-vigilancia y de sello de tiempo contadores del procesador, respectivamente.</text:p>
      <text:p text:style-name="P166"/>
      <text:p text:style-name="P167">Los contadores de rendimiento programables pueden apoyar a contar bien la ocurrencia o la duración de los acontecimientos. Eventos que pueden ser monitoreados en contadores programables generalmente son específicos <text:span text:style-name="T132">del </text:span>modelo (a excepción de eventos de rendimiento arquitectónicos enumerados por CPUID hoja 0AH); que pueden incluir el número de instrucciones decodificadas, interrumpe recibido o el número de cargas de caché. Contadores individuales se pueden configurar para controlar diferentes eventos. </text:p>
      <text:p text:style-name="P167"/>
      <text:p text:style-name="P169">La instrucciones RDMSR (leer registro de modelos específicos) y WRMSR (write-<text:span text:style-name="T135">model</text:span> específico registro) permiten 64 bits registros específicos del modelo de un procesador (MSR) para ser leídos y escritos, respectivamente. El MSR para leer o escribir se especifica mediante el valor en el registro ECX.</text:p>
      <text:p text:style-name="P169"/>
      <text:p text:style-name="P170">Las instalaciones de gestión de la memoria de la arquitectura IA-32 se dividen en dos partes: la segmentación y paginación. La segmentación proporciona un mecanismo de aislamiento de código, datos y módulos de pila individuales de modo que múltiples programas (o tareas) pueden ejecutarse en el mismo procesador sin interferir uno con el otro. <text:span text:style-name="T133">Paginación</text:span> proporciona un mecanismo para la implementación de un sistema de memoria virtual paginada demanda convencional donde las secciones de entorno de ejecución de un programa se asignan en la memoria física, según sea necesario. <text:span text:style-name="T134">Paginación</text:span> también se puede utilizar para proporcionar aislamiento entre múltiples tareas. Cuando se opera en modo protegido, alguna forma de segmentación debe ser utilizado. No hay bit de modo de desactivar la segmentación. El uso de paginación, sin embargo, es opcional. <text:span text:style-name="T85">La paginación divide los segmentos en páginas. </text:span></text:p>
      <text:p text:style-name="P170"/>
      <text:p text:style-name="P170"/>
      <text:p text:style-name="P170"/>
      <text:p text:style-name="P170"/>
      <text:p text:style-name="P171">Basic Flat Model</text:p>
      <text:p text:style-name="P171">El modelo de memoria simple para un sistema es el "modelo flat," básico en el que el sistema operativo y los programas de aplicación tienen acceso a un espacio de direcciones continuo, no segmentado. Para la mayor medida posible, este modelo plano de base oculta el mecanismo de segmentación de la arquitectura tanto desde el diseñador del sistema y el programador de la aplicación.</text:p>
      <text:p text:style-name="P171"><text:soft-page-break/></text:p>
      <text:p text:style-name="P171">El modelo flat protegida es similar al modelo <text:span text:style-name="T83">flat básico</text:span>, con la excepción de los límites del segmento se establecen para incluir sólo el rango de direcciones para los que realmente existen memoria física.</text:p>
      <text:p text:style-name="P171"/>
      <text:p text:style-name="P171"/>
      <text:p text:style-name="P172">Multi-Segment Model</text:p>
      <text:p text:style-name="P173">Un modelo de multi-segmento utiliza las capacidades del mecanismo de <text:s/>segmentación para siempre <text:span text:style-name="T84">forzar el hardware de </text:span>protección de código, estructuras de datos y los programas y tareas. Aquí, cada programa (o tarea) se da su propia tabla de descriptores de segmentos y sus propios segmentos.</text:p>
      <text:p text:style-name="P172"/>
      <text:p text:style-name="P174">En modo protegido, la arquitectura IA-32 proporciona un espacio de direcciones físicas normal de 4 GBytes (2 ^ 32 bytes).</text:p>
      <text:p text:style-name="P174"/>
      <text:p text:style-name="P174">Comenzando con el procesador Pentium Pro, la arquitectura IA-32 también soporta una extensión del espacio de direcciones físicas a 2 ^ 36 bytes (64 Gbytes); con una dirección física máxima de FFFFFFFFFH. Esta extensión se invoca en cualquiera de dos maneras:</text:p>
      <text:p text:style-name="P174"/>
      <text:p text:style-name="P174">El uso de l<text:span text:style-name="T136">os flags</text:span> de extensión de dirección física (PAE), que se encuentra en el bit 5 del registro de control CR4.</text:p>
      <text:p text:style-name="P174"/>
      <text:p text:style-name="P174">El uso de la extensión de 36 bits tamaño de página (PSE-36) característica (introducido en la procesadores Pentium III).</text:p>
      <text:p text:style-name="P174"/>
      <text:p text:style-name="P175">Los selectores de segmentos se pueden guardar con instrucciones como MOV o POP. </text:p>
      <text:p text:style-name="P175"/>
      <text:p text:style-name="P176">Un descriptor de segmento es una estructura de datos en un GDT o LDT que proporciona el procesador con el tamaño y la ubicación de un segmento, así como el control de acceso y la información de estado. </text:p>
      <text:p text:style-name="P176"/>
      <text:p text:style-name="P177">Cuando el S (tipo de descriptor) bandera en un descriptor de segmento es claro, el tipo de descriptor es un descriptor sistema. El procesador reconoce los siguientes tipos de descriptores de sistema:</text:p>
      <text:p text:style-name="P177"/>
      <text:p text:style-name="P177">-Descriptor-mesa (LDT) descriptor del segmento local.</text:p>
      <text:p text:style-name="P177">-Tarea estado segmento (TSS) descriptor.</text:p>
      <text:p text:style-name="P177">-Llame a puerta descriptor.</text:p>
      <text:p text:style-name="P177">-Interrumpir puerta descriptor.</text:p>
      <text:p text:style-name="P177">-Descriptor Trampa-gate.</text:p>
      <text:p text:style-name="P177">-Descriptor de tareas-gate.</text:p>
      <text:p text:style-name="P177"/>
      <text:p text:style-name="P178">Cada sistema debe tener una GDT definido, que puede ser utilizado para todos los programas y tareas en el sistema. Opcionalmente, uno o más LDT pueden ser <text:soft-page-break/>definidos. Por ejemplo, un LDT se puede definir para cada tarea separada siendo dirigido, o algunas o todas las tareas pueden compartir la misma LDT.</text:p>
      <text:p text:style-name="P178"/>
      <text:p text:style-name="P178"/>
      <text:p text:style-name="P179">Paginación: </text:p>
      <text:p text:style-name="P179"/>
      <text:p text:style-name="P179"><text:span text:style-name="T137">Paginación</text:span> está habilitado si CR0.PG = 1. paginación sólo se puede activar si la protección está activada (CR0.PE = 1). Si está habilitada la paginación, uno de los tres modos de búsqueda se utiliza. Los valores de CR4.PAE y IA32_EFER.LME determinar qué modo de paginación se utiliza:</text:p>
      <text:p text:style-name="P179"/>
      <text:p text:style-name="P179">Si CR0.PG = 1 y CR4.PAE = 0, se utiliza 32 bits paginación. </text:p>
      <text:p text:style-name="P179"/>
      <text:p text:style-name="P179">Si CR0.PG = 1, CR4.PAE = 1, y = 0 IA32_EFER.LME, se utiliza PAE paginación. </text:p>
      <text:p text:style-name="P179"/>
      <text:p text:style-name="P179">Si CR0.PG = 1, CR4.PAE = 1, y IA32_EFER.LME = 1, se utiliza paginación IA-32e. </text:p>
      <text:p text:style-name="P179"/>
      <text:p text:style-name="P180">El software puede descubrir si hay soporte para diferentes características de localización utilizando la instrucción CPUID. Ej:</text:p>
      <text:p text:style-name="P180"/>
      <text:p text:style-name="P180">PSE: extensiones página de tamaño de 32 bits paginación.</text:p>
      <text:p text:style-name="P180">Si CPUID.01H: EDX.PSE [bit 3] = 1, CR4.PSE puede ponerse a 1, lo que permite el apoyo a 4 Mbytes páginas con 32 bits de paginación.</text:p>
      <text:p text:style-name="P180"/>
      <text:p text:style-name="P181">Los tres modos de paginación traducen direcciones lineales utilizan estructuras jerárquicas de paginación.</text:p>
      <text:p text:style-name="P181"/>
      <text:p text:style-name="P182">Un procesador lógico utiliza 32 bits de paginación si CR0.PG = 1 y CR4.PAE = 0. 32-bit paginación traduce las direcciones lineales de 32 bits a las direcciones físicas de 40 bits. 1 aunque el 40 corresponde a los bits 1 TByte, direcciones lineales se limitan a 32 bits; a lo sumo 4 GBytes de espacio lineal-dirección se puede acceder en cualquier momento dado.</text:p>
      <text:p text:style-name="P182"/>
      <text:p text:style-name="P182">Cuando se utilizan paginas de 4kb es 32-bit el proceso de obtener una dirección física a partir de una lógica es el normal. En el caso de páginas de 4 MB solo se tiene el índice del directorio de paginas y el offset. </text:p>
      <text:p text:style-name="P182"/>
      <text:p text:style-name="P184">PAE lo que hace es reservar 2 bits de dirección que indicara el offset que se debe hacer usando CR3. Este ahora contendrá un puntero a la base de una tabla de 4 directorios de tablas de paginas<text:span text:style-name="T86">(PDPTE)</text:span>. <text:span text:style-name="T86">Cada una de esta direccionan a 1 GB de memoria lineal. Estos poseen 64 bits y solo usa para este propósito los 52 mas significativos(52 bits es lo que puede direccionar) los demás esta reservados. </text:span>Esto permite usar <text:span text:style-name="T88">todavía</text:span> más memoria fisica que en los anteriores(hasta 4 Pbyte). <text:span text:style-name="T87">Los otros 30 bit se administran de forma similar al anterior tanto como si son de 4 KB como si son de 2 Mb. </text:span></text:p>
      <text:p text:style-name="P184"><text:soft-page-break/></text:p>
      <text:p text:style-name="P185">Cada vez que el procesador utiliza una entrada de paginación-estructura como parte de traslación lineal-dirección, se setea el flag <text:span text:style-name="T89">de acceso</text:span> en que la entrada (<text:span text:style-name="T89">bit 5 </text:span>si no está ya establecido).</text:p>
      <text:p text:style-name="P185"/>
      <text:p text:style-name="P185">Siempre que hay una escritura en una dirección lineal, el procesador <text:span text:style-name="T89">setea el flag dirty</text:span> (<text:span text:style-name="T89">bit 6 </text:span>si no está ya establecido) en la entrada de la estructura paging- que identifica la dirección física final para la dirección lineal (ya sea un PTE o una entrada de paginación-estructura en el que la bandera PS es 1).</text:p>
      <text:p text:style-name="P183"/>
      <text:p text:style-name="P186">El Buffer de Traducciones actúan como una pequeña cache, almacenando los pares de valores indicados, para las de ultimas traducciones, ya que una vez traducida la dirección una pagina, si esta contiene código el procesador seguirá ejecutando dentro de esa página de modo que recurrir a asiduamente a esa entrada del TLB.</text:p>
      <text:p text:style-name="P186"/>
      <text:p text:style-name="P187">Los Intel-64 e IA-32 arquitecturas también permiten páginas globales cuando la bandera PGE (bit 7) es de 1 en CR4. Si la bandera G (bit 8) es de 1 en una entrada de paginación-estructura que asigna una página (ya sea un PTE o una entrada de paginación-estructura en la que la bandera PS es 1), cualquier caché TLB para una dirección lineal utilizando esa paginación entrada -estructura se considera que es global.</text:p>
      <text:p text:style-name="P187"/>
      <text:p text:style-name="P187">Caches for Paging Structures: </text:p>
      <text:p text:style-name="P187"/>
      <text:p text:style-name="P187">-Cada entrada PML4-cache es referenciado por un valor de 9 bits y se utiliza para las direcciones lineales para los que tienen bits 47:39 ese valor.</text:p>
      <text:p text:style-name="P187"/>
      <text:p text:style-name="P187">-Cada entrada PDPTE-cache es referenciado por un valor de 18 bits y se utiliza para las direcciones lineales para los que tienen bits 47:30 ese valor.</text:p>
      <text:p text:style-name="P187"/>
      <text:p text:style-name="P187">-Caché PDE. El uso de la memoria caché de PDE depende del modo de paginación.</text:p>
      <text:p text:style-name="P187"/>
      <text:p text:style-name="P188">El procesador puede crear entradas en la TLB y las <text:span text:style-name="T100">caches</text:span> de paginación-estructura cuando se traducen direcciones lineales, y puede retener a estas entradas, incluso después de las estructuras de paginación utilizados para crear ellos se han modificado. <text:span text:style-name="T90">Para asegurarse de que la traducción lineal-dirección utiliza los buscapersonas estructuras modificadas, el software debería tomar medidas para invalidar las entradas en caché que pueden contener información que ya ha sido modificado. Hay algunos casos donde la invalidación es obligatoria en otros opcional. </text:span></text:p>
      <text:p text:style-name="P188"/>
      <text:p text:style-name="P189">Invalidaciones obligatorios pueden retrasarse en algunas circunstancias. Los desarrolladores de software deben entender que, entre la modificación de una entrada de paginación-estructura y la ejecución de la instrucción de invalidación, el procesador puede utilizar traducciones recurriendo bien al valor anterior o el nuevo valor de la entrada de paginación-estructura.</text:p>
      <text:p text:style-name="P189"><text:soft-page-break/></text:p>
      <text:p text:style-name="P189"/>
      <text:p text:style-name="P190">Protección:</text:p>
      <text:p text:style-name="P190"/>
      <text:p text:style-name="P190">Cuando el procesador pasa a Modo Protegido se pone en funcionamiento la Unidad de Protección. </text:p>
      <text:p text:style-name="P190">Esta Unidad supervisa las operaciones internas del procesador y ejecución de las instrucciones, para la decodificación comprobando el cumplimiento de una serie de reglas que necesario para implementar constituyen el entorno de protección de manera eficiente la multitarea. </text:p>
      <text:p text:style-name="P190"/>
      <text:p text:style-name="P190">Estas reglas cubren los siguientes aspectos :</text:p>
      <text:p text:style-name="P190"/>
      <text:p text:style-name="P190">-Chequeo del Limite de los segmentos. </text:p>
      <text:p text:style-name="P190"/>
      <text:p text:style-name="P190">-Chequeo del Tipo de los segmentos. </text:p>
      <text:p text:style-name="P190"/>
      <text:p text:style-name="P193">El procesador examina escribir información en varias ocasiones cuando se opera en los selectores de segmento y descriptores de segmento. La siguiente lista da ejemplos de las operaciones típicas donde se realiza la comprobación de tipos (esta lista no es exhaustiva):</text:p>
      <text:p text:style-name="P193"/>
      <text:p text:style-name="P193">-Cuando un selector de segmento se carga en un registro de segmento.</text:p>
      <text:p text:style-name="P193"/>
      <text:p text:style-name="P193">-Cuando un selector de segmento se carga en el registro LDTR o tarea.</text:p>
      <text:p text:style-name="P193"/>
      <text:p text:style-name="P193">-Cuando instrucciones segmentos de acceso cuyos descriptores ya están cargados en los registros de segmento.</text:p>
      <text:p text:style-name="P193"/>
      <text:p text:style-name="P193">-Cuando un operando de la instrucción contiene un selector de segmento.</text:p>
      <text:p text:style-name="P193"/>
      <text:p text:style-name="P193">-Durante ciertas operaciones internas.</text:p>
      <text:p text:style-name="P192"/>
      <text:p text:style-name="P190"/>
      <text:p text:style-name="P199">Cuando se carga un selector de segmento nulo en CS o SS se activa una excepción de #GP. <text:span text:style-name="T92">Se pude cargar un nulo en los otros selectores.</text:span></text:p>
      <text:p text:style-name="P190"/>
      <text:p text:style-name="P198">Cuando se ejecuta un CALL far o JMP far, el tratamiento de la depende del campo tipo en el descriptor apuntado por el instrucción selector que está ́ como operando en la instrucción. </text:p>
      <text:p text:style-name="P198"/>
      <text:p text:style-name="P198">-Si corresponde a un segmento de código, o una puerta de llamada, se ejecuta una llamada o un salto al segmento de código indicado. </text:p>
      <text:p text:style-name="P198">-Si corresponde a un TSS o a una puerta de tarea, se ejecuta una de tarea. El procesador controlar a que el descriptor conmutación de segmento apuntado por la <text:soft-page-break/>puerta de tarea corresponda a un descriptor de TSS. </text:p>
      <text:p text:style-name="P198">-Si corresponde a una puerta de llamada o a una puerta de (trap) o de interrupción que tengan como destino un excepción o de excepción, se controla que el handler de interrupción descriptor de segmento definido en el descriptor de la puerta corresponda a un segmento de código.</text:p>
      <text:p text:style-name="P198"/>
      <text:p text:style-name="P191">-Chequeo de los niveles de privilegio de segmentos y páginas.</text:p>
      <text:p text:style-name="P191"/>
      <text:p text:style-name="P194">En algunos casos puede ser deseable acceder a estructuras de datos que están contenidos en un segmento de código. Son posibles los siguientes métodos de acceso a datos en segmentos de código:</text:p>
      <text:p text:style-name="P191"/>
      <text:p text:style-name="P194">-Cargar un registro del segmento de datos con un selector de segmento para una, legible, segmento de código no conforme.</text:p>
      <text:p text:style-name="P191"/>
      <text:p text:style-name="P194">-Cargar un registro del segmento de datos con un selector de segmento de conformado, legible, segmento de código.</text:p>
      <text:p text:style-name="P191"/>
      <text:p text:style-name="P191"><text:span text:style-name="T91">-Utilice un prefijo de código de anulación del segmento (CS) para leer un segmento de código legible cuyo selector ya está cargada en el registro CS.</text:span> </text:p>
      <text:p text:style-name="P191"/>
      <text:p text:style-name="P197">CONTROL nivel de privilegio al transferir PROGRAMA DE CONTROL</text:p>
      <text:p text:style-name="P197">ENTRE segmentos de código:</text:p>
      <text:p text:style-name="P197"/>
      <text:p text:style-name="P195">Una instrucción JMP o CALL puede hacer referencia a otro segmento de código en cualquiera de cuatro maneras:</text:p>
      <text:p text:style-name="P195"/>
      <text:p text:style-name="P195">-El operando destino contiene el selector de segmento para el segmento de código de destino.</text:p>
      <text:p text:style-name="P195"/>
      <text:p text:style-name="P195">-Los puntos de operando de destino a un TSS, que contiene el selector de segmento para el segmento de código objetivo.</text:p>
      <text:p text:style-name="P195"/>
      <text:p text:style-name="P195">-Los puntos de operando de destino a un descriptor de llamada puerta, que contiene el selector de segmento para el segmento de código objetivo.</text:p>
      <text:p text:style-name="P195"/>
      <text:p text:style-name="P196">-Los puntos de operando de destino a una puerta de tareas, lo que apunta a una TSS, que a su vez contiene el selector de segmento para el segmento de código de destino.</text:p>
      <text:p text:style-name="P196"/>
      <text:p text:style-name="P196"/>
      <text:p text:style-name="P201">Flag C=1 Conforming. </text:p>
      <text:p text:style-name="P200"/>
      <text:p text:style-name="P206">Significado del campo DPL del descriptor:</text:p>
      <text:p text:style-name="P206"/>
      <text:p text:style-name="P206">-Segmento de Datos / Puerta de Llamada / TSS: Indica el máximo valor numérico </text:p>
      <text:p text:style-name="P206"><text:soft-page-break/>(mínimo nivel de privilegio) que debe tener el código de una tarea para acceder a este segmento.</text:p>
      <text:p text:style-name="P200"/>
      <text:p text:style-name="P200">-Segmento de Código No Conforming: Es el nivel de privilegio que debe tener el código de una tarea para accederlo.</text:p>
      <text:p text:style-name="P200"/>
      <text:p text:style-name="P201">-Segmento de código Conforming, o segmento de código no Conforming accedido a través de una puerta de llamada: Indica el mínimo valor numérico (máximo nivel de privilegio) que debe tener el código que llam<text:span text:style-name="T94">ó</text:span> ́ a la puerta de llamada para poder acceder al código apuntado por esta.</text:p>
      <text:p text:style-name="P200"/>
      <text:p text:style-name="P207">Segmentos de código pueden ser conforme o no conforme. Una transferencia de la ejecución en un segmento de conformación más privilegiada permite la ejecución de continuar en el nivel de privilegio actual. Una transferencia en un segmento no conforme a un diferentes resultados a nivel de privilegio en una excepción de protección general (#GP), a menos que se utilice una puerta puerta llamada o tarea.</text:p>
      <text:p text:style-name="P200"/>
      <text:p text:style-name="P190">-Restricción del dominio de direccionamiento a las tareas. </text:p>
      <text:p text:style-name="P190">-Restricción de los puntos de entrada a los procedimientos. </text:p>
      <text:p text:style-name="P190">-Restricción en el uso del set de instrucciones.</text:p>
      <text:p text:style-name="P190"/>
      <text:p text:style-name="P190"/>
      <text:p text:style-name="P202">Siempre que se utilice una puerta llamada a transferir el control del programa a un segmento de código no conforme más privilegiado (es decir, cuando el DPL del segmento de código de destino no conforme es menor que el CPL), el procesador cambia automáticamente a la pila para privilegio el código del segmento de destino nivel. Este cambio de pila se lleva a cabo para evitar procedimientos más privilegiadas de estrellarse debido al espacio de pila insuficiente. También evita procedimientos menos privilegiados de interferir (por accidente o intención) con los procedimientos más privilegiados a través de una pila compartida.</text:p>
      <text:p text:style-name="P202"/>
      <text:p text:style-name="P204">Las instrucciones SYSENTER y SYSEXIT se introdujeron con el fin de proporcionar una mecanismo rápido para llamar <text:span text:style-name="T138">al </text:span>sistema o <text:span text:style-name="T139">ejecutar</text:span> procedimientos operativos.</text:p>
      <text:p text:style-name="P203"/>
      <text:p text:style-name="P205">Si se trabaja con PAE habilitada, o en modo IA-32e, el procesador habilita en la unidad de paginación una función para proteger paginas de datos, evitando que se pueda depositar código, digamos, malicioso, en una página en forma de datos y luego utilizarlo, en detrimento de la integridad del sistema. <text:span text:style-name="T93">Para esto usa el bit 63 del descriptor de páginas.</text:span></text:p>
      <text:p text:style-name="P205"/>
      <text:p text:style-name="P208">INTERRUCIONES: <text:span text:style-name="T95">EFLAGS #IF las habilita o deshabilita. </text:span></text:p>
      <text:p text:style-name="P208"/>
      <text:p text:style-name="P208">El procesador recibe las interrupciones de dos fuentes:</text:p>
      <text:p text:style-name="P208"/>
      <text:p text:style-name="P208">-External (hardware generated) interrupts.</text:p>
      <text:p text:style-name="P208"><text:soft-page-break/></text:p>
      <text:p text:style-name="P208">-Software-generated interrupts.<text:span text:style-name="T140">(INT n)</text:span></text:p>
      <text:p text:style-name="P208"/>
      <text:p text:style-name="P208"/>
      <text:p text:style-name="P208">El procesador recibe excepciones de tres fuentes:</text:p>
      <text:p text:style-name="P208"/>
      <text:p text:style-name="P208">-Processor-detected program-error exceptions.</text:p>
      <text:p text:style-name="P208"/>
      <text:p text:style-name="P208">-Software-generated exceptions.</text:p>
      <text:p text:style-name="P208"/>
      <text:p text:style-name="P209">-Machine-check exceptions <text:span text:style-name="T144">es un tipo de error de hardware de ordenador que se produce cuando la unidad central de procesamiento de un ordenador detecta un problema de hardware.</text:span></text:p>
      <text:p text:style-name="P208"/>
      <text:p text:style-name="P210">Para permitir el reinicio de programa o tarea después de la manipulación de una excepción o una interrupción, todas las excepciones (excepto <text:span text:style-name="T141">aborts</text:span>) están garantizados para reportar excepciones en un límite de instrucción. Todas las interrupciones están garantizados para ser tomado en un límite de instrucción.</text:p>
      <text:p text:style-name="P210"/>
      <text:p text:style-name="P210">La interrupción no enmascarable (NMI) se puede generar en una de dos maneras:</text:p>
      <text:p text:style-name="P210"/>
      <text:p text:style-name="P210">-Hardware externo afirma el pin NMI.</text:p>
      <text:p text:style-name="P210"/>
      <text:p text:style-name="P210">-El procesador recibe un mensaje en el bus del sistema o el bus serie APIC con un modo de entrega NMI.</text:p>
      <text:p text:style-name="P210"/>
      <text:p text:style-name="P211">El IDT puede contener cualquiera de los tres tipos de descriptores de puerta:</text:p>
      <text:p text:style-name="P211"><text:span text:style-name="T142">Task</text:span>-gate descriptor.</text:p>
      <text:p text:style-name="P211"><text:span text:style-name="T143">Interrup</text:span>-gate <text:span text:style-name="T143">descriptor</text:span>.</text:p>
      <text:p text:style-name="P211"><text:span text:style-name="T143">T</text:span>rap-gate <text:span text:style-name="T143">descriptor</text:span>.</text:p>
      <text:p text:style-name="P211"/>
      <text:p text:style-name="P211"/>
      <text:p text:style-name="P212">Tareas de interrupción:</text:p>
      <text:p text:style-name="P212"/>
      <text:p text:style-name="P212">Cuando se accede a un controlador de excepciones o de interrupción a través de una puerta de tarea en el IDT, se produce un cambio de tarea. Manejo de una excepción o interrumpir con una tarea independiente ofrece varias ventajas:</text:p>
      <text:p text:style-name="P212"/>
      <text:p text:style-name="P212">-Todo el contexto del programa interrumpido o tarea se guarda automáticamente.</text:p>
      <text:p text:style-name="P212"/>
      <text:p text:style-name="P212">-Un nuevo TSS permite al controlador a utilizar un nuevo nivel de privilegio 0 pila al manipular la excepción o interrumpir. Si una excepción o interrupción se produce cuando el actual nivel de privilegio 0 pila está dañado, el acceso a la controlador a través de una puerta de tarea puede evitar una caída del sistema, proporcionando el controlador con un nuevo nivel de privilegio 0 pila.</text:p>
      <text:p text:style-name="P212"><text:soft-page-break/></text:p>
      <text:p text:style-name="P212">-El controlador se puede aislar más lejos de otras tareas, dándole un espacio de direcciones separado. Esto se hace dándole un LDT separada.</text:p>
      <text:p text:style-name="P212"/>
      <text:p text:style-name="P213">Tarea: es una unidad de trabajo de los procesadores. Las mismas se pueden ejecutar guardar y desalojar. </text:p>
      <text:p text:style-name="P213"/>
      <text:p text:style-name="P213">Para despachar una tarea se pueden usar los siguiente métodos: </text:p>
      <text:p text:style-name="P213">-Un call far o jmp fat.</text:p>
      <text:p text:style-name="P213">-Llamada <text:span text:style-name="T102">implícita</text:span> a un handel de <text:span text:style-name="T102">interrupción</text:span> o de <text:span text:style-name="T102">excepción</text:span> manejado por una tarea. </text:p>
      <text:p text:style-name="P213">-Usando IRET cuando el flag NT esta en 1. <text:s/><text:span text:style-name="T101">Este flag indica si se llamo a la tarea desde otra. Al usar la introducción se regresa a la anterior. </text:span></text:p>
      <text:p text:style-name="P213"/>
      <text:p text:style-name="P214">El procesador genera una <text:span text:style-name="T102">excepción</text:span> de #GP si se intenta despachar una tarea que tiene el flag Busy seteado. </text:p>
      <text:p text:style-name="P214"/>
      <text:p text:style-name="P215">Task Register Tiene un selector de segmento para la GDT, la base de la TSS y su limite. </text:p>
      <text:p text:style-name="P215"/>
      <text:p text:style-name="P215">Una tarea se puede acceder a través de un descriptor de <text:span text:style-name="T145">task-gate</text:span> o un descriptor de TSS. Ambas estructuras satisfacer las siguientes necesidades:</text:p>
      <text:p text:style-name="P215"/>
      <text:p text:style-name="P215">-Necesidad de una tarea de tener sólo una bandera ocupado.</text:p>
      <text:p text:style-name="P215"/>
      <text:p text:style-name="P215">-Necesidad de proporcionar acceso selectivo a las tareas.</text:p>
      <text:p text:style-name="P215"/>
      <text:p text:style-name="P215">-Necesidad de una interrupción o excepción para ser manejado por una tarea independiente.</text:p>
      <text:p text:style-name="P215"/>
      <text:p text:style-name="P216">Un TSS permite que sólo un contexto para ser salvo de una tarea; por lo tanto, una vez que se llama una tarea (enviado), un recursiva (o re-entrante) llamar a la tarea haría que el estado actual de la tarea que se pierda. La bandera ocupado en el descriptor de segmento de TSS se proporciona para evitar cambiar de tarea de <text:span text:style-name="T146">reentrante</text:span> y la consiguiente pérdida de información de estado de tareas. El procesador gestiona la bandera de <text:span text:style-name="T146">BUSY</text:span> como sigue:</text:p>
      <text:p text:style-name="P216"/>
      <text:p text:style-name="P216">1. Al expedir una tarea, el procesador establece el indicador de <text:span text:style-name="T146">busy</text:span> de la nueva tarea.</text:p>
      <text:p text:style-name="P216"/>
      <text:p text:style-name="P216">2. Si durante un cambio de tarea, la tarea actual se coloca en una cadena anidada (el cambio de tarea se está generando por una instrucción CALL, una interrupción, o una excepción), la bandera de ocupado para la tarea actual sigue siendo <text:span text:style-name="T146">set</text:span>.</text:p>
      <text:p text:style-name="P216"/>
      <text:p text:style-name="P216">3. Cuando se cambia a la nueva tarea (iniciado por una instrucción CALL, <text:soft-page-break/>interrumpir, o excepción), el procesador genera una excepción de protección general (#GP) si la bandera ocupado de la nueva tarea ya está establecido. </text:p>
      <text:p text:style-name="P216"/>
      <text:p text:style-name="P216">4. Cuando una tarea se termina por un salto a una nueva tarea (iniciada con una instrucción de JMP en el código de tarea) o por una instrucción IRET en el código tarea, el procesador elimina el indicador de <text:span text:style-name="T146">busy</text:span>, la tarea de volver a la "no ocupado "estado.</text:p>
      <text:p text:style-name="P216"/>
      <text:p text:style-name="P216"/>
      <text:p text:style-name="P217">En un sistema de un solo procesador, en situaciones en que es necesario eliminar una tarea de una cadena de tareas vinculadas, utilice el siguiente procedimiento para eliminar la tarea:</text:p>
      <text:p text:style-name="P217"/>
      <text:p text:style-name="P217">1. Deshabilitar las interrupciones.</text:p>
      <text:p text:style-name="P217"/>
      <text:p text:style-name="P217">2. Cambie el campo de enlace tarea anterior en el TSS de la tarea adelantarse (la tarea que suspende la tarea de ser eliminado). </text:p>
      <text:p text:style-name="P217"/>
      <text:p text:style-name="P217">3. Desactive el flag Busy en el descriptor de segmento de TSS para la tarea que se elimina de la cadena. .</text:p>
      <text:p text:style-name="P217"/>
      <text:p text:style-name="P217">4. Habilitar interrupciones.</text:p>
      <text:p text:style-name="P217"/>
      <text:p text:style-name="P218">Las tareas pueden ser asignadas al espacio de direcciones lineal y espacio de direcciones físicas en una de dos maneras:</text:p>
      <text:p text:style-name="P218"/>
      <text:p text:style-name="P219">-Un mapeo de espacio de direcciones lineal a físico se comparte entre todas las tareas.</text:p>
      <text:p text:style-name="P219"/>
      <text:p text:style-name="P219">-Cuando paginación no está activada, esta es la única opción. Sin paginación, todas las direcciones lineales se asignan a las mismas direcciones físicas.</text:p>
      <text:p text:style-name="P218"/>
      <text:p text:style-name="P218">-Cada tarea tiene su propio espacio de direcciones lineal que se asigna al espacio de direcciones físicas.</text:p>
      <text:p text:style-name="P218"/>
      <text:p text:style-name="P218"/>
      <text:p text:style-name="P220">Para permitir el intercambio de datos entre tareas, utilizar las siguientes técnicas para crear asignaciones de espacio de direcciones lógicas a física compartidas para los segmentos de datos:</text:p>
      <text:p text:style-name="P220"/>
      <text:p text:style-name="P220">-A través de los descriptores de segmento en el GDT.</text:p>
      <text:p text:style-name="P220"/>
      <text:p text:style-name="P220">-A través de un LDT compartida.</text:p>
      <text:p text:style-name="P220"/>
      <text:p text:style-name="P220">-A través de descriptores de segmento en LDT distintas que se asignan a direcciones comunes en el espacio de direcciones lineal .</text:p>
      <text:p text:style-name="P220"><text:soft-page-break/></text:p>
      <text:p text:style-name="P220"/>
      <text:p text:style-name="P221">Optimization: </text:p>
      <text:p text:style-name="P340"/>
      <text:p text:style-name="P242"><text:span text:style-name="T103">Branch:</text:span> Predicción de bifurcación predice el objetivo de ramal y permite que el procesador para comenzar a ejecutar instrucciones mucho antes de que se conoce la ruta de ejecución verdadera rama.</text:p>
      <text:p text:style-name="P343"/>
      <text:p text:style-name="P341">El font-end es la parte que se encarga del fetch-decode.</text:p>
      <text:p text:style-name="P222">Mejora adicional en el the end front incluye:</text:p>
      <text:p text:style-name="P222"/>
      <text:p text:style-name="P222">-La caché UOP (o Icaché decodificada) se reparte por igual entre dos procesadores lógicos.</text:p>
      <text:p text:style-name="P222"/>
      <text:p text:style-name="P222">-Los decodificadores de instrucciones se alternarán entre cada procesador lógico activo. Si un procesador lógico <text:span text:style-name="T110">hermano </text:span>está inactivo, el procesador lógico activo utilizará los decodificadores de forma continua.</text:p>
      <text:p text:style-name="P222"/>
      <text:p text:style-name="P222">-La cola de LSD / micro-op puede detectar pequeños <text:span text:style-name="T113">loops</text:span> de hasta 56 micro-ops. </text:p>
      <text:p text:style-name="P222"/>
      <text:p text:style-name="P222">El motor de ejecución fuera de orden<text:span text:style-name="T111">(Pipelin)</text:span>:</text:p>
      <text:p text:style-name="P222"/>
      <text:p text:style-name="P222">Los componentes clave e importantes mejoras en el motor fuera de orden se resumen a continuación:</text:p>
      <text:p text:style-name="P222"/>
      <text:p text:style-name="P222">-Renamer: mueve micro-ops de la cola de micro-op de obligar a los puertos de despacho en el Programador con recursos de ejecución. </text:p>
      <text:p text:style-name="P222"/>
      <text:p text:style-name="P223">-Scheduler: El <text:span text:style-name="T147">Scheduler</text:span> controla el envío de micro-ops en los puertos de despacho. Hay ocho puertos de despacho para apoyar el núcleo de ejecución fuera de orden. </text:p>
      <text:p text:style-name="P222"/>
      <text:p text:style-name="P223">-Execute-Core: El <text:span text:style-name="T147">scheduler</text:span> puede enviar un máximo de ocho micro-ops cada ciclo, una en cada puerto. </text:p>
      <text:p text:style-name="P222"/>
      <text:p text:style-name="P224">Hay distintos niveles de cache.</text:p>
      <text:p text:style-name="P226"/>
      <text:p text:style-name="P226">Recomendaciones de codificación se clasifican en <text:span text:style-name="T107">la </text:span>importancia <text:span text:style-name="T107">de</text:span> uso de dos medidas:</text:p>
      <text:p text:style-name="P226"/>
      <text:p text:style-name="P226">-Impacto local (alta, media o baja) se refiere a una recomendación del efecto en el desempeño de una determinada instancia de código.</text:p>
      <text:p text:style-name="P226"/>
      <text:p text:style-name="P226">-Generalidad (alta, media o baja) medidas con qué frecuencia ocurren estos casos en todos los dominios de aplicación. Generalidad también puede ser pensado como "frecuencia".</text:p>
      <text:p text:style-name="P224"><text:soft-page-break/></text:p>
      <text:p text:style-name="P225">Optimización de <text:span text:style-name="T105">front end </text:span>cubre dos aspectos:</text:p>
      <text:p text:style-name="P250"/>
      <text:p text:style-name="P225">-Mantener suministro constante de micro-ops para el motor de ejecución.</text:p>
      <text:p text:style-name="P225"/>
      <text:p text:style-name="P225">-El suministro de corrientes de micro-ops para utilizar el ancho de banda de la ejecución y el ancho de banda de <text:span text:style-name="T148">retiro</text:span> tanto como sea posible.</text:p>
      <text:p text:style-name="P225"/>
      <text:p text:style-name="P225">Optimizaciones Branch tienen un impacto significativo en el rendimiento. Al entender el flujo de <text:span text:style-name="T151">saltos</text:span> y mejorar su previsibilidad, puede aumentar la velocidad de código de manera significativa. Optimizaciones que ayudan a la predicción de saltos son:</text:p>
      <text:p text:style-name="P225"/>
      <text:p text:style-name="P225">-Mantenga código y datos en páginas separadas.</text:p>
      <text:p text:style-name="P225"/>
      <text:p text:style-name="P225">-Organizar código para ser consistente con el algoritmo de predicción de <text:span text:style-name="T152">saltos</text:span> estática.</text:p>
      <text:p text:style-name="P225"/>
      <text:p text:style-name="P225">-Use la instrucción PAUSE en <text:span text:style-name="T113">loops</text:span> spin-<text:span text:style-name="T104">wait</text:span>.</text:p>
      <text:p text:style-name="P225"/>
      <text:p text:style-name="P225">-Las funciones <text:span text:style-name="T112">in-line</text:span> y se emparejan <text:span text:style-name="T112">calls</text:span> y ret<text:span text:style-name="T112">urn</text:span>s.</text:p>
      <text:p text:style-name="P225"/>
      <text:p text:style-name="P225">-Desenrollar según sea necesario de manera que los <text:span text:style-name="T113">loops</text:span> ejecuta repetidamente-tienen dieciséis o menos iteraciones (a menos que esto provoca un aumento excesivo tamaño del código).</text:p>
      <text:p text:style-name="P225"/>
      <text:p text:style-name="P225">-Eliminar l<text:span text:style-name="T150">os saltos</text:span> siempre que sea posible.</text:p>
      <text:p text:style-name="P225"/>
      <text:p text:style-name="P225">-Evitar poner dos instrucciones de ramificación condicional en un <text:span text:style-name="T113">loop</text:span> de manera que ambos tienen la misma dirección diana de ramificación y, al mismo tiempo, pertenecer a (es decir, tienen direcciones de sus últimos bytes ') dentro de la misma de 16 bytes bloque de código alineados.</text:p>
      <text:p text:style-name="P225"/>
      <text:p text:style-name="P227">La eliminación de Branches mejora el rendimiento porque:</text:p>
      <text:p text:style-name="P227"/>
      <text:p text:style-name="P227">-Se reduce la posibilidad de errores de predicción.</text:p>
      <text:p text:style-name="P227"/>
      <text:p text:style-name="P227">-Se reduce el número de tampón de ramificación objetivo requerido entradas (CEL). Ramas condicionales, que nunca se toman, no consumen recursos de CEL.</text:p>
      <text:p text:style-name="P227"/>
      <text:p text:style-name="P227">Hay cuatro formas principales de la eliminación de <text:span text:style-name="T149">saltos</text:span>:</text:p>
      <text:p text:style-name="P227"/>
      <text:p text:style-name="P227">-Organizar código para hacer bloques básicos contigua.</text:p>
      <text:p text:style-name="P227"/>
      <text:p text:style-name="P227">-Desenrolle <text:span text:style-name="T113">loops</text:span>.</text:p>
      <text:p text:style-name="P227"><text:soft-page-break/></text:p>
      <text:p text:style-name="P227">-Use la instrucción cmov.</text:p>
      <text:p text:style-name="P227"/>
      <text:p text:style-name="P227">-Use la instrucción SETCC.</text:p>
      <text:p text:style-name="P227"/>
      <text:p text:style-name="P230">Static Prediction:</text:p>
      <text:p text:style-name="P228">Las ramas que no tienen una historia en la BTB <text:span text:style-name="T114">s</text:span>e prevé el uso de un algoritmo de predicción estática:</text:p>
      <text:p text:style-name="P228"/>
      <text:p text:style-name="P228">-predecir ramas incondicionales que deban tomarse.</text:p>
      <text:p text:style-name="P228">-predecir ramas indirectas no ser tomada.</text:p>
      <text:p text:style-name="P228"/>
      <text:p text:style-name="P229">Inlining, Calls and Returns:</text:p>
      <text:p text:style-name="P229">El mecanismo de pila dirección de retorno aumenta los predictores estáticos y dinámicos para optimizar específicamente para las llamadas y retornos. Se cuenta con 16 entradas, lo que es lo suficientemente grande como para cubrir la profundidad llamada de la mayoría de los programas. Si hay una cadena de más de 16 llamadas anidadas y más de 16 retornos en rápida sucesión, el rendimiento puede degradarse.</text:p>
      <text:p text:style-name="P229"/>
      <text:p text:style-name="P231">Llamadas y retornos son caros; utilizar inlining por las siguientes razones:</text:p>
      <text:p text:style-name="P231">-Parámetro que pasa por encima puede ser eliminado.</text:p>
      <text:p text:style-name="P231"/>
      <text:p text:style-name="P231">-En un compilador, inlining una función expone más oportunidades para la optimización.</text:p>
      <text:p text:style-name="P231"/>
      <text:p text:style-name="P231">-Si la rutina inline contiene ramas, el contexto adicional de la persona que llama puede mejorar la predicción de saltos dentro de la rutina.</text:p>
      <text:p text:style-name="P231"/>
      <text:p text:style-name="P232">-Una rama mispredicted puede dar lugar a sanciones de rendimiento dentro de una pequeña función que son más grandes que las que se producirían si esa función se colocarán inline.</text:p>
      <text:p text:style-name="P231"/>
      <text:p text:style-name="P233">Alineación Código</text:p>
      <text:p text:style-name="P233">Disposición cuidadosa de código puede mejorar la memoria caché y la localidad de memoria. Secuencias probables de bloques básicos deben estar dispuestos de forma contigua en la memoria.</text:p>
      <text:p text:style-name="P233"/>
      <text:p text:style-name="P233">Tipo Rama Selección</text:p>
      <text:p text:style-name="P233">El valor predeterminado predijo objetivo para ramas indirectas y llamadas es el camino de paso al siguiente. Predicción Fall-through se anula si y cuando una predicción de hardware está disponible para esa rama. El objetivo de salto predicho desde <text:span text:style-name="T106">el </text:span>hardware <text:span text:style-name="T106">de</text:span> predicción de saltos de una rama indirecta es el objetivo de salto ejecutado anteriormente.</text:p>
      <text:p text:style-name="P233"/>
      <text:p text:style-name="P234">La predicción por defecto a la ruta de paso al siguiente es sólo un problema <text:soft-page-break/>importante si no hay predicción de saltos está disponible, debido a la pobre localidad código o problemas de conflicto rama patológicos. Para las llamadas indirectos, la predicción de la trayectoria de la caída a través de por lo general no es un problema, ya que la ejecución es probable que volver a la instrucción después de la de retorno asociado.</text:p>
      <text:p text:style-name="P234"/>
      <text:p text:style-name="P236">Beneficios de Unrolling <text:span text:style-name="T113">loops</text:span> son:</text:p>
      <text:p text:style-name="P236"/>
      <text:p text:style-name="P342">-El objetivo del desenroscado de bucles es incrementar la velocidad del programa al reducir (o eliminar) instrucciones que controlan el bucle, como aritmética de punteros o la verificación de final de bucle en cada iteración.</text:p>
      <text:p text:style-name="P234"/>
      <text:p text:style-name="P234">-Unrolling amortiza la sobrecarga rama, ya que elimina las ramas y parte del código para manejar variables de inducción.</text:p>
      <text:p text:style-name="P234"/>
      <text:p text:style-name="P235">-Unrolling permite para programar de manera agresiva (o pipeline) el <text:span text:style-name="T113">loop</text:span> de ocultar las latencias. Esto es útil si usted tiene suficientes registros libres para mantener las variables viven como usted estira la cadena de la dependencia para exponer la ruta crítica.</text:p>
      <text:p text:style-name="P234"/>
      <text:p text:style-name="P235">-Unrolling expone el código para varias otras optimizaciones, como la eliminación de las cargas redundantes, la eliminación subexpresión común, y así sucesivamente. Los costos potenciales de desenrollar <text:span text:style-name="T113">loops</text:span> son:</text:p>
      <text:p text:style-name="P234"/>
      <text:p text:style-name="P237">Unrolling excesiva o Unrolling de <text:span text:style-name="T113">loops</text:span> muy grandes pueden conducir a un aumento de tamaño del código. Esto puede ser perjudicial si el <text:span text:style-name="T113">loop</text:span> desenrollado ya no cabe en la caché trace (TC).</text:p>
      <text:p text:style-name="P234"/>
      <text:p text:style-name="P234">Loops desenrollar cuyos cuerpos contener ramas aumenta la demanda sobre la capacidad de BTB. Si el número de iteraciones del <text:span text:style-name="T113">loop</text:span> desenrollado es de 16 o menos, el predictor rama debe ser capaz de predecir correctamente sucursales en el cuerpo del <text:span text:style-name="T113">loop</text:span> esa dirección alternativa.</text:p>
      <text:p text:style-name="P234"/>
      <text:p text:style-name="P234"/>
      <text:p text:style-name="P238">Fetch and Decode Optimization:</text:p>
      <text:p text:style-name="P238"/>
      <text:p text:style-name="P239">Optimización de la Micro-fusión</text:p>
      <text:p text:style-name="P239">Una instrucción que opera en un registro y un operando en memoria decodifica en más micro-ops que su correspondiente versión registro-registro. Sustitución de la obra equivalente a la antigua instrucción utilizando la versión registro-registro por lo general requieren una secuencia de dos instrucciones. La última secuencia es probable que resulte en una reducción de ancho de banda se ha podido recuperar.</text:p>
      <text:p text:style-name="P239"/>
      <text:p text:style-name="P239">Optimización para macro-fusión</text:p>
      <text:p text:style-name="P239">Macro-fusión fusiona dos instrucciones a un solo micro-op. Microarquitectura Intel <text:soft-page-break/>Core realiza esta optimización de hardware bajo circunstancias limitadas.</text:p>
      <text:p text:style-name="P239"/>
      <text:p text:style-name="P246">La primera instrucción del par macro-fundido debe ser una instrucción CMP o TEST. Esta instrucción puede ser REG-REG, REG-IMM, o una comparación micro-fusionado REG-MEM. La segunda instrucción (adyacente en el flujo de instrucciones) debe ser un salto condicional.</text:p>
      <text:p text:style-name="P239"/>
      <text:p text:style-name="P239"><text:span text:style-name="T108">M</text:span>acro-fusión mejora el rendimiento, incluso en los binarios un-recompilado. Todos los decodificadores pueden decodificar un par macro-fusionado por ciclo, con hasta tres instrucciones, resultando en un ancho de banda máximo de decodificación de 5 instrucciones por ciclo.</text:p>
      <text:p text:style-name="P239"/>
      <text:p text:style-name="P240">Length-Changing Prefixes (LCP)</text:p>
      <text:p text:style-name="P240">La longitud de una instrucción puede ser de hasta 15 bytes de longitud. Algunos prefijos pueden cambiar dinámicamente la longitud de una instrucción de que el decodificador debe reconocer. Típicamente, la unidad de pre-decode será estimar la longitud de una instrucción en el flujo de bytes suponiendo la ausencia de LCP. Cuando el pre-decodificador encuentra un LCP en la línea de búsqueda, debe utilizar un algoritmo de decodificación de longitud más lento. Con el algoritmo de decodificación de longitud más lento, el predecodificador decodifica la zona de alcance en 6 ciclos, en lugar de la 1 ciclo habitual. Cola normal a lo largo de la pipeline de la máquina por lo general no puede ocultar LCP sanciones</text:p>
      <text:p text:style-name="P240"/>
      <text:p text:style-name="P240"/>
      <text:p text:style-name="P241">Optimizing the Loop Stream Detector (LSD)</text:p>
      <text:p text:style-name="P241">Los <text:span text:style-name="T113">loops</text:span> que se ajustan a los siguientes criterios son detectados por el LSD y reproducen desde la cola de instrucciones para alimentar el decodificador en la microarquitectura Intel Core:</text:p>
      <text:p text:style-name="P241"/>
      <text:p text:style-name="P241">-Debe ser menor o igual a cuatro obtiene 16 bytes.</text:p>
      <text:p text:style-name="P241"/>
      <text:p text:style-name="P241">-Debe ser menor o igual a 18 instrucciones.</text:p>
      <text:p text:style-name="P241"/>
      <text:p text:style-name="P241">-Puede contener no más de cuatro <text:span text:style-name="T153">saltos</text:span> tomad<text:span text:style-name="T153">os</text:span> y ninguno de ellos puede ser un RET.</text:p>
      <text:p text:style-name="P241"/>
      <text:p text:style-name="P241">-Por lo general deben tener más de 64 iteraciones.</text:p>
      <text:p text:style-name="P241"/>
      <text:p text:style-name="P241"/>
      <text:p text:style-name="P241">Detector de corriente de lazo en Intel nombre código Nehalem microarquitectura se mejora a través de:</text:p>
      <text:p text:style-name="P241">-Caching decodificado micro-operaciones en la cola de decodificador de instrucciones para alimentar a la etapa de cambio de nombre / alloc.</text:p>
      <text:p text:style-name="P241"/>
      <text:p text:style-name="P241">-El tamaño de la LSD se aumenta a 28 micro-ops.</text:p>
      <text:p text:style-name="P241"><text:soft-page-break/></text:p>
      <text:p text:style-name="P241"/>
      <text:p text:style-name="P243">-El Icaché decodificado es una nueva característica de Intel nombre código microarquitectura Sandy Bridge. Ejecutar el código de la Decoded Icaché tiene dos ventajas:</text:p>
      <text:p text:style-name="P243"/>
      <text:p text:style-name="P243">-Mayor ancho de banda de micro-ops que alimentan el motor fuera de orden.</text:p>
      <text:p text:style-name="P243"/>
      <text:p text:style-name="P243">-El <text:span text:style-name="T109">front end</text:span> no necesita decodificar el código que se encuentra en la Decoded iCache. Esto ahorra energía.</text:p>
      <text:p text:style-name="P243"/>
      <text:p text:style-name="P243">OPTIMIZAR EL CENTRO DE EJECUCIÓN</text:p>
      <text:p text:style-name="P243">Directrices generales para hacer uso del paralelismo disponibles son:</text:p>
      <text:p text:style-name="P243">-Siga las reglas para maximizar el ancho de banda de decodificación útil y rendimiento <text:span text:style-name="T154">front-end</text:span>. Estas reglas incluyen favoreciendo instrucciones simples micro-op y el aprovechamiento de micro-fusión, Montón puntero tracker y macro-fusión.</text:p>
      <text:p text:style-name="P243"/>
      <text:p text:style-name="P243">-Maximizar el ancho de banda de cambio de nombre. Directrices se discuten en esta sección e incluyen tratar adecuadamente con registros parciales, ROB leer puertos e instrucciones que causa efectos secundarios en las banderas.</text:p>
      <text:p text:style-name="P243"/>
      <text:p text:style-name="P243">-Programación de recomendaciones sobre secuencias de instrucciones para que múltiples cadenas de dependencia están vivos en la estación de reserva (RS) al mismo tiempo, lo que garantiza que el código utiliza el máximo paralelismo.</text:p>
      <text:p text:style-name="P243"/>
      <text:p text:style-name="P243">-Evite riesgos, minimizar los retrasos que se puedan producir en el núcleo de ejecución, lo que permite a los micro-ops enviados a progresar y estar listos para la jubilación rápidamente.</text:p>
      <text:p text:style-name="P243"/>
      <text:p text:style-name="P244">-Evitar Puestos en Ejecución Core</text:p>
      <text:p text:style-name="P244"/>
      <text:p text:style-name="P244">Aunque el diseño del núcleo de ejecución se optimiza para hacer casos comunes ejecuta rápidamente. Un micro-op puede encontrar diversos riesgos, retrasos, o puestos de tiempo que el progreso hacia adelante desde the front end a la ROB y RS. Los casos significativos son:</text:p>
      <text:p text:style-name="P244"/>
      <text:p text:style-name="P244">ROB Leer Puestos Port.</text:p>
      <text:p text:style-name="P245">Como se cambia el nombre de un micro-op, determina si sus operandos de origen han ejecutado y han escrito en la memoria temporal de reordenación (ROB), o si van a ser capturados "en vuelo" en la RS o en la red de derivación. Por lo general, la gran mayoría de los operandos de origen se encuentran para ser "en vuelo" durante el cambio de nombre. Aquellos que se han vuelto a escribir en el ROB se leen a través de un conjunto de puertos de lectura.</text:p>
      <text:p text:style-name="P244"/>
      <text:p text:style-name="P247"><text:soft-page-break/>Writeback Bus Conflicts: es un recurso para poder facilitar la ejecución fuera de orden. </text:p>
      <text:p text:style-name="P247">Cuando se necesita Writeback Bus al mismo tiempo por dos micro-ops que se ejecutan en la misma pila de unidades de ejecución, el micro-op más joven tendrá que esperar el autobús de reescritura esté disponible.</text:p>
      <text:p text:style-name="P247"/>
      <text:p text:style-name="P248">Bypass entre dominios de ejecución</text:p>
      <text:p text:style-name="P248"/>
      <text:p text:style-name="P248">De punto flotante (FP) carga tienen un ciclo adicional de latencia. Se mueve entre FP y pilas SIMD tienen otro ciclo adicional de latencia.</text:p>
      <text:p text:style-name="P248"/>
      <text:p text:style-name="P248">Para evitar esta sanción, debe organizar código para minimizar los cambios de dominio. A veces no se puede evitar desvíos.</text:p>
      <text:p text:style-name="P248"/>
      <text:p text:style-name="P244">Parciales Registro Puestos de referencia.</text:p>
      <text:p text:style-name="P249">Registros de propósito general se puede acceder en granularidades de bytes, palabras, palabras dobles; Modo de 64 bits también es compatible con granularidad quadword. Hacer referencia a una porción de un registro se conoce como una referencia de registro parcial.</text:p>
      <text:p text:style-name="P249"/>
      <text:p text:style-name="P249">Un puesto de registro parcial ocurre cuando una instrucción se refiere a un registro, partes de las cuales fueron modificadas con anterioridad por otras instrucciones. Por ejemplo, los puestos de registro parcial ocurre con una lectura a AX mientras que las instrucciones anteriores almacenan AL y AH, o una lectura de EAX, mientras que la instrucción anterior AX modificado.</text:p>
      <text:p text:style-name="P244"/>
      <text:p text:style-name="P244">Actualizaciones parciales a XMM Registro puestos.</text:p>
      <text:p text:style-name="P251">Registros de propósito general se puede acceder en granularidades de bytes, palabras, palabras dobles; Modo de 64 bits también es compatible con granularidad quadword. Hacer referencia a una porción de un registro se conoce como una referencia de registro parcial.</text:p>
      <text:p text:style-name="P251"/>
      <text:p text:style-name="P251">Un puesto de registro parcial ocurre cuando una instrucción se refiere a un registro, partes de las cuales fueron modificadas con anterioridad por otras instrucciones. Por ejemplo, los puestos de registro parcial ocurre con una lectura a AX mientras que las instrucciones anteriores almacenan AL y AH, o una lectura de EAX, mientras que la instrucción anterior AX modificado.</text:p>
      <text:p text:style-name="P251"/>
      <text:p text:style-name="P244">Parciales Flag Registro Puestos de referencia.</text:p>
      <text:p text:style-name="P244"/>
      <text:p text:style-name="P251">Una "bandera parcial puesto de registro" se produce cuando una instrucción modifica una parte del registro del pabellón y la siguiente instrucción depende del resultado de las banderas. Esto sucede más a menudo con instrucciones de desplazamiento (SAR, SAL, SHR, SHL). Las banderas no se modifican en el caso de un valor de desplazamiento cero, pero el valor de desplazamiento es generalmente conocido sólo <text:soft-page-break/>en tiempo de ejecución. La <text:span text:style-name="T155">front-end</text:span> puestos hasta que se retiró la instrucción.</text:p>
      <text:p text:style-name="P251"/>
      <text:p text:style-name="P252">Vectorización: </text:p>
      <text:p text:style-name="P252">Vectorización es una transformación <text:span text:style-name="T115">del </text:span>programa que permite que el hardware especial para realizar la misma operación en varios elementos de datos al mismo tiempo. Las sucesivas generaciones de procesadores han proporcionado apoyo vector a través de la tecnología MMX, Streaming SIMD Extensions (SSE), extensiones Streaming SIMD 2 (SSE2), extensiones Streaming SIMD 3 (SSE3) y Suplementario extensiones Streaming SIMD 3 (SSSE3).</text:p>
      <text:p text:style-name="P252"/>
      <text:p text:style-name="P252"/>
      <text:p text:style-name="P253">MEMORIA OPTIMIZACIÓN DE ACCESOS</text:p>
      <text:p text:style-name="P253">Las recomendaciones más importantes son:</text:p>
      <text:p text:style-name="P253"/>
      <text:p text:style-name="P253">-Ejecutar las operaciones de carga y almacenamiento dentro de un ancho de banda de ejecución disponibles.</text:p>
      <text:p text:style-name="P254"/>
      <text:p text:style-name="P253">-Habilitar progreso delantero de ejecución especulativa.</text:p>
      <text:p text:style-name="P253"/>
      <text:p text:style-name="P253">-Habilitar reenvío store para proceder.</text:p>
      <text:p text:style-name="P253"/>
      <text:p text:style-name="P253">-Alinear datos, prestando atención a la disposición de datos y alineación de las pilas.</text:p>
      <text:p text:style-name="P253"/>
      <text:p text:style-name="P253">-Coloque código y datos en páginas separadas.</text:p>
      <text:p text:style-name="P253"/>
      <text:p text:style-name="P253">-Mejorar localidad de datos.</text:p>
      <text:p text:style-name="P253"/>
      <text:p text:style-name="P253">-Utilice las instrucciones de <text:span text:style-name="T156">prefetch</text:span> y control caches.</text:p>
      <text:p text:style-name="P253"/>
      <text:p text:style-name="P253">-Mejorar código localidad y alinear objetivos de las ramificaciones.</text:p>
      <text:p text:style-name="P253"/>
      <text:p text:style-name="P253">-Tome ventaja de la combinación de escritura.</text:p>
      <text:p text:style-name="P253"/>
      <text:p text:style-name="P253"/>
      <text:p text:style-name="P257">Load and Store Execution Bandwidth</text:p>
      <text:p text:style-name="P256">Por lo general, las cargas y las stores son las operaciones más frecuentes en relación con la carga de trabajo, hasta el 40% de las instrucciones de una carga de trabajo que llevan carga o store de intención no son infrecuentes. Cada generación de microarquitectura ofrece múltiples buffers para apoyar ejecutando operaciones de carga y almacenamiento, mientras que hay instrucciones de vuelo.</text:p>
      <text:p text:style-name="P257">El software se puede maximizar el rendimiento de la memoria a través del cumplimiento de la emisión o amortiguando limitaciones de la máquina.</text:p>
      <text:p text:style-name="P255"/>
      <text:p text:style-name="P255"/>
      <text:p text:style-name="P258">Minimize Register Spills</text:p>
      <text:p text:style-name="P258"><text:soft-page-break/>Cuando una pieza de código tiene variables más vivos que el procesador puede tener en registros de propósito general, un método común es mantener algunas de las variables en la memoria. Este método se llama derrame registro. El efecto de la caché de latencia L1D puede afectar negativamente al rendimiento de este código. El efecto puede ser más pronunciado si la dirección de los derrames de Registro utiliza los modos de direccionamiento más lento.</text:p>
      <text:p text:style-name="P258"/>
      <text:p text:style-name="P259">Enhance Speculative Execution and Memory Disambiguation</text:p>
      <text:p text:style-name="P259">Antes de la microarquitectura Intel Core, cuando el código contiene ambas stores y cargas, las cargas no pueden ser emitidos antes de que se resuelva la dirección de la store. Esta regla asegura el correcto manejo de las dependencias de carga en anteriores <text:span text:style-name="T128">store</text:span>s.</text:p>
      <text:p text:style-name="P260"/>
      <text:p text:style-name="P261">Alineación de datos afecta a todos los tipos de variables:</text:p>
      <text:p text:style-name="P261"/>
      <text:p text:style-name="P261">-Dinámicamente asignada variables.</text:p>
      <text:p text:style-name="P261">-Los miembros de una estructura de datos.</text:p>
      <text:p text:style-name="P261">-Las variables globales o locales.</text:p>
      <text:p text:style-name="P261">-Los parámetros pasados en la pila.</text:p>
      <text:p text:style-name="P261"/>
      <text:p text:style-name="P261">Acceso a datos desalineado puede incurrir en importantes reducciones del rendimiento. Esto es particularmente cierto para las divisiones de línea de caché.</text:p>
      <text:p text:style-name="P261"/>
      <text:p text:style-name="P262">Sistema de memoria del procesador sólo envía <text:span text:style-name="T128">store</text:span>s de memoria (incluyendo caché) después de <text:span text:style-name="T128">store</text:span> de jubilación. Sin embargo, datos de la <text:span text:style-name="T128">store</text:span> se pueden enviar desde una <text:span text:style-name="T128">store</text:span> para una carga posterior de la misma dirección para dar una latencia <text:span text:style-name="T128">store</text:span> de carga mucho más corto.</text:p>
      <text:p text:style-name="P262"/>
      <text:p text:style-name="P263">Data Layout Optimizations</text:p>
      <text:p text:style-name="P263">Si los operandos son envasados en una instrucción SIMD, alinear al tamaño del elemento de empaquetado (64 bits o 128 bits).</text:p>
      <text:p text:style-name="P263"/>
      <text:p text:style-name="P263">Alinear datos proporcionando estructuras y arrays dentro de relleno. Los programadores pueden reorganizar las estructuras y matrices para minimizar la cantidad de memoria desperdiciada por relleno.</text:p>
      <text:p text:style-name="P263"/>
      <text:p text:style-name="P264">Pila de alineación</text:p>
      <text:p text:style-name="P264">Penalización de rendimiento de acceso no alineado a la pila que sucede cuando una referencia de memoria divide una línea de caché. Esto significa que uno de cada ocho quadword no alineados espacialmente consecutivo accesos siempre está penalizado, de manera similar a una de cada 4 consecutivo, no alineado doble quadword accesos, etc.</text:p>
      <text:p text:style-name="P264"/>
      <text:p text:style-name="P264">Alineación de la pila puede ser beneficioso en cualquier momento hay objetos de datos que exceden la alineación de pila por omisión del sistema.</text:p>
      <text:p text:style-name="P264"><text:soft-page-break/></text:p>
      <text:p text:style-name="P265">Capacity Limits and Aliasing in Caches</text:p>
      <text:p text:style-name="P265">Hay casos en los que las direcciones con un paso dado competirán por algún recurso en la jerarquía de memoria.</text:p>
      <text:p text:style-name="P265">Normalmente, los cachés están implementado para tener múltiples formas de asociatividad conjunto, con cada viaje que consta de varios conjuntos de líneas de caché (o sectores en algunos casos). Referencias de memoria múltiples que compiten por el mismo conjunto de cada trayecto en caché pueden causar un problema de capacidad. Hay condiciones aliasing que se aplican a microarquitecturas específicos. Tenga en cuenta que las líneas de caché de primer nivel son 64 bytes</text:p>
      <text:p text:style-name="P265"/>
      <text:p text:style-name="P266">Mixing Code and Data</text:p>
      <text:p text:style-name="P266">La obtención previa agresivo y pre-decodificación de instrucciones por procesadores Intel tienen dos efectos relacionados:</text:p>
      <text:p text:style-name="P266"/>
      <text:p text:style-name="P266">-Código mutante funciona correctamente, de acuerdo con los requisitos de los procesadores de arquitectura Intel, pero incurre en una penalización de rendimiento significativo. Evite código auto-modificable si es posible.</text:p>
      <text:p text:style-name="P266"/>
      <text:p text:style-name="P266">-Ubicación de datos de escritura en el segmento de código podría ser imposible de distinguir de código auto-modificable. Datos grabables en el segmento de código podrían sufrir la misma pena del funcionamiento como código auto-modificable.</text:p>
      <text:p text:style-name="P266"/>
      <text:p text:style-name="P267">Locality Enhancement</text:p>
      <text:p text:style-name="P267">Mejora Localidad puede reducir el tráfico de datos procedente de un sub-sistema de nivel externo en la jerarquía cache / memoria. Se trata de abordar el hecho de que el acceso económico en términos de ciclo de recuento de un nivel exterior será más caro que el de un nivel interno. Por lo general, el ciclo económico de acceder a una (o sistema de memoria) nivel de caché dada varía entre diferentes microarquitecturas, implementaciones de procesador y componentes de la plataforma.</text:p>
      <text:p text:style-name="P267"/>
      <text:p text:style-name="P268">Minimizing Bus Latency</text:p>
      <text:p text:style-name="P268">Cada transacción de bus incluye la sobrecarga de hacer peticiones y arbitrajes. Latencia media de los <text:span text:style-name="T157">bus</text:span> leer y transacciones de bus de escritura será más largo si lee y escribe alternativo. Segmentación lee y escribe en fases puede reducir la latencia promedio de transacciones de bus. Esto es porque el número de incidencias de transacciones sucesivas que implican una lectura después de una escritura, o una escritura después de una lectura, se reducen.</text:p>
      <text:p text:style-name="P268"/>
      <text:p text:style-name="P269">Non-Temporal Store Bus Traffic</text:p>
      <text:p text:style-name="P269">Ancho de banda del bus del sistema Pico es compartida por varios tipos de actividades de <text:span text:style-name="T157">buses</text:span>, incluyendo lecturas (de la memoria), lee por propiedad (de una línea de caché), y escribe. La tasa de transferencia de datos para transacciones de bus de escritura es más alto si 64 bytes se escriben en el autobús a la vez.</text:p>
      <text:p text:style-name="P269"/>
      <text:p text:style-name="P269"><text:soft-page-break/></text:p>
      <text:p text:style-name="P270">Recientes familias de procesadores Intel emplean varios mecanismos de prelectura para acelerar el movimiento de datos o de código y mejorar el rendimiento:</text:p>
      <text:p text:style-name="P270"/>
      <text:p text:style-name="P270">Prefetcher instrucción Hardware:</text:p>
      <text:p text:style-name="P271"><text:tab/>-<text:span text:style-name="T116">Hardware Prefetching for First-Level Data Cache.</text:span></text:p>
      <text:p text:style-name="P271"><text:tab/>-<text:span text:style-name="T116">Hardware Prefetching for Second-Level Cache.</text:span></text:p>
      <text:p text:style-name="P270">Prefetch software para datos.</text:p>
      <text:p text:style-name="P270">Prefetch hardware para líneas de caché de datos o instrucciones.</text:p>
      <text:p text:style-name="P270"/>
      <text:p text:style-name="P273">SIMD vs x87 FPU:</text:p>
      <text:p text:style-name="P273"/>
      <text:p text:style-name="P273">-Cuando un operando de entrada para una instrucción de punto flotante SIMD contiene valores que son menores que el rango representable del tipo de datos, una excepción de denormal se produce. Esto provoca una pérdida de rendimiento significativa.</text:p>
      <text:p text:style-name="P273"/>
      <text:p text:style-name="P273">-Scalar instrucciones SIMD en coma flotante tienen latencias más bajas que las instrucciones x87 equivalentes. Scalar SIMD en coma flotante instrucción de multiplicación puede ser canalizado, mientras instrucción de multiplicación x87 no lo es.</text:p>
      <text:p text:style-name="P273"/>
      <text:p text:style-name="P273">-Aunque x87 soporta instrucciones trascendentales, software implementación de la biblioteca de la función trascendental puede ser más rápido en muchos casos.</text:p>
      <text:p text:style-name="P273"/>
      <text:p text:style-name="P273">-x87 compatible con la precisión de 80 bits, doble extendida de punto flotante. SSE admite un máximo de 32 bits de precisión. SSE2 admite un máximo de 64 bits de precisión.</text:p>
      <text:p text:style-name="P273"/>
      <text:p text:style-name="P273">-Scalar registros de coma flotante se puede acceder directamente, evitando FXCH y restricciones de arriba de la pila.</text:p>
      <text:p text:style-name="P273"/>
      <text:p text:style-name="P273">-El costo de la conversión de coma flotante a entero con truncamiento es significativamente menor con extensiones Streaming SIMD 2 y Streaming SIMD Extensions.</text:p>
      <text:p text:style-name="P270"/>
      <text:p text:style-name="P272">Rendimiento PCIe puede ver muy afectada por el tamaño y la alineación de aguas arriba lee y escribe (leer y escribir transacciones emitidas desde un agente PCIe a la memoria del host). Como regla general, el mejor rendimiento, tanto en términos de ancho de banda y latencia, se obtiene mediante la alineación de las direcciones de inicio de aguas arriba lee y escribe en los límites de 64 bytes y la garantía de que el tamaño de la petición es un múltiplo de 64 bytes, con un modesto nuevos aumentos de ancho de banda cuando se emplean múltiplos más grandes (128, 192, 256 bytes). En particular, una amortización parcial causará un retraso para la siguiente petición (leer y escribir).</text:p>
      <text:p text:style-name="P272"><text:soft-page-break/></text:p>
      <text:p text:style-name="P272"/>
      <text:p text:style-name="P274">Tecnología SIMD se puede incluir en su solicitud de tres maneras:</text:p>
      <text:p text:style-name="P274">1. Compruebe si la tecnología SIMD durante la instalación. Si la tecnología SIMD deseado está disponible, los DLLs apropiados se pueden instalar.</text:p>
      <text:p text:style-name="P274">2. Compruebe si la tecnología SIMD durante la ejecución del programa e instalar los archivos DLL adecuados en tiempo de ejecución. Esto es eficaz para los programas que se pueden ejecutar en diferentes máquinas.</text:p>
      <text:p text:style-name="P274">3. Cree un binario "fat" que incluye varias versiones de las rutinas; versiones que utilizan la tecnología SIMD y versiones que no lo hacen. Compruebe que la tecnología SIMD durante la ejecución del programa y ejecutar las versiones adecuadas de las rutinas. Esto es especialmente eficaz para los programas que se pueden ejecutar en diferentes máquinas.</text:p>
      <text:p text:style-name="P274"/>
      <text:p text:style-name="P275">Para utilizar cualquiera de las tecnologías SIMD de manera óptima, debe evaluar las siguientes situaciones en su código:</text:p>
      <text:p text:style-name="P275"/>
      <text:p text:style-name="P275">-Los fragmentos que son computacionalmente intensivas.</text:p>
      <text:p text:style-name="P275">-Los fragmentos que se ejecutan a menudo suficiente para tener un impacto en el rendimiento.</text:p>
      <text:p text:style-name="P275">-Los fragmentos que con poco flujo de control dependiente de los datos.</text:p>
      <text:p text:style-name="P275">-Fragmentos que requieren cálculos de punto flotante.</text:p>
      <text:p text:style-name="P275">-Los fragmentos que pueden beneficiarse de traslado de datos de 16 bytes a la vez.</text:p>
      <text:p text:style-name="P275">-Fragmentos de cálculo que puede codificados usando menos instrucciones.</text:p>
      <text:p text:style-name="P275">-Fragmentos que requieren ayuda en el uso de la jerarquía de caché de manera eficiente.</text:p>
      <text:p text:style-name="P275"/>
      <text:p text:style-name="P276">Los desarrolladores de software necesitan para comparar la mejora de rendimiento que se puede obtener a partir del código de <text:span text:style-name="T158">assembly</text:span> en comparación con el coste de estas mejoras. Programación directamente en lenguaje ensamblador para una plataforma de destino puede producir la ganancia de rendimiento requerida, sin embargo, el código de <text:span text:style-name="T159">assembly</text:span> no es portátil entre las arquitecturas de procesador y es caro para escribir y mantener.</text:p>
      <text:p text:style-name="P276"/>
      <text:p text:style-name="P276">El analizador VTune ofrece una vista hotspots de un módulo específico para ayudarle a identificar las secciones en el código que tomar más tiempo de CPU y que tienen problemas potenciales de rendimiento. La vista hotspots le ayuda a identificar las secciones en el código que tomar más tiempo de CPU y que tienen problemas potenciales de rendimiento.</text:p>
      <text:p text:style-name="P276"/>
      <text:p text:style-name="P276">USAR SIMD Beneficios Trae Para Los Siguientes campos:</text:p>
      <text:p text:style-name="P276"/>
      <text:p text:style-name="P276">-Discurso algoritmos de compresión y filtros.</text:p>
      <text:p text:style-name="P276">-Los algoritmos de reconocimiento de voz.</text:p>
      <text:p text:style-name="P276">-La pantalla de vídeo y rutinas de captura.</text:p>
      <text:p text:style-name="P276"><text:soft-page-break/>-Rendering rutinas.</text:p>
      <text:p text:style-name="P276">-Gráficos 3D (geometría).</text:p>
      <text:p text:style-name="P276">-Procesamiento de imagen y vídeo algoritmos.</text:p>
      <text:p text:style-name="P276">-Espacial audio (3D).</text:p>
      <text:p text:style-name="P276">-El modelado físico (gráficos, CAD).</text:p>
      <text:p text:style-name="P276">-Aplicaciones de estaciones de trabajo.</text:p>
      <text:p text:style-name="P276">-Los algoritmos de cifrado.</text:p>
      <text:p text:style-name="P276">-Aritmética compleja.</text:p>
      <text:p text:style-name="P276"/>
      <text:p text:style-name="P276"/>
      <text:p text:style-name="P276">Para vectorizar su código y así aprovechar la arquitectura SIMD, haga lo siguiente:</text:p>
      <text:p text:style-name="P276"/>
      <text:p text:style-name="P276">-Determinar si el accesos a memoria tiene dependencias que impidan la ejecución en paralelo.</text:p>
      <text:p text:style-name="P276"/>
      <text:p text:style-name="P276">-"Strip-mina" el bucle interior para reducir el número de iteraciones por la longitud de las operaciones SIMD (por ejemplo, cuatro para precisión simple de punto flotante SIMD, ocho para entero de 16 bits SIMD en los registros XMM).</text:p>
      <text:p text:style-name="P276"/>
      <text:p text:style-name="P276">-Re-código del bucle con las instrucciones SIMD.</text:p>
      <text:p text:style-name="P276"/>
      <text:p text:style-name="P276"/>
      <text:p text:style-name="P277">Assembly</text:p>
      <text:p text:style-name="P277">Bucles clave pueden ser codificadas directamente en lenguaje ensamblador utilizando un ensamblador o mediante el uso conjunto de inline (C-asm) en C / C ++ código.</text:p>
      <text:p text:style-name="P277"/>
      <text:p text:style-name="P277">Intrinsics proporcionan el acceso a la funcionalidad de ISA utilizando codificación C / C ++ de estilo en lugar de lenguaje ensamblador.</text:p>
      <text:p text:style-name="P277"/>
      <text:p text:style-name="P277">PILA Y ALINEACIÓN DE DATOS</text:p>
      <text:p text:style-name="P278">Para obtener el máximo rendimiento de código escrito para tecnologías SIMD datos deben ser formateados en memoria de acuerdo con las directrices que se describen en esta sección. Código <text:span text:style-name="T117">Assembly</text:span> con una accesos sin alinear es mucho más lento que un acceso alineados.</text:p>
      <text:p text:style-name="P277"/>
      <text:p text:style-name="P277">MEJORAR LA UTILIZACIÓN DE MEMORIA</text:p>
      <text:p text:style-name="P277">Rendimiento de la memoria puede ser mejorada mediante la reordenación de datos y algoritmos para intrínsecos tecnología SSE, SSE2, y MMX. Métodos para mejorar el rendimiento de memoria que implica trabajar con el siguiente:</text:p>
      <text:p text:style-name="P277"/>
      <text:p text:style-name="P277">-Diseño de estructura de datos.</text:p>
      <text:p text:style-name="P277">-Strip-minera para vectorización y utilización de la memoria.</text:p>
      <text:p text:style-name="P277">-Loop-bloqueo.</text:p>
      <text:p text:style-name="P277"/>
      <text:p text:style-name="P277">Estructura de Datos Diseño</text:p>
      <text:p text:style-name="P277"><text:soft-page-break/>Para ciertos algoritmos, como transformaciones 3D y la iluminación, hay dos maneras básicas para organizar datos de vértice. </text:p>
      <text:p text:style-name="P277"/>
      <text:p text:style-name="P277">Array of structure(AoS) o Structure of arrays(SoA).</text:p>
      <text:p text:style-name="P277"/>
      <text:p text:style-name="P279">El enfoque de SOA híbrido asegura:</text:p>
      <text:p text:style-name="P279"/>
      <text:p text:style-name="P279">-Los datos se organizan para permitir más eficiente cómputo SIMD vertical.</text:p>
      <text:p text:style-name="P279">-Más simple / menos generación de direcciones de AoS.</text:p>
      <text:p text:style-name="P279">-Menos corrientes, lo que reduce la página DRAM pierde.</text:p>
      <text:p text:style-name="P279">-Uso de menos prefetches, debido a un menor número de arroyos.</text:p>
      <text:p text:style-name="P279">-Eficiente línea de caché de embalaje de elementos de datos que se utilizan al mismo tiempo.</text:p>
      <text:p text:style-name="P279"/>
      <text:p text:style-name="P280">Strip-mining, también conocido como el seccionamiento de lazo, es una técnica de transformación de bucle para permitir SIMD codificaciones de bucles, así como proporcionar un medio para mejorar el rendimiento de la memoria. <text:span text:style-name="T118">Algunas tales como:</text:span></text:p>
      <text:p text:style-name="P281">-El aumento de la localidad temporal y espacial en la caché de datos si los datos son reutilizables en diferentes pasos de un algoritmo.</text:p>
      <text:p text:style-name="P281">-Reducir el número de iteraciones del bucle por un factor de la longitud de cada "vector", o el número de operaciones que se realizan por operación SIMD.</text:p>
      <text:p text:style-name="P281"/>
      <text:p text:style-name="P281"/>
      <text:p text:style-name="P282">Bloqueo Loop es otra técnica útil para la optimización del rendimiento de la memoria. El propósito principal de bloqueo de bucle es también para eliminar la mayor cantidad de fallos de caché como sea posible. Esta técnica se transforma el dominio de memoria de un determinado problema en partes más pequeñas en lugar de secuencial recorriendo a través del dominio de la memoria entera.</text:p>
      <text:p text:style-name="P282"/>
      <text:p text:style-name="P282"/>
      <text:p text:style-name="P296">OPTIMIZING FOR SIMD INTEGER APPLICATIONS</text:p>
      <text:p text:style-name="P283">REGLAS GENERALES SOBRE SIMD INTEGER CÓDIGO</text:p>
      <text:p text:style-name="P283">No mezcle 64 bits instrucciones SIMD enteros con x87 instrucciones de punto flotante.</text:p>
      <text:p text:style-name="P283"/>
      <text:p text:style-name="P283">Favor de 128 bits código entero SIMD sobre 64 bits código entero SIMD. En microarquitecturas antes de la microarquitectura Intel Core, la mayoría de instrucciones SIMD de 128 bits tienen de dos ciclos restricciones de rendimiento debido a la ruta de datos de 64 bits que subyace en el motor de ejecución.</text:p>
      <text:p text:style-name="P283"/>
      <text:p text:style-name="P283">Al escribir código SIMD que funciona tanto para datos enteros y de punto flotante, utilice el subconjunto de SIMD convertir instrucciones o load / stores para asegurar que los operandos de entrada en los registros XMM contienen tipos de datos que están correctamente definidos para que coincida con la instrucción.</text:p>
      <text:p text:style-name="P283"><text:soft-page-break/></text:p>
      <text:p text:style-name="P283">Utilice las reglas y directrices de optimización.</text:p>
      <text:p text:style-name="P283"/>
      <text:p text:style-name="P283">Disfruta de hardware prefetcher cuando sea posible. Use la instrucción PREFETCH sólo cuando los patrones de acceso de datos son irregulares y distancia de captación previa pueden ser pre-determinados.</text:p>
      <text:p text:style-name="P283"/>
      <text:p text:style-name="P283">Emular movimientos condicionales mediante el uso de mezcla, enmascarado compara y lógicos en lugar de utilizar <text:span text:style-name="T160">saltos</text:span> condicionales.</text:p>
      <text:p text:style-name="P283"/>
      <text:p text:style-name="P284">USING SIMD INTEGER WITH X87 FLOATING-POINT</text:p>
      <text:p text:style-name="P284">Todas las instrucciones de enteros SIMD 64 bits utilizan registros MMX, que comparten registro estatal con la pila de coma flotante x87. Debido a este intercambio, se aplican ciertas reglas y consideraciones. Instrucciones utilizando registros MMX no pueden mezclarse libremente con los registros de coma flotante x87. Tenga cuidado al cambiar entre 64 bits instrucciones SIMD enteros y x87 instrucciones de punto flotante para garantizar la corrección funcional.</text:p>
      <text:p text:style-name="P284"/>
      <text:p text:style-name="P285">Al generar 64 bits código entero SIMD, tenga en cuenta que los ocho registros MMX son alias para x87 registros de coma flotante. El cambio de instrucciones MMX para x87 instrucciones de punto flotante incurre en un retraso finito, por lo que es el mejor para reducir al mínimo el cambio entre estos tipos de instrucciones. Pero cuando se cambia, la instrucción EMMS proporciona un medio eficaz para borrar la pila x87 para que el código x87 posterior puede funcionar correctamente.</text:p>
      <text:p text:style-name="P285"/>
      <text:p text:style-name="P286">En el desarrollo de código con ambos x87 de punto flotante y 64 bits instrucciones SIMD enteros, siga estos pasos:</text:p>
      <text:p text:style-name="P286"/>
      <text:p text:style-name="P286">1. Siempre llaman la instrucción EMMS al final de 64 bits código entero SIMD cuando las transiciones de código para x87 código de punto flotante.</text:p>
      <text:p text:style-name="P286">2. Inserte la instrucción EMMS al final de todos los segmentos de 64 bits de código SIMD entero para evitar un x87 de punto flotante pila excepción de desbordamiento cuando se ejecuta la instrucción de punto flotante un x87.</text:p>
      <text:p text:style-name="P286"/>
      <text:p text:style-name="P287">DATA ALIGNMENT</text:p>
      <text:p text:style-name="P287">Asegúrese de que el 64-bit de datos entero SIMD es de 8 bytes alineados y que los datos de enteros SIMD de 128 bits es de 16 bytes alineados. Hacer referencia a datos enteros SIMD de 64 bits no alineados puede incurrir en una penalización de rendimiento debido a los accesos que abarcan 2 líneas de caché. Hacer referencia a los resultados de datos SIMD entero no alineados de 128 bits en una excepción a menos que el MOVDQU (mover doble quadword no alineados) se utiliza la instrucción. Utilizando la instrucción MOVDQU en datos no alineados puede resultar en un rendimiento inferior al del uso de 16 bytes referencias alineadas.</text:p>
      <text:p text:style-name="P288">Ejemplos de movimiento de datos en SIMD:</text:p>
      <text:p text:style-name="P288">-Unsigned Unpack.</text:p>
      <text:p text:style-name="P288"><text:soft-page-break/>-Signed Unpack.</text:p>
      <text:p text:style-name="P288">-Interleaved Pack with Saturation.</text:p>
      <text:p text:style-name="P288">-Interleaved Pack without Saturation.</text:p>
      <text:p text:style-name="P289">-<text:span text:style-name="T119">Non-Interleaved Unpack.</text:span></text:p>
      <text:p text:style-name="P289">-<text:span text:style-name="T119">Extract Data Element: esta permite extraer un dato de un registro SIMD a un registro o a memoria. </text:span></text:p>
      <text:p text:style-name="P290">-<text:span text:style-name="T120">Insert Data Element: toma uno de los datos de un registro y lo coloca en una posición en SIMD. </text:span></text:p>
      <text:p text:style-name="P300">-<text:span text:style-name="T121">Non-Unit Stride Data Movement.</text:span></text:p>
      <text:p text:style-name="P291">-<text:span text:style-name="T122">Move Byte Mask to Integer. Toma bit del registro MMX y los junta para poneslos en un registro o memoria. </text:span></text:p>
      <text:p text:style-name="P291">-<text:span text:style-name="T122">Packed Shuffle Word for 64-bit Registers.</text:span></text:p>
      <text:p text:style-name="P291">-<text:span text:style-name="T122">Packed Shuffle Word for 128-bit Registers.</text:span></text:p>
      <text:p text:style-name="P291"/>
      <text:p text:style-name="P291"/>
      <text:p text:style-name="P292">SIMD optimización de memoria:</text:p>
      <text:p text:style-name="P292"/>
      <text:p text:style-name="P292">Usted puede mejorar el acceso de memoria mediante las siguientes técnicas:</text:p>
      <text:p text:style-name="P292">-Evitar los accesos parciales a memoria.</text:p>
      <text:p text:style-name="P292">-Al aumentar el ancho de banda de la memoria se llena y vídeo llena:</text:p>
      <text:p text:style-name="P293"><text:tab/>-<text:span text:style-name="T123">Using the MOVDQ Instruction.</text:span></text:p>
      <text:p text:style-name="P293"><text:tab/>-<text:span text:style-name="T123">El aumento de ancho de banda de memoria de Carga y Almacenamiento hacia y desde la DRAM misma página.</text:span></text:p>
      <text:p text:style-name="P293"><text:tab/>-<text:span text:style-name="T123">Using Aligned Stores.</text:span></text:p>
      <text:p text:style-name="P293"><text:tab/></text:p>
      <text:p text:style-name="P295">Reverse Memory Copy: Copia de bloques de memoria desde un lugar de origen a una ubicación de destino en el orden inverso supone un reto para el software para sacar el máximo provecho de las capacidades de las máquinas, evitando los peligros microarquitecturales.</text:p>
      <text:p text:style-name="P292">Datos de captura previa con Streaming SIMD Extensions.</text:p>
      <text:p text:style-name="P294">Pasar código de MMX a XMM. </text:p>
      <text:p text:style-name="P297">OPTIMIZING FOR SIMD FLOATING-POINT APPLICATIONS</text:p>
      <text:p text:style-name="P297"/>
      <text:p text:style-name="P297">Reglas generales:</text:p>
      <text:p text:style-name="P297"/>
      <text:p text:style-name="P297">-Utilizar el <text:span text:style-name="T161">fush-t</text:span>o-<text:span text:style-name="T161">zero</text:span> y denormals-are-zero modos para un mayor rendimiento para evitar la pena de tratar con denormals y subdesbordamientos.</text:p>
      <text:p text:style-name="P297">-Utilice las instrucciones recíprocas seguido de iteración para una mayor precisión. -Estas instrucciones producen una precisión reducida pero ejecutar mucho más rápido. Observe lo siguiente:</text:p>
      <text:p text:style-name="P297">-Máscara excepciones para lograr un mayor rendimiento. Cuando excepciones son desenmascarados, el rendimiento del software es más lento.</text:p>
      <text:p text:style-name="P297">- Si la precisión reducida es aceptable, los utilizan sin iteración.</text:p>
      <text:p text:style-name="P297">- Si se necesita cerca de la máxima precisión, utilice una iteración de Newton-Raphson.</text:p>
      <text:p text:style-name="P297"><text:soft-page-break/>- Si se necesita la máxima precisión, utilice división y raíz cuadrada que proporcionan una mayor precisión, pero ralentizar el rendimiento.</text:p>
      <text:p text:style-name="P297"/>
      <text:p text:style-name="P297"/>
      <text:p text:style-name="P298">USO SIMD PUNTO FLOTANTE CON X87 coma flotante.</text:p>
      <text:p text:style-name="P298">Debido a que los registros XMM utilizados para SIMD cálculos de punto flotante son registros separados y no se asignan a la pila de coma flotante x87 existente, SIMD código de punto flotante se puede mezclar con x87 de punto flotante o 64-bit de código número entero SIMD.</text:p>
      <text:p text:style-name="P298"/>
      <text:p text:style-name="P298">ESCALAR CÓDIGO DE PUNTO FLOTANTE.</text:p>
      <text:p text:style-name="P298">En términos de rendimiento, escalar código de punto flotante puede ser equivalente o superior a x87 código de punto flotante y tiene las siguientes ventajas:</text:p>
      <text:p text:style-name="P298"/>
      <text:p text:style-name="P298">-SIMD código de punto flotante utiliza un modelo de registro plana, mientras x87 código de punto flotante utiliza un modelo de pila. Usando escalar código de punto flotante elimina la necesidad de utilizar instrucciones FXCH. Estos tienen límites de rendimiento en el procesador Intel Pentium 4.</text:p>
      <text:p text:style-name="P298">-Mezcla con MMX código tecnología sin penalización.</text:p>
      <text:p text:style-name="P298">-Modo Flush-<text:span text:style-name="T162">to-zero</text:span>.</text:p>
      <text:p text:style-name="P298">-Latencias más cortas que los x87 de punto flotante.</text:p>
      <text:p text:style-name="P298"/>
      <text:p text:style-name="P298">Arreglo de datos.</text:p>
      <text:p text:style-name="P298">Debido SSE y SSE2 incorporan arquitectura SIMD, la organización de los datos para hacer pleno uso de los registros SIMD produce un rendimiento óptimo. Esto implica de datos contiguos para el procesamiento, lo que conduce a un menor número de fallos de caché. Disposición de datos correcta posible rendimiento de datos potencialmente cuádruple al utilizar SSE o doble el rendimiento al utilizar SSE2. Mejoras de rendimiento pueden ocurrir debido a cuatro elementos de datos pueden ser cargados con las instrucciones de carga de 128 bits en los registros XMM utilizando SSE (MOVAPS). Del mismo modo, dos elementos de datos pueden cargado con instrucciones de carga de 128 bits en registros XMM utilizando SSE2 (MOVAPD).</text:p>
      <text:p text:style-name="P298"/>
      <text:p text:style-name="P299">Vertical frente Computación Horizontal</text:p>
      <text:p text:style-name="P299">La mayoría de las instrucciones aritméticas de punto flotante en SSE / SSE2 proporcionar una mayor ganancia de rendimiento en el procesamiento de datos vertical para elementos de datos en paralelo. Esto significa que cada elemento de la de destino es el resultado de una operación aritmética realizada a partir de los elementos de la fuente en la misma posición vertical.</text:p>
      <text:p text:style-name="P300">AoS se asocia generalmente con un modelo de cálculo horizontal.</text:p>
      <text:p text:style-name="P300">SOA es generalmente susceptible al modelo de cálculo vertical.</text:p>
      <text:p text:style-name="P300"/>
      <text:p text:style-name="P300"/>
      <text:p text:style-name="P301">Datos </text:p>
      <text:p text:style-name="P301"><text:soft-page-break/></text:p>
      <text:p text:style-name="P301">Swizzling datos de SOA para formato AoS pueden aplicarse a un número de dominios de aplicación, incluyendo la geometría 3D, vídeo e imagen. Dos técnicas Swizzling diferentes se pueden adaptar para manejar de punto flotante y de enteros de datos.</text:p>
      <text:p text:style-name="P301"/>
      <text:p text:style-name="P301">Datos Deswizzling</text:p>
      <text:p text:style-name="P301">En la operación deswizzle, queremos organizar el formato de SoA vuelta al formato AoS por lo que el XXXX, YYYY, ZZZZ se reorganizan y se almacenan en la memoria como XYZ.</text:p>
      <text:p text:style-name="P301"/>
      <text:p text:style-name="P301">El uso de CVTTPS2PI / Instrucciones CVTTSS2SI</text:p>
      <text:p text:style-name="P301">Las instrucciones CVTTPS2PI y CVTTSS2SI codifican el truncado / chuleta modo de redondeo de forma implícita en la instrucción. Ellos tienen prioridad sobre el modo de redondeo especificado en el registro MXCSR. Este comportamiento se puede eliminar la necesidad de cambiar el modo de redondeo desde / chop-ronda más cercano, para truncar y, a continuación, volver a la computación ronda más cercana para continuar.</text:p>
      <text:p text:style-name="P301"/>
      <text:p text:style-name="P301"><text:span text:style-name="T163">Fush-to</text:span>-Zero y Denormals-are-Zero Modos</text:p>
      <text:p text:style-name="P302">El <text:span text:style-name="T163">Fush</text:span>-to-<text:span text:style-name="T164">zero</text:span> (ZLC) y denormals-are-<text:span text:style-name="T164">zero</text:span> (DAZ) modos no son compatibles con el estándar IEEE 754. Se proporcionan para mejorar el rendimiento de las aplicaciones en las desbordamiento es común y donde la generación de un resultado desnormalizado no es necesario.</text:p>
      <text:p text:style-name="P301"/>
      <text:p text:style-name="P301">SIMD flotante-punto Programación Usando SSE3</text:p>
      <text:p text:style-name="P301">SSE3 mejora SSE y SSE2 con nueve instrucciones específicas para SIMD programación de punto flotante. En contraste con muchas instrucciones SSE / SSE2 que ofrecen operaciones aritméticas homogéneas sobre los elementos de datos en paralelo y que favorecen el modelo de cómputo vertical, SSE3 ofrece instrucciones que realiza operación aritmética asimétrica y operación aritmética sobre los elementos de datos horizontales.</text:p>
      <text:p text:style-name="P301"/>
      <text:p text:style-name="P303">Dot producto e instrucciones SIMD horizontales</text:p>
      <text:p text:style-name="P303">A veces, el tipo AOS de organización de datos son más naturales en muchas fórmula algebraica, un ejemplo común es la operación de producto escalar. El funcionamiento del producto Dot se puede implementar utilizando conjuntos de instrucciones SSE / SSE2. SSE3 añadió unas pocas instrucciones / menos horizontales para las aplicaciones que se basan en el modelo de cálculo horizontal. SSE4.1 proporciona una mejora adicional con instrucciones de que son capaces de evaluar directamente las operaciones producto escalar de vectores de 2, 3 o 4 componentes.</text:p>
      <text:p text:style-name="P303"/>
      <text:p text:style-name="P303">Utilizando el juego de instrucciones SIMD Horizontal y Diseño de datos</text:p>
      <text:p text:style-name="P303">SSE y SSE2 proporcionan embalados añadir / restar, multiplicar / dividir instrucciones que son ideales para situaciones que pueden tomar ventaja del modelo <text:soft-page-break/>de cálculo vertical, tales como diseño de datos SOA. SSE3 y SSE4.1 añaden instrucciones SIMD horizontales, que incluyen operaciones horizontal / menos, de puntos y de productos. Estas extensiones SIMD más recientes proporcionan herramientas para resolver problemas relacionados con los diseños de datos u operaciones que no se ajustan al modelo de cálculo vertical de SIMD.</text:p>
      <text:p text:style-name="P303"/>
      <text:p text:style-name="P303">Si el diseño de datos nativa de un problema de ajuste a SOA, luego se multiplica matricial se puede codificar utilizando MULPS, ADDPS sin utilizar las instrucciones aritméticas horizontales ya latencia, o embalaje componentes escalares en formato comprimido. Para lograr un mayor rendimiento con diseño de datos SOA, hay ya sea la preparación de datos pre-requisito o swizzling / deswizzling sobre la marcha que debe ser comprendido.</text:p>
      <text:p text:style-name="P303"/>
      <text:p text:style-name="P304">OPTIMIZING CACHE USAGE</text:p>
      <text:p text:style-name="P304"/>
      <text:p text:style-name="P304">GENERAL PREFETCH CODING GUIDELINES</text:p>
      <text:p text:style-name="P304"/>
      <text:p text:style-name="P304">La siguiente guía le ayudará a reducir el tráfico de memoria y utilizar el sistema de memoria pico de banda anchura de manera más efectiva cuando grandes cantidades de movimiento de datos provenientes de un sistema de memoria:</text:p>
      <text:p text:style-name="P304"/>
      <text:p text:style-name="P304">Tome ventaja de la capacidad de la prefetcher hardware para precargar los datos que se tiene acceso en patrones lineales, ya sea en una dirección hacia adelante o hacia atrás.</text:p>
      <text:p text:style-name="P304"/>
      <text:p text:style-name="P304">Tome ventaja de la capacidad de la prefetcher hardware para precargar los datos que se tiene acceso en un patrón regular con pasos de acceso que son sustancialmente menores que la mitad de la distancia de disparo de la captación previa de hardware.</text:p>
      <text:p text:style-name="P304"/>
      <text:p text:style-name="P304">Utilice un compilador de la generación actual, como el Intel C ++ Compiler que soporta C ++ características de nivel de idioma para Streaming SIMD Extensions. Streaming SIMD Extensions e instrucciones tecnología MMX proporcionan intrínsecos que le permiten optimizar la utilización de caché.</text:p>
      <text:p text:style-name="P304"/>
      <text:p text:style-name="P304">Facilitar la optimización del compilador por:</text:p>
      <text:p text:style-name="P304">- Minimizar el uso de variables y punteros a nivel <text:span text:style-name="T165">global</text:span>.</text:p>
      <text:p text:style-name="P304">- Minimizar el uso de flujo de control complejo.</text:p>
      <text:p text:style-name="P304">- Utilice el modificador const, evitar modificador de registro.</text:p>
      <text:p text:style-name="P304">- Seleccione los tipos de datos con cuidado (véase más adelante) y evitar el tipo de caché casting. OPTIMIZING USO</text:p>
      <text:p text:style-name="P304"/>
      <text:p text:style-name="P304">Utilizar técnicas de bloqueo de caché (por ejemplo, minería a cielo abierto) de la siguiente manera:</text:p>
      <text:p text:style-name="P304">- Mejorar la tasa de aciertos de caché mediante el uso de técnicas de bloqueo, como la minería a cielo (de tablas unidimensionales) o el bloqueo de bucle cache (matrices de <text:soft-page-break/>dos dimensiones)</text:p>
      <text:p text:style-name="P304">- Explorar utilizando el mecanismo de obtención previa de hardware si su patrón de acceso de datos tiene la regularidad suficiente para permitir la secuenciación alternativa de acceso a los datos (por ejemplo: suelo de baldosas) para mejorar la localidad espacial. De lo contrario usar PREFETCHNTA.</text:p>
      <text:p text:style-name="P304"/>
      <text:p text:style-name="P304">Equilibrio de una sola pasada frente ejecución de múltiples pasadas:</text:p>
      <text:p text:style-name="P304">- En una sola pasada, o la ejecución desestratificado pasa un solo elemento de datos a través de un cálculo de pipelines entero.</text:p>
      <text:p text:style-name="P304">- Multi-pass, o la ejecución de capas realiza una sola etapa de la pipeline en un lote de elementos de datos antes de pasar todo el lote a la siguiente etapa.</text:p>
      <text:p text:style-name="P304">- Si el algoritmo es de una sola pasada utilizar PREFETCHNTA. Si el algoritmo es multi-pass utilizar PREFETCHT0.</text:p>
      <text:p text:style-name="P304"/>
      <text:p text:style-name="P304">Resuelva los problemas de conflicto de banco de memoria. Reducir al mínimo los conflictos bancarios memoria mediante la aplicación de matriz de agrupamiento para agrupar los datos utilizados de forma contigua entre sí o mediante la asignación de los datos dentro de las páginas de memoria de 4 kilobytes.</text:p>
      <text:p text:style-name="P304"/>
      <text:p text:style-name="P304">Resolver los problemas de gestión de caché. Reducir al mínimo la perturbación de datos temporales celebradas en cachés de procesador utilizando streaming de almacenar instrucciones.</text:p>
      <text:p text:style-name="P304"/>
      <text:p text:style-name="P304">Optimizar software distancia programación de captación previa:</text:p>
      <text:p text:style-name="P304">- Lo suficientemente por delante para permitir cálculos provisionales se superpongan memoria el tiempo de acceso.</text:p>
      <text:p text:style-name="P304">- Lo suficientemente cerca que los datos prebuscados no se reemplaza de la caché de datos.</text:p>
      <text:p text:style-name="P304"/>
      <text:p text:style-name="P304">Utilice el software de captación previa concatenación. Organizar prefetches para evitar prefetches innecesarios al final de un bucle interior y para precargar las primeras iteraciones del bucle interior dentro de la siguiente bucle exterior.</text:p>
      <text:p text:style-name="P304"/>
      <text:p text:style-name="P304">Minimizar el número de prefetches software. Instrucciones de captación previa no están completamente libres en términos de ciclos de bus, ciclos y recursos de la máquina; el uso excesivo de prefetches puede afectar negativamente al rendimiento de la aplicación.</text:p>
      <text:p text:style-name="P304"/>
      <text:p text:style-name="P304">Intercalar prefetches con instrucciones de cálculo. Para un mejor funcionamiento, instrucciones de captación previa de software deben estar intercaladas con las instrucciones computacionales en la secuencia de instrucciones (en lugar de agrupados).</text:p>
      <text:p text:style-name="P304"/>
      <text:p text:style-name="P304"/>
      <text:p text:style-name="P306">HARDWARE PREFETCHING OF DATA</text:p>
      <text:p text:style-name="P305"><text:soft-page-break/>Para los procesadores basados en Intel NetBurst microarquitectura, características de la captura previa de datos de hardware son:</text:p>
      <text:p text:style-name="P305">1. Se requiere de dos fallos de caché sucesivas en la caché de último nivel para activar el mecanismo; estos dos fallos de caché deben satisfacer la condición de que avances de los fallos de caché están a menos de la distancia de disparo del mecanismo de captación previa de hardware.</text:p>
      <text:p text:style-name="P305">2. Los intentos de permanecer 256 bytes por delante de lugares de acceso a datos actuales.</text:p>
      <text:p text:style-name="P305">3. Sigue solamente una corriente por 4 Kbytes páginas (<text:span text:style-name="T128">load</text:span> o <text:span text:style-name="T128">store</text:span>).</text:p>
      <text:p text:style-name="P305">4. ¿Puede precapturar hasta 8, corrientes independientes simultáneas de ocho regiones de 4 kilobytes diferentes.</text:p>
      <text:p text:style-name="P305">5. No PREFETCH través límite de 4 Kbytes. Esto es independiente de los modos de paginación.</text:p>
      <text:p text:style-name="P305">6. obtiene datos en caché de segundo / tercer nivel.</text:p>
      <text:p text:style-name="P305">7. No PREFETCH UC o WC tipos de memoria.</text:p>
      <text:p text:style-name="P305">8. Sigue las corrientes de carga y almacenamiento. Problemas de lectura para las transacciones de propiedad (ORP) para los flujos de <text:span text:style-name="T128">store</text:span> y lecturas de datos para los flujos de carga.</text:p>
      <text:p text:style-name="P305"/>
      <text:p text:style-name="P306">Data Software Prefetch</text:p>
      <text:p text:style-name="P306">La instrucción PREFETCH puede ocultar la latencia de acceso a datos en secciones de rendimiento crítico del código de la aplicación al permitir que los datos se dispongan se obtengan antes del uso real. Instrucciones de captación previa no cambian la semántica visibles para el usuario de un programa, aunque pueden afectar el desempeño del programa. PREFETCH simplemente proporciona una pista para el hardware y en general no genera excepciones o faltas.</text:p>
      <text:p text:style-name="P306"/>
      <text:p text:style-name="P307">PREFETCH está diseñado principalmente para mejorar el rendimiento de aplicaciones ocultando la latencia de la memoria en un segundo plano. Si los segmentos de un conjunto de datos de acceso a aplicaciones de manera previsible (por ejemplo, usando matrices con pasos conocidos), son buenos candidatos para el uso PREFETCH para mejorar el rendimiento.</text:p>
      <text:p text:style-name="P307"/>
      <text:p text:style-name="P307">Utilice las instrucciones de captación previa en:</text:p>
      <text:p text:style-name="P307"/>
      <text:p text:style-name="P307">-Patrones de acceso de memoria predecible.</text:p>
      <text:p text:style-name="P307">-Requiere mucho tiempo lazos más íntimos.</text:p>
      <text:p text:style-name="P307">-Lugares donde la pipeline de ejecución puede detenerse si los datos no está disponible.</text:p>
      <text:p text:style-name="P307"/>
      <text:p text:style-name="P308">La instrucción no temporal es:</text:p>
      <text:p text:style-name="P308"/>
      <text:p text:style-name="P308">PREFETCHNTA- Fetch los datos en la caché de segundo nivel, minimizando la contaminación caché.</text:p>
      <text:p text:style-name="P308">Instrucciones temporales son:</text:p>
      <text:p text:style-name="P308"><text:soft-page-break/>PREFETCHT0 - Fetch los datos en todos los niveles de caché; es decir, a la memoria caché de segundo nivel para el procesador Pentium 4.</text:p>
      <text:p text:style-name="P308">PREFETCHT1 - Esta instrucción es idéntica a PREFETCHT0.</text:p>
      <text:p text:style-name="P308">PREFETCHT2 - Esta instrucción es idéntica a PREFETCHT0.</text:p>
      <text:p text:style-name="P308"/>
      <text:p text:style-name="P309">Las Instrucciones de almacenamiento no temporal</text:p>
      <text:p text:style-name="P309">Con respecto a las características de la memoria y de pedido, que son similares a la (WC) Tipo de memoria de la combinación de escritura:</text:p>
      <text:p text:style-name="P309">Write combining - se combinan escrituras sucesivas a la misma línea de caché.</text:p>
      <text:p text:style-name="P309">Write collapsing - escrituras sucesivas al mismo byte (s) como resultado sólo la última escritura siendo visible.</text:p>
      <text:p text:style-name="P309">Weakly ordered - Sin pedido se conserva entre las <text:span text:style-name="T128">stores</text:span> de WC o entre <text:span text:style-name="T128">stores</text:span> WC y otras cargas o <text:span text:style-name="T128">stores</text:span>.</text:p>
      <text:p text:style-name="P309">Uncacheable and not write-allocating - Los datos almacenados se escribe todo el caché y no generará una solicitud de bus de lectura para la propiedad de la línea de caché correspondiente.</text:p>
      <text:p text:style-name="P309"/>
      <text:p text:style-name="P312">Memory Type and Non-temporal Stores</text:p>
      <text:p text:style-name="P310">Tipo de memoria puede prevalecer sobre una pista no temporal, lo que lleva a las siguientes consideraciones:</text:p>
      <text:p text:style-name="P310"/>
      <text:p text:style-name="P310">-Si el programador especifica una <text:span text:style-name="T128">store</text:span> no temporal <text:span text:style-name="T166">in</text:span>-<text:span text:style-name="T166">order</text:span> enérgicamente memoria uncacheable, a continuación, la <text:span text:style-name="T128">store</text:span> se comporta como una <text:span text:style-name="T128">store</text:span> uncacheable. La sugerencia no temporal se ignora y el tipo de memoria para la región se mantiene.</text:p>
      <text:p text:style-name="P310"/>
      <text:p text:style-name="P310">-Si el programador especifica el tipo de memoria uncacheable débilmente ordenada de la combinación de escritura (WC), a continuación, la <text:span text:style-name="T128">stores</text:span> no temporal y la región tienen la misma semántica y no hay conflicto.</text:p>
      <text:p text:style-name="P310"/>
      <text:p text:style-name="P310">-Si el programador especifica una <text:span text:style-name="T128">store</text:span> no temporal en la memoria cacheables (por ejemplo, Write-Back (BM) o Write-Through (WT) los tipos de memoria), dos casos pueden resultar:</text:p>
      <text:p text:style-name="P310"/>
      <text:p text:style-name="P310">CASO 1 - Si los datos están presentes en la jerarquía de caché, la instrucción será garantizar la coherencia. Un procesador particular puede elegir diferentes formas de implementar esto.</text:p>
      <text:p text:style-name="P310">CASO 2 - Si los datos no está presente en la jerarquía de memoria caché y la región de destino está asignada como WB o WT; la transacción será débilmente ordenado y está sujeto a todas semántica memoria WC.</text:p>
      <text:p text:style-name="P310"/>
      <text:p text:style-name="P312">Write-Combining</text:p>
      <text:p text:style-name="P311">En general, la semántica WC requieren software para garantizar la coherencia con respecto a otros procesadores y otros agentes del sistema (como las tarjetas gráficas). El uso apropiado de la sincronización y una operación de esgrima debe realizarse para modelos de uso del productor-consumidor (consulte la Sección 7.5.5, <text:soft-page-break/>"Instrucciones CERCA"). Esgrima asegura que todos los agentes del sistema tienen visibilidad global de los datos almacenados. Por ejemplo, la falta de cerca puede dar lugar a una línea de caché escrita permanecer dentro de un procesador, y la línea no sería visible a otros agentes.</text:p>
      <text:p text:style-name="P311"/>
      <text:p text:style-name="P311">Para los procesadores que implementan las <text:span text:style-name="T128">stores</text:span> no temporales mediante la actualización de los datos en el lugar que ya reside en la jerarquía de caché, la región de destino también debe ser mapeada como WC. De lo contrario, si asignada como WB o WT, existe un potencial para el procesador lee especulativa para llevar los datos en las caches. En tal caso, los almacenes temporales no serían entonces actualizar en su lugar y los datos no se añade desde el procesador mediante una operación de cercado posterior.</text:p>
      <text:p text:style-name="P311"/>
      <text:p text:style-name="P313">Streaming Store Usage Models:</text:p>
      <text:p text:style-name="P313"/>
      <text:p text:style-name="P313">-Coherent Requests</text:p>
      <text:p text:style-name="P314">Peticiones coherentes son cargas normales y <text:span text:style-name="T128">stores</text:span> a la memoria del sistema, que también pueden hit líneas de caché presentes en otro procesador en un entorno multiprocesador. Con las solicitudes coherentes, un almacén de secuencias se puede utilizar de la misma manera como una <text:span text:style-name="T128">store</text:span> normal que ha sido asignada con un tipo de memoria WC (PAT o MTRR).</text:p>
      <text:p text:style-name="P313"/>
      <text:p text:style-name="P313">-Non-coherent requests</text:p>
      <text:p text:style-name="P315">Peticiones no coherentes surgen de un dispositivo de E / S, como una tarjeta gráfica AGP, que lee o escribe la memoria del sistema mediante solicitudes no coherentes, que no se reflejan en el bus del procesador y por lo tanto no va a consultar cachés del procesador.</text:p>
      <text:p text:style-name="P315"/>
      <text:p text:style-name="P315"/>
      <text:p text:style-name="P316">MEMORY OPTIMIZATION USING PREFETCH</text:p>
      <text:p text:style-name="P316"/>
      <text:p text:style-name="P316">Software-Controlled Prefetch</text:p>
      <text:p text:style-name="P318">La <text:span text:style-name="T124">Software-Controlled Prefetch</text:span> está activada usando las cuatro instrucciones de captación previa introducidos con instrucciones Streaming SIMD Extensions.</text:p>
      <text:p text:style-name="P317"/>
      <text:p text:style-name="P317">Prefetching Software tiene las siguientes características:</text:p>
      <text:p text:style-name="P317"/>
      <text:p text:style-name="P317">-Puede manejar los patrones de acceso irregulares que no desencadenan la prefetcher hardware.</text:p>
      <text:p text:style-name="P317">-Puede utilizar menos ancho de banda de la obtención previa de hardware; vea abajo.</text:p>
      <text:p text:style-name="P317">-Prefetches software deben ser añadidos a nuevo código, y no benefician a las aplicaciones existentes.</text:p>
      <text:p text:style-name="P317"/>
      <text:p text:style-name="P319">Hardware Prefetch</text:p>
      <text:p text:style-name="P319">Captación previa automática de hardware puede traer líneas de caché en la memoria <text:soft-page-break/>caché de último nivel unificado basado en fallos de datos anteriores. Características del hardware prefetcher son:</text:p>
      <text:p text:style-name="P319">-Requiere cierta regularidad en los patrones de acceso a datos.</text:p>
      <text:p text:style-name="P319"/>
      <text:p text:style-name="P319">-Hay una penalización de puesta en marcha antes de que los factores desencadenantes Prefetcher y puede haber Obtiene un array acabados. Para las matrices cortos, sobrecarga puede reducir su eficacia.</text:p>
      <text:p text:style-name="P319"/>
      <text:p text:style-name="P319">-No será precapturar través de una página de 4 kilobytes límite. Un programa tiene que iniciar las cargas de demanda para la nueva página antes de que el hardware prefetcher comienza la obtención previa de la nueva página.</text:p>
      <text:p text:style-name="P319"/>
      <text:p text:style-name="P319">-El hardware prefetcher pueden consumir ancho de banda del sistema extra si el tráfico de la memoria de la aplicación tiene porciones significativas con pasos de caché falla mayor que el umbral de distancia de disparo de captación previa de hardware (tráfico de memoria de gran zancada).</text:p>
      <text:p text:style-name="P319"/>
      <text:p text:style-name="P319">-La eficacia con las aplicaciones existentes depende de las proporciones de pequeña zancada frente a gran zancada accede a la memoria en el tráfico de la aplicación.</text:p>
      <text:p text:style-name="P319"/>
      <text:p text:style-name="P319">-En algunas situaciones, el tráfico de memoria que consiste en una preponderancia de gran zancada fallos de caché puede ser transformada por la re-arreglo de secuencias de acceso a datos para alterar la concentración de pequeñas zancada fallos de caché a expensas de la caché de gran zancada se pierde por aprovechar la captura previa automática de hardware.</text:p>
      <text:p text:style-name="P319"/>
      <text:p text:style-name="P319"/>
      <text:p text:style-name="P322">Software Checklist Uso Prefetching</text:p>
      <text:p text:style-name="P319">La siguiente lista de verificación cubre cuestiones que deben abordarse y / o resueltos a usar la instrucción PREFETCH software correctamente:</text:p>
      <text:p text:style-name="P319"/>
      <text:p text:style-name="P319">-Determinar software distancia programación de captación previa.</text:p>
      <text:p text:style-name="P323"><text:tab/>-La determinación de la colocación de captación previa ideal en el código depende de muchos parámetros arquitectónicos, incluyendo: la cantidad de memoria que se prefetched, latencia búsqueda en la caché, la latencia de la memoria del sistema, y la estimación del ciclo de cálculo. La distancia ideal para la obtención previa de datos es mella en procesadores y plataformas dependencia. Si la distancia es demasiado corta, la captación previa no ocultar la latencia de la zona de alcance detrás de la computación. Si la captación previa es demasiado lejos, los datos prebuscados pueden ser eliminados de la memoria caché en el momento que se requiera.</text:p>
      <text:p text:style-name="P323"/>
      <text:p text:style-name="P319">-Utilice el software de captación previa concatenación.</text:p>
      <text:p text:style-name="P320"><text:tab/>-<text:span text:style-name="T125">El rendimiento máximo se puede lograr cuando la pipeline de ejecución está al máximo rendimiento, sin incurrir en sanciones de latencia de memoria. Esto se puede </text:span><text:soft-page-break/><text:span text:style-name="T125">lograr por la obtención previa de datos para ser utilizado en iteraciones sucesivas en un bucle. De-pipelining memoria genera burbujas en la pipeline de ejecución.</text:span></text:p>
      <text:p text:style-name="P320"/>
      <text:p text:style-name="P319">-Minimizar el número de prefetches software.</text:p>
      <text:p text:style-name="P320"><text:tab/>-<text:span text:style-name="T125">Prefetching excesiva puede dar lugar a sanciones de rendimiento debido a imponer sanciones de la front-end de la máquina y / o contención de recursos en el subsistema de memoria. Este efecto puede ser grave en los casos en los bucles de destino son pequeñas y / o los casos en que el bucle de destino es cuestión de ruedas.</text:span></text:p>
      <text:p text:style-name="P320"/>
      <text:p text:style-name="P319">-Mezclar prefetch software con las instrucciones de cálculo.</text:p>
      <text:p text:style-name="P320"><text:tab/>-<text:span text:style-name="T125">Puede parecer conveniente para agrupar todas las instrucciones de captación previa al comienzo de un cuerpo de bucle o antes de un bucle, pero esto puede conducir a la degradación del rendimiento grave. Con el fin de lograr el mejor rendimiento posible, las instrucciones de captación previa se deben intercalan con otras instrucciones computacionales en la secuencia de instrucciones en lugar de agrupados juntos. Si es posible, sino que también deben ser colocados aparte de cargas. Esto mejora el paralelismo a nivel de instrucción y reduce el potencial de recursos puestos de instrucciones. Además, esta mezcla, se reduce la presión sobre los recursos de acceso de memoria y a su vez reduce la posibilidad de la captura previa de retirarse sin ir a buscar los datos.</text:span></text:p>
      <text:p text:style-name="P320"/>
      <text:p text:style-name="P319">-Utilizar técnicas de bloqueo de caché.</text:p>
      <text:p text:style-name="P321"><text:tab/>-<text:span text:style-name="T126">Técnicas de bloqueo de caché (como la minería a cielo) se utilizan para mejorar la localidad temporal y la tasa de aciertos de caché. Strip-minería es unidimensional optimización localidad temporal para la memoria. Cuando se usan matrices bidimensionales en los programas, bucle de bloqueo técnica (similar a la minería a cielo pero en dos dimensiones) se puede aplicar para un mejor rendimiento de la memoria.</text:span></text:p>
      <text:p text:style-name="P325">Afinación de los patrones de acceso de datos para el mecanismo automático de captación previa de hardware puede minimizar los costos de acceso a la memoria de la primera pasada de las múltiples lecturas en tiempos y algunos de los de lectura y una vez referencias a memoria. Un ejemplo de las situaciones de lectura una vez referencias a memoria se puede ilustrar con una matriz o imagen de transposición, la lectura de una orientación de la primera columna y escribir a una orientación de fila primera, o viceversa.</text:p>
      <text:p text:style-name="P325"/>
      <text:p text:style-name="P319">-Equilibrio de una sola pasada frente ejecución de múltiples pasadas.</text:p>
      <text:p text:style-name="P325"><text:tab/>-Un algoritmo puede utilizar la ejecución de una o varias pase define como sigue:</text:p>
      <text:p text:style-name="P325"/>
      <text:p text:style-name="P325"><text:tab/><text:tab/>-De un solo paso, o la ejecución desestratificado pasa un solo elemento de datos a través de un cálculo de pipelines entero.</text:p>
      <text:p text:style-name="P325"><text:tab/><text:tab/>-Multi-pass, o la ejecución de capas realiza una sola etapa de la pipeline en un lote de elementos de datos, antes de pasar el lote a la siguiente etapa.</text:p>
      <text:p text:style-name="P326"><text:tab/>-<text:span text:style-name="T127">Ejecución de múltiples pasadas a menudo es más fácil de utilizar en la </text:span><text:soft-page-break/><text:span text:style-name="T127">aplicación de una API de propósito general, donde la elección de rutas de código que se pueden tomar depende de la combinación específica de las entidades seleccionadas por la aplicación.</text:span></text:p>
      <text:p text:style-name="P326"/>
      <text:p text:style-name="P319">-Resuelva los problemas de conflicto de banco de memoria.</text:p>
      <text:p text:style-name="P319">-Resolver los problemas de gestión de caché.</text:p>
      <text:p text:style-name="P324"/>
      <text:p text:style-name="P324"/>
      <text:p text:style-name="P327">MEMORY OPTIMIZATION USING NON-TEMPORAL STORES</text:p>
      <text:p text:style-name="P327">Stores no temporales también pueden ser utilizados para gestionar la retención de datos en la caché. Usos de las <text:span text:style-name="T128">stores</text:span> no temporales incluyen:</text:p>
      <text:p text:style-name="P327"/>
      <text:p text:style-name="P327">-Para combinar muchas escrituras sin molestar a la jerarquía de caché.</text:p>
      <text:p text:style-name="P327">-Para gestionar que las estructuras de datos permanecen en la memoria caché y que son transitorios.</text:p>
      <text:p text:style-name="P327"/>
      <text:p text:style-name="P328">Non-temporal Stores and Software Write-Combining</text:p>
      <text:p text:style-name="P328">Utilice <text:span text:style-name="T128">stores</text:span> no temporales en los casos en que los datos sean almacenados es:</text:p>
      <text:p text:style-name="P328"/>
      <text:p text:style-name="P328">-Escribe una vez (no temporal).</text:p>
      <text:p text:style-name="P328">-Demasiado grande y por lo tanto causa thrashig caché.</text:p>
      <text:p text:style-name="P328"/>
      <text:p text:style-name="P328"/>
      <text:p text:style-name="P329">Stores no temporales no invocan una asignación línea de caché, lo que significa que no están protegidos contra escritura asignan. Como resultado, cachés no están contaminados y no de reescritura sucia se genera para competir con datos útiles anchura de banda. Sin utilizar las <text:span text:style-name="T128">stores</text:span> no temporales, el ancho de banda del bus sufrirá cuando cachés empiezan a ser goleado por reescrituras sucios.</text:p>
      <text:p text:style-name="P329"/>
      <text:p text:style-name="P329">En aplicación Streaming SIMD Extensions, cuando las <text:span text:style-name="T128">stores</text:span> no temporal están escritos en reescritura o dado de la combinación de las regiones de memoria, estas <text:span text:style-name="T128">stores</text:span> se-ordenaron débilmente y se combinarán internamente dentro de buffer-escritura combinada del procesador y se escriben en la memoria como una ráfaga línea transacción. Para lograr el mejor rendimiento posible, se recomienda alinear los datos a lo largo de la frontera línea de caché y escribir de forma consecutiva en un tamaño de línea de caché durante el uso de <text:span text:style-name="T128">stores</text:span> no temporales. Si las escrituras consecutivos son prohibitivos debido a las limitaciones de programación, (SWWC) buffers entonces el software de escritura de combinación pueden ser utilizados para permitir línea de transacción estallar.</text:p>
      <text:p text:style-name="P329"/>
      <text:p text:style-name="P329"/>
      <text:p text:style-name="P330">Administración del caché</text:p>
      <text:p text:style-name="P330">Instrucciones Streaming (prefetch y STORE) se pueden usar para administrar los datos y minimizar la alteración de los datos temporales celebradas en cachés del procesador.</text:p>
      <text:p text:style-name="P330"><text:soft-page-break/></text:p>
      <text:p text:style-name="P330">Video Encoder</text:p>
      <text:p text:style-name="P330">En un codificador de vídeo, algunos de los datos utilizados durante el proceso de codificación se mantiene en la memoria caché de segundo nivel del procesador. Esto se hace para reducir al mínimo el número de flujos de referencia que se debe volver a leer desde la memoria del sistema. Para asegurarse de que otro escribe no perturben los datos en la caché de segundo nivel, streaming de <text:span text:style-name="T128">stores</text:span> (MOVNTQ) se utilizan para escribir alrededor de todas las memorias caché del procesador.</text:p>
      <text:p text:style-name="P330"/>
      <text:p text:style-name="P330">Video Decoder</text:p>
      <text:p text:style-name="P330">En el ejemplo decodificador de vídeo, datos del marco completo se escribe en la memoria local de la tarjeta gráfica, que se asigna a WC (Write-combinación) Tipo de memoria.</text:p>
      <text:p text:style-name="P330"/>
      <text:p text:style-name="P330"/>
      <text:p text:style-name="P330">Conclusiones de Video Encoder y Decoder Aplicación</text:p>
      <text:p text:style-name="P330">Estos dos ejemplos indican que mediante el uso de una combinación apropiada de prefetches no temporales y <text:span text:style-name="T128">stores</text:span> no temporales, una aplicación puede estar diseñada para reducir la sobrecarga de transacciones de memoria mediante la prevención de la contaminación caché de segundo nivel, manteniendo los datos útiles en la caché de segundo nivel y la reducción de las transacciones de write-back costosos. Incluso si una aplicación no gana un rendimiento significativamente del que tienen datos listos desde prefetches, puede mejorar a partir de un uso más eficiente de la memoria caché de segundo nivel y la memoria. Tal diseño reduce la demanda del codificador para tal recurso crítico como el bus de memoria. Esto hace que el sistema sea más equilibrada, lo que resulta en un mayor rendimiento.</text:p>
      <text:p text:style-name="P330"/>
      <text:p text:style-name="P331">Optimización de memoria Copiar Rutinas</text:p>
      <text:p text:style-name="P331">Creación de rutinas de copia de memoria para grandes cantidades de datos es una tarea común en la optimización de software.</text:p>
      <text:p text:style-name="P331"/>
      <text:p text:style-name="P331">El algoritmo de copia de memoria se puede optimizar el uso de las extensiones Streaming SIMD con estas consideraciones:</text:p>
      <text:p text:style-name="P331"/>
      <text:p text:style-name="P331">-Alineación de datos.</text:p>
      <text:p text:style-name="P331">-Un tendido adecuado de páginas en memoria.</text:p>
      <text:p text:style-name="P331">-Tamaño de caché.</text:p>
      <text:p text:style-name="P331">-Interacción de la memoria intermedia de lookaside transacción (TLB) con accesos a memoria.</text:p>
      <text:p text:style-name="P331">-Combinando las instrucciones de recuperación previa y streaming <text:span text:style-name="T128">stores</text:span>.</text:p>
      <text:p text:style-name="P331"/>
      <text:p text:style-name="P331">TLB Cebado</text:p>
      <text:p text:style-name="P331">La TLB es un búfer de memoria rápida que se utiliza para mejorar el rendimiento de la traducción de una dirección de memoria virtual a una dirección de memoria física al proporcionar un acceso rápido a las entradas de la tabla de páginas. Si se accede a <text:soft-page-break/>las páginas de memoria y la entrada de la tabla página no es residente en el TLB, un TLB te pierdas los resultados y la tabla de páginas debe ser leído desde la memoria.</text:p>
      <text:p text:style-name="P331"/>
      <text:p text:style-name="P331">Los resultados se pierda TLB en una degradación del rendimiento ya que otra de acceso a memoria se deben realizar (suponiendo que la traducción no está ya presente en las memorias caché del procesador) para actualizar la TLB. El TLB puede ser cargado con la entrada de la tabla de página para la próxima página deseada mediante el acceso (o tocar) una dirección en esa página. Esto es similar a la <text:span text:style-name="T167">prefetch</text:span>, pero en lugar de una línea de caché de datos la entrada de tabla de página se carga antes de su uso. Esto ayuda a asegurar que la entrada de la tabla de páginas es residente en el TLB y que la captación previa sucede lo solicitado posteriormente.</text:p>
      <text:p text:style-name="P331"/>
      <text:p text:style-name="P332">Using the 8-byte Streaming Stores and Software Prefetch</text:p>
      <text:p text:style-name="P332"/>
      <text:p text:style-name="P333">El algoritmo lleva a cabo los siguientes pasos:</text:p>
      <text:p text:style-name="P333">1. Usos bloqueo técnica para transferir datos de 8 bytes de memoria en caché de segundo nivel utilizando el _MM_PREFETCH intrínseca, 128 bytes a la vez para llenar un bloque. El tamaño de un bloque debe ser inferior a un medio del tamaño de la memoria caché de segundo nivel, pero lo suficientemente grande para amortizar el coste del bucle.</text:p>
      <text:p text:style-name="P333">2. Carga los datos en un registro XMM utilizando los _MM_LOAD_PS intrínseca.</text:p>
      <text:p text:style-name="P333">3. Transfiere los datos de 8 bytes a una ubicación diferente en la memoria a través de los intrínsecos _MM_STREAM, sin pasar por la memoria caché. Para esta operación, es importante asegurarse de que la entrada de la tabla de páginas pre-buscados para la memoria está precargado en la TLB.</text:p>
      <text:p text:style-name="P334"/>
      <text:p text:style-name="P334">El uso de 16 bytes Streaming <text:span text:style-name="T128">stores</text:span> y Hardware Prefetch</text:p>
      <text:p text:style-name="P334">Una técnica alternativa para optimizar una gran copia de la memoria región es aprovechar prefetcher hardware, <text:span text:style-name="T128">stores</text:span> de streaming de 16 bytes, y aplicar un enfoque segmentado de bus separado leer y escribir transacciones.</text:p>
      <text:p text:style-name="P334"/>
      <text:p text:style-name="P335">Performance Comparisons of Memory Copy Routines</text:p>
      <text:p text:style-name="P335"/>
      <text:p text:style-name="P335">El rendimiento de una gran región, procedimiento de copia de memoria depende de varios factores:</text:p>
      <text:p text:style-name="P335">-Codificación de las técnicas que implementa la tarea de copia de memoria.</text:p>
      <text:p text:style-name="P335">-Características del bus del sistema (velocidad, ancho de banda máximo, los gastos generales en los protocolos de lectura / escritura de transacción).</text:p>
      <text:p text:style-name="P335">-Microarquitectura del procesador.</text:p>
      <text:p text:style-name="P335"/>
      <text:p text:style-name="P335"/>
      <text:p text:style-name="P335">Deterministic Cache Parameters</text:p>
      <text:p text:style-name="P335">La hoja parámetro caché determinista proporciona un medio para implementar software con un grado de compatibilidad hacia adelante con respecto a la enumeración de los parámetros de caché. Parámetros de caché deterministas se <text:soft-page-break/>pueden utilizar en varias situaciones, incluyendo:</text:p>
      <text:p text:style-name="P335"/>
      <text:p text:style-name="P335">-Determinar el tamaño de un nivel de caché.</text:p>
      <text:p text:style-name="P335">-Determinar la topología de recursos multithreading en un sistema parlamentario.</text:p>
      <text:p text:style-name="P335">-Determinar caché topología jerarquía en una plataforma, utilizando procesadores multinúcleo.</text:p>
      <text:p text:style-name="P335">-Administrar las discusiones y las afinidades de procesador.</text:p>
      <text:p text:style-name="P335">-Adaptar el bloqueo de caché parámetros a diferentes topologías puesta en común de un nivel de caché a través de la tecnología Hyper-Threading, los procesadores multinúcleo y de un solo núcleo. Determinar la zancada de captación previa.</text:p>
      <text:p text:style-name="P335"/>
      <text:p text:style-name="P336">Compartiendo caché Usar parámetros de caché deterministas</text:p>
      <text:p text:style-name="P336">Mejorar localidad caché es una parte importante de la optimización de software. Por ejemplo, un algoritmo de bloqueo de caché puede ser diseñado para optimizar el tamaño de bloque en tiempo de ejecución para las implementaciones de un solo procesador y una variedad de entornos de ejecución multiprocesador (incluyendo los procesadores de soporte la tecnología HT, o procesadores multinúcleo).</text:p>
      <text:p text:style-name="P336"/>
      <text:p text:style-name="P336"/>
      <text:p text:style-name="P339">Intercambio de caché en un solo núcleo o Multicore</text:p>
      <text:p text:style-name="P339">Parámetros de caché deterministas son útiles para la gestión de la jerarquía de memoria caché compartida en aplicaciones multiproceso para situaciones más complejas. A nivel de caché dado puede ser compartida por los procesadores lógicos en un procesador o puede ser implementado para ser compartida por los procesadores lógicos en un paquete de procesador físico.</text:p>
      <text:p text:style-name="P336"/>
      <text:p text:style-name="P336"/>
      <text:p text:style-name="P337">Determine Prefetch Stride</text:p>
      <text:p text:style-name="P338">Si el campo de la zancada de <text:span text:style-name="T168">prefetch</text:span> es cero, entonces el software debería asumir un tamaño predeterminado de 64 bytes es el paso de captación previa. El software debe utilizar el siguiente algoritmo para determinar qué tamaño de captación previa para utilizar en función de si el mecanismo parámetro caché determinista es compatible o el mecanismo de herencia:</text:p>
      <text:p text:style-name="P338"/>
      <text:p text:style-name="P338">-Si un procesador compatible con los parámetros de caché deterministas y proporciona un tamaño de captación previa no es cero, entonces se usa ese tamaño de captación previa.</text:p>
      <text:p text:style-name="P338">-Si un procesador compatible con los parámetros de caché deterministas y no ofrece un tamaño de captación previa continuación defecto tamaño para cada nivel de la jerarquía de caché es de 64 bytes.</text:p>
      <text:p text:style-name="P338">-Si un procesador no admite los parámetros de caché deterministas pero proporciona un descriptor de tamaño de captación previa legado (0xF0 - 64 bytes, 0xf1 - 128 bytes) será el tamaño de captación previa para todos los niveles de la jerarquía de caché.</text:p>
      <text:p text:style-name="P338">-Si un procesador no admite los parámetros de caché deterministas y no proporciona <text:soft-page-break/>un descriptor de tamaño de captación previa legado, entonces de 32 bytes es el tamaño por defecto para todos los niveles de la jerarquía de cach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12:29.291905673</meta:creation-date>
    <dc:date>2015-03-02T17:59:04.708600555</dc:date>
    <meta:editing-duration>P3DT12H48M34S</meta:editing-duration>
    <meta:editing-cycles>536</meta:editing-cycles>
    <meta:generator>LibreOffice/4.2.7.2$Linux_X86_64 LibreOffice_project/420m0$Build-2</meta:generator>
    <meta:document-statistic meta:table-count="0" meta:image-count="0" meta:object-count="0" meta:page-count="71" meta:paragraph-count="1069" meta:word-count="24707" meta:character-count="151589" meta:non-whitespace-character-count="127692"/>
  </office:meta>
</office:document-meta>
</file>